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9.458cm"/>
    </style:style>
    <style:style style:name="co3" style:family="table-column">
      <style:table-column-properties fo:break-before="auto" style:column-width="8.832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 style:data-style-name="N3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wrap-option="wrap"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order-bottom="none" fo:border-left="0.74pt solid #000000" fo:border-right="0.74pt solid #000000" fo:border-top="none"/>
    </style:style>
    <style:style style:name="ce12" style:family="table-cell" style:parent-style-name="Default" style:data-style-name="N3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C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ce9"/>
        <table:table-column table:style-name="co5" table:default-cell-style-name="ce9"/>
        <table:table-row table:style-name="ro1">
          <table:table-cell table:style-name="ce1" office:value-type="string" calcext:value-type="string">
            <text:p>Source : INSEE <text:s/>Flores 2018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Zone géographique : France entière (y compris DOM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hamp : total, hors intérimaires et postes annexes pour effectifs au 31/1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roisé par : Régions X Typologie Associations X Typologie Associations détaillée</text:p>
          </table:table-cell>
          <table:table-cell table:number-columns-repeated="6"/>
        </table:table-row>
        <table:table-row table:style-name="ro2">
          <table:table-cell table:style-name="ce3"/>
          <table:table-cell table:number-columns-repeated="6"/>
        </table:table-row>
        <table:table-row table:style-name="ro1">
          <table:table-cell table:style-name="ce2" office:value-type="string" calcext:value-type="string">
            <text:p>s : secret statistique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6"/>
        </table:table-row>
        <table:table-row table:style-name="ro3">
          <table:table-cell table:style-name="ce5" office:value-type="string" calcext:value-type="string">
            <text:p>Région</text:p>
          </table:table-cell>
          <table:table-cell table:style-name="ce8" office:value-type="string" calcext:value-type="string">
            <text:p>Typologie Associations</text:p>
          </table:table-cell>
          <table:table-cell table:style-name="ce8" office:value-type="string" calcext:value-type="string">
            <text:p>Typologie Associations détaillée</text:p>
          </table:table-cell>
          <table:table-cell table:style-name="ce10" office:value-type="string" calcext:value-type="string">
            <text:p>Nombre d’établissements</text:p>
          </table:table-cell>
          <table:table-cell table:style-name="ce10" office:value-type="string" calcext:value-type="string">
            <text:p>Effectifs au 31/12</text:p>
          </table:table-cell>
          <table:table-cell table:style-name="ce10" office:value-type="string" calcext:value-type="string">
            <text:p>Effectifs EQTP</text:p>
          </table:table-cell>
          <table:table-cell table:style-name="ce10" office:value-type="string" calcext:value-type="string">
            <text:p>Rémunérations brute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9565" calcext:value-type="float">
            <text:p>179 565</text:p>
          </table:table-cell>
          <table:table-cell table:style-name="ce11" office:value-type="float" office:value="1787426" calcext:value-type="float">
            <text:p>1 787 426</text:p>
          </table:table-cell>
          <table:table-cell table:style-name="ce11" office:value-type="float" office:value="1553201" calcext:value-type="float">
            <text:p>1 553 201</text:p>
          </table:table-cell>
          <table:table-cell table:style-name="ce11" office:value-type="float" office:value="45866553829" calcext:value-type="float">
            <text:p>45 866 553 829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929" calcext:value-type="float">
            <text:p>929</text:p>
          </table:table-cell>
          <table:table-cell table:style-name="ce11" office:value-type="float" office:value="11242" calcext:value-type="float">
            <text:p>11 242</text:p>
          </table:table-cell>
          <table:table-cell table:style-name="ce11" office:value-type="float" office:value="9517" calcext:value-type="float">
            <text:p>9 517</text:p>
          </table:table-cell>
          <table:table-cell table:style-name="ce11" office:value-type="float" office:value="270201819" calcext:value-type="float">
            <text:p>270 201 819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3126" calcext:value-type="float">
            <text:p>13 126</text:p>
          </table:table-cell>
          <table:table-cell table:style-name="ce11" office:value-type="float" office:value="11408" calcext:value-type="float">
            <text:p>11 408</text:p>
          </table:table-cell>
          <table:table-cell table:style-name="ce11" office:value-type="float" office:value="353919477" calcext:value-type="float">
            <text:p>353 919 477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1107" calcext:value-type="float">
            <text:p>1 107</text:p>
          </table:table-cell>
          <table:table-cell table:style-name="ce11" office:value-type="float" office:value="23816" calcext:value-type="float">
            <text:p>23 816</text:p>
          </table:table-cell>
          <table:table-cell table:style-name="ce11" office:value-type="float" office:value="19051" calcext:value-type="float">
            <text:p>19 051</text:p>
          </table:table-cell>
          <table:table-cell table:style-name="ce11" office:value-type="float" office:value="631504546" calcext:value-type="float">
            <text:p>631 504 546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3785" calcext:value-type="float">
            <text:p>3 785</text:p>
          </table:table-cell>
          <table:table-cell table:style-name="ce11" office:value-type="float" office:value="39532" calcext:value-type="float">
            <text:p>39 532</text:p>
          </table:table-cell>
          <table:table-cell table:style-name="ce11" office:value-type="float" office:value="33709" calcext:value-type="float">
            <text:p>33 709</text:p>
          </table:table-cell>
          <table:table-cell table:style-name="ce11" office:value-type="float" office:value="827699664" calcext:value-type="float">
            <text:p>827 699 664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8724" calcext:value-type="float">
            <text:p>8 724</text:p>
          </table:table-cell>
          <table:table-cell table:style-name="ce11" office:value-type="float" office:value="134485" calcext:value-type="float">
            <text:p>134 485</text:p>
          </table:table-cell>
          <table:table-cell table:style-name="ce11" office:value-type="float" office:value="113464" calcext:value-type="float">
            <text:p>113 464</text:p>
          </table:table-cell>
          <table:table-cell table:style-name="ce11" office:value-type="float" office:value="3141718851" calcext:value-type="float">
            <text:p>3 141 718 85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4286" calcext:value-type="float">
            <text:p>4 286</text:p>
          </table:table-cell>
          <table:table-cell table:style-name="ce11" office:value-type="float" office:value="152635" calcext:value-type="float">
            <text:p>152 635</text:p>
          </table:table-cell>
          <table:table-cell table:style-name="ce11" office:value-type="float" office:value="115825" calcext:value-type="float">
            <text:p>115 825</text:p>
          </table:table-cell>
          <table:table-cell table:style-name="ce11" office:value-type="float" office:value="2626842415" calcext:value-type="float">
            <text:p>2 626 842 415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1964" calcext:value-type="float">
            <text:p>1 964</text:p>
          </table:table-cell>
          <table:table-cell table:style-name="ce11" office:value-type="float" office:value="144738" calcext:value-type="float">
            <text:p>144 738</text:p>
          </table:table-cell>
          <table:table-cell table:style-name="ce11" office:value-type="float" office:value="128733" calcext:value-type="float">
            <text:p>128 733</text:p>
          </table:table-cell>
          <table:table-cell table:style-name="ce11" office:value-type="float" office:value="2179242120" calcext:value-type="float">
            <text:p>2 179 242 120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4924" calcext:value-type="float">
            <text:p>4 924</text:p>
          </table:table-cell>
          <table:table-cell table:style-name="ce11" office:value-type="float" office:value="24168" calcext:value-type="float">
            <text:p>24 168</text:p>
          </table:table-cell>
          <table:table-cell table:style-name="ce11" office:value-type="float" office:value="19896" calcext:value-type="float">
            <text:p>19 896</text:p>
          </table:table-cell>
          <table:table-cell table:style-name="ce11" office:value-type="float" office:value="674762645" calcext:value-type="float">
            <text:p>674 762 645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2653" calcext:value-type="float">
            <text:p>2 653</text:p>
          </table:table-cell>
          <table:table-cell table:style-name="ce11" office:value-type="float" office:value="7649" calcext:value-type="float">
            <text:p>7 649</text:p>
          </table:table-cell>
          <table:table-cell table:style-name="ce11" office:value-type="float" office:value="4930" calcext:value-type="float">
            <text:p>4 930</text:p>
          </table:table-cell>
          <table:table-cell table:style-name="ce11" office:value-type="float" office:value="146525266" calcext:value-type="float">
            <text:p>146 525 266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9024" calcext:value-type="float">
            <text:p>9 024</text:p>
          </table:table-cell>
          <table:table-cell table:style-name="ce11" office:value-type="float" office:value="244755" calcext:value-type="float">
            <text:p>244 755</text:p>
          </table:table-cell>
          <table:table-cell table:style-name="ce11" office:value-type="float" office:value="214508" calcext:value-type="float">
            <text:p>214 508</text:p>
          </table:table-cell>
          <table:table-cell table:style-name="ce11" office:value-type="float" office:value="7519397908" calcext:value-type="float">
            <text:p>7 519 397 90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3217" calcext:value-type="float">
            <text:p>3 217</text:p>
          </table:table-cell>
          <table:table-cell table:style-name="ce11" office:value-type="float" office:value="29621" calcext:value-type="float">
            <text:p>29 621</text:p>
          </table:table-cell>
          <table:table-cell table:style-name="ce11" office:value-type="float" office:value="25894" calcext:value-type="float">
            <text:p>25 894</text:p>
          </table:table-cell>
          <table:table-cell table:style-name="ce11" office:value-type="float" office:value="888025118" calcext:value-type="float">
            <text:p>888 025 11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2301" calcext:value-type="float">
            <text:p>2 301</text:p>
          </table:table-cell>
          <table:table-cell table:style-name="ce11" office:value-type="float" office:value="98878" calcext:value-type="float">
            <text:p>98 878</text:p>
          </table:table-cell>
          <table:table-cell table:style-name="ce11" office:value-type="float" office:value="86654" calcext:value-type="float">
            <text:p>86 654</text:p>
          </table:table-cell>
          <table:table-cell table:style-name="ce11" office:value-type="float" office:value="2410185393" calcext:value-type="float">
            <text:p>2 410 185 39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3565" calcext:value-type="float">
            <text:p>3 565</text:p>
          </table:table-cell>
          <table:table-cell table:style-name="ce11" office:value-type="float" office:value="83222" calcext:value-type="float">
            <text:p>83 222</text:p>
          </table:table-cell>
          <table:table-cell table:style-name="ce11" office:value-type="float" office:value="73892" calcext:value-type="float">
            <text:p>73 892</text:p>
          </table:table-cell>
          <table:table-cell table:style-name="ce11" office:value-type="float" office:value="2144007701" calcext:value-type="float">
            <text:p>2 144 007 70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4350" calcext:value-type="float">
            <text:p>4 350</text:p>
          </table:table-cell>
          <table:table-cell table:style-name="ce11" office:value-type="float" office:value="175894" calcext:value-type="float">
            <text:p>175 894</text:p>
          </table:table-cell>
          <table:table-cell table:style-name="ce11" office:value-type="float" office:value="154361" calcext:value-type="float">
            <text:p>154 361</text:p>
          </table:table-cell>
          <table:table-cell table:style-name="ce11" office:value-type="float" office:value="4444004486" calcext:value-type="float">
            <text:p>4 444 004 486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3024" calcext:value-type="float">
            <text:p>3 024</text:p>
          </table:table-cell>
          <table:table-cell table:style-name="ce11" office:value-type="float" office:value="16443" calcext:value-type="float">
            <text:p>16 443</text:p>
          </table:table-cell>
          <table:table-cell table:style-name="ce11" office:value-type="float" office:value="14268" calcext:value-type="float">
            <text:p>14 268</text:p>
          </table:table-cell>
          <table:table-cell table:style-name="ce11" office:value-type="float" office:value="361950042" calcext:value-type="float">
            <text:p>361 950 042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31196" calcext:value-type="float">
            <text:p>31 196</text:p>
          </table:table-cell>
          <table:table-cell table:style-name="ce11" office:value-type="float" office:value="60266" calcext:value-type="float">
            <text:p>60 266</text:p>
          </table:table-cell>
          <table:table-cell table:style-name="ce11" office:value-type="float" office:value="47599" calcext:value-type="float">
            <text:p>47 599</text:p>
          </table:table-cell>
          <table:table-cell table:style-name="ce11" office:value-type="float" office:value="1453321107" calcext:value-type="float">
            <text:p>1 453 321 107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1661" calcext:value-type="float">
            <text:p>31 661</text:p>
          </table:table-cell>
          <table:table-cell table:style-name="ce11" office:value-type="float" office:value="877568" calcext:value-type="float">
            <text:p>877 568</text:p>
          </table:table-cell>
          <table:table-cell table:style-name="ce11" office:value-type="float" office:value="746614" calcext:value-type="float">
            <text:p>746 614</text:p>
          </table:table-cell>
          <table:table-cell table:style-name="ce11" office:value-type="float" office:value="19029326472" calcext:value-type="float">
            <text:p>19 029 326 472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float" office:value="4649" calcext:value-type="float">
            <text:p>4 649</text:p>
          </table:table-cell>
          <table:table-cell table:style-name="ce11" office:value-type="float" office:value="4299" calcext:value-type="float">
            <text:p>4 299</text:p>
          </table:table-cell>
          <table:table-cell table:style-name="ce11" office:value-type="float" office:value="96229132" calcext:value-type="float">
            <text:p>96 229 132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RTS SPECTACLES (RZ1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705" calcext:value-type="float">
            <text:p>21 705</text:p>
          </table:table-cell>
          <table:table-cell table:style-name="ce11" office:value-type="float" office:value="29163" calcext:value-type="float">
            <text:p>29 163</text:p>
          </table:table-cell>
          <table:table-cell table:style-name="ce11" office:value-type="float" office:value="32782" calcext:value-type="float">
            <text:p>32 782</text:p>
          </table:table-cell>
          <table:table-cell table:style-name="ce11" office:value-type="float" office:value="1140354800" calcext:value-type="float">
            <text:p>1 140 354 800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S SECTEURS D ACTIVITE DES ASSOCIATION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392" calcext:value-type="float">
            <text:p>9 392</text:p>
          </table:table-cell>
          <table:table-cell table:style-name="ce11" office:value-type="float" office:value="61024" calcext:value-type="float">
            <text:p>61 024</text:p>
          </table:table-cell>
          <table:table-cell table:style-name="ce11" office:value-type="float" office:value="54131" calcext:value-type="float">
            <text:p>54 131</text:p>
          </table:table-cell>
          <table:table-cell table:style-name="ce11" office:value-type="float" office:value="1805637922" calcext:value-type="float">
            <text:p>1 805 637 922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971" calcext:value-type="float">
            <text:p>19 971</text:p>
          </table:table-cell>
          <table:table-cell table:style-name="ce11" office:value-type="float" office:value="307642" calcext:value-type="float">
            <text:p>307 642</text:p>
          </table:table-cell>
          <table:table-cell table:style-name="ce11" office:value-type="float" office:value="266467" calcext:value-type="float">
            <text:p>266 467</text:p>
          </table:table-cell>
          <table:table-cell table:style-name="ce11" office:value-type="float" office:value="9264532216" calcext:value-type="float">
            <text:p>9 264 532 216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HEBERGEMENT ET RESTAURATION (I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176" calcext:value-type="float">
            <text:p>3 176</text:p>
          </table:table-cell>
          <table:table-cell table:style-name="ce11" office:value-type="float" office:value="21227" calcext:value-type="float">
            <text:p>21 227</text:p>
          </table:table-cell>
          <table:table-cell table:style-name="ce11" office:value-type="float" office:value="22436" calcext:value-type="float">
            <text:p>22 436</text:p>
          </table:table-cell>
          <table:table-cell table:style-name="ce11" office:value-type="float" office:value="619729670" calcext:value-type="float">
            <text:p>619 729 670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NON-CLASSES (94.99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3073" calcext:value-type="float">
            <text:p>43 073</text:p>
          </table:table-cell>
          <table:table-cell table:style-name="ce11" office:value-type="float" office:value="157699" calcext:value-type="float">
            <text:p>157 699</text:p>
          </table:table-cell>
          <table:table-cell table:style-name="ce11" office:value-type="float" office:value="136613" calcext:value-type="float">
            <text:p>136 613</text:p>
          </table:table-cell>
          <table:table-cell table:style-name="ce11" office:value-type="float" office:value="4155946973" calcext:value-type="float">
            <text:p>4 155 946 97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38" calcext:value-type="float">
            <text:p>3 838</text:p>
          </table:table-cell>
          <table:table-cell table:style-name="ce11" office:value-type="float" office:value="127373" calcext:value-type="float">
            <text:p>127 373</text:p>
          </table:table-cell>
          <table:table-cell table:style-name="ce11" office:value-type="float" office:value="110916" calcext:value-type="float">
            <text:p>110 916</text:p>
          </table:table-cell>
          <table:table-cell table:style-name="ce11" office:value-type="float" office:value="4350223685" calcext:value-type="float">
            <text:p>4 350 223 685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924" calcext:value-type="float">
            <text:p>11 924</text:p>
          </table:table-cell>
          <table:table-cell table:style-name="ce11" office:value-type="float" office:value="124372" calcext:value-type="float">
            <text:p>124 372</text:p>
          </table:table-cell>
          <table:table-cell table:style-name="ce11" office:value-type="float" office:value="117076" calcext:value-type="float">
            <text:p>117 076</text:p>
          </table:table-cell>
          <table:table-cell table:style-name="ce11" office:value-type="float" office:value="3589301810" calcext:value-type="float">
            <text:p>3 589 301 810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4220" calcext:value-type="float">
            <text:p>34 220</text:p>
          </table:table-cell>
          <table:table-cell table:style-name="ce11" office:value-type="float" office:value="76709" calcext:value-type="float">
            <text:p>76 709</text:p>
          </table:table-cell>
          <table:table-cell table:style-name="ce11" office:value-type="float" office:value="61867" calcext:value-type="float">
            <text:p>61 867</text:p>
          </table:table-cell>
          <table:table-cell table:style-name="ce11" office:value-type="float" office:value="1815271149" calcext:value-type="float">
            <text:p>1 815 271 149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929" calcext:value-type="float">
            <text:p>929</text:p>
          </table:table-cell>
          <table:table-cell table:style-name="ce11" office:value-type="float" office:value="11242" calcext:value-type="float">
            <text:p>11 242</text:p>
          </table:table-cell>
          <table:table-cell table:style-name="ce11" office:value-type="float" office:value="9517" calcext:value-type="float">
            <text:p>9 517</text:p>
          </table:table-cell>
          <table:table-cell table:style-name="ce11" office:value-type="float" office:value="270201819" calcext:value-type="float">
            <text:p>270 201 819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3126" calcext:value-type="float">
            <text:p>13 126</text:p>
          </table:table-cell>
          <table:table-cell table:style-name="ce11" office:value-type="float" office:value="11408" calcext:value-type="float">
            <text:p>11 408</text:p>
          </table:table-cell>
          <table:table-cell table:style-name="ce11" office:value-type="float" office:value="353919477" calcext:value-type="float">
            <text:p>353 919 477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1107" calcext:value-type="float">
            <text:p>1 107</text:p>
          </table:table-cell>
          <table:table-cell table:style-name="ce11" office:value-type="float" office:value="23816" calcext:value-type="float">
            <text:p>23 816</text:p>
          </table:table-cell>
          <table:table-cell table:style-name="ce11" office:value-type="float" office:value="19051" calcext:value-type="float">
            <text:p>19 051</text:p>
          </table:table-cell>
          <table:table-cell table:style-name="ce11" office:value-type="float" office:value="631504546" calcext:value-type="float">
            <text:p>631 504 546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3785" calcext:value-type="float">
            <text:p>3 785</text:p>
          </table:table-cell>
          <table:table-cell table:style-name="ce11" office:value-type="float" office:value="39532" calcext:value-type="float">
            <text:p>39 532</text:p>
          </table:table-cell>
          <table:table-cell table:style-name="ce11" office:value-type="float" office:value="33709" calcext:value-type="float">
            <text:p>33 709</text:p>
          </table:table-cell>
          <table:table-cell table:style-name="ce11" office:value-type="float" office:value="827699664" calcext:value-type="float">
            <text:p>827 699 664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8724" calcext:value-type="float">
            <text:p>8 724</text:p>
          </table:table-cell>
          <table:table-cell table:style-name="ce11" office:value-type="float" office:value="134485" calcext:value-type="float">
            <text:p>134 485</text:p>
          </table:table-cell>
          <table:table-cell table:style-name="ce11" office:value-type="float" office:value="113464" calcext:value-type="float">
            <text:p>113 464</text:p>
          </table:table-cell>
          <table:table-cell table:style-name="ce11" office:value-type="float" office:value="3141718851" calcext:value-type="float">
            <text:p>3 141 718 85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4286" calcext:value-type="float">
            <text:p>4 286</text:p>
          </table:table-cell>
          <table:table-cell table:style-name="ce11" office:value-type="float" office:value="152635" calcext:value-type="float">
            <text:p>152 635</text:p>
          </table:table-cell>
          <table:table-cell table:style-name="ce11" office:value-type="float" office:value="115825" calcext:value-type="float">
            <text:p>115 825</text:p>
          </table:table-cell>
          <table:table-cell table:style-name="ce11" office:value-type="float" office:value="2626842415" calcext:value-type="float">
            <text:p>2 626 842 415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1964" calcext:value-type="float">
            <text:p>1 964</text:p>
          </table:table-cell>
          <table:table-cell table:style-name="ce11" office:value-type="float" office:value="144738" calcext:value-type="float">
            <text:p>144 738</text:p>
          </table:table-cell>
          <table:table-cell table:style-name="ce11" office:value-type="float" office:value="128733" calcext:value-type="float">
            <text:p>128 733</text:p>
          </table:table-cell>
          <table:table-cell table:style-name="ce11" office:value-type="float" office:value="2179242120" calcext:value-type="float">
            <text:p>2 179 242 120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2301" calcext:value-type="float">
            <text:p>2 301</text:p>
          </table:table-cell>
          <table:table-cell table:style-name="ce11" office:value-type="float" office:value="98878" calcext:value-type="float">
            <text:p>98 878</text:p>
          </table:table-cell>
          <table:table-cell table:style-name="ce11" office:value-type="float" office:value="86654" calcext:value-type="float">
            <text:p>86 654</text:p>
          </table:table-cell>
          <table:table-cell table:style-name="ce11" office:value-type="float" office:value="2410185393" calcext:value-type="float">
            <text:p>2 410 185 39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3565" calcext:value-type="float">
            <text:p>3 565</text:p>
          </table:table-cell>
          <table:table-cell table:style-name="ce11" office:value-type="float" office:value="83222" calcext:value-type="float">
            <text:p>83 222</text:p>
          </table:table-cell>
          <table:table-cell table:style-name="ce11" office:value-type="float" office:value="73892" calcext:value-type="float">
            <text:p>73 892</text:p>
          </table:table-cell>
          <table:table-cell table:style-name="ce11" office:value-type="float" office:value="2144007701" calcext:value-type="float">
            <text:p>2 144 007 70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4350" calcext:value-type="float">
            <text:p>4 350</text:p>
          </table:table-cell>
          <table:table-cell table:style-name="ce11" office:value-type="float" office:value="175894" calcext:value-type="float">
            <text:p>175 894</text:p>
          </table:table-cell>
          <table:table-cell table:style-name="ce11" office:value-type="float" office:value="154361" calcext:value-type="float">
            <text:p>154 361</text:p>
          </table:table-cell>
          <table:table-cell table:style-name="ce11" office:value-type="float" office:value="4444004486" calcext:value-type="float">
            <text:p>4 444 004 486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4924" calcext:value-type="float">
            <text:p>4 924</text:p>
          </table:table-cell>
          <table:table-cell table:style-name="ce11" office:value-type="float" office:value="24168" calcext:value-type="float">
            <text:p>24 168</text:p>
          </table:table-cell>
          <table:table-cell table:style-name="ce11" office:value-type="float" office:value="19896" calcext:value-type="float">
            <text:p>19 896</text:p>
          </table:table-cell>
          <table:table-cell table:style-name="ce11" office:value-type="float" office:value="674762645" calcext:value-type="float">
            <text:p>674 762 645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2653" calcext:value-type="float">
            <text:p>2 653</text:p>
          </table:table-cell>
          <table:table-cell table:style-name="ce11" office:value-type="float" office:value="7649" calcext:value-type="float">
            <text:p>7 649</text:p>
          </table:table-cell>
          <table:table-cell table:style-name="ce11" office:value-type="float" office:value="4930" calcext:value-type="float">
            <text:p>4 930</text:p>
          </table:table-cell>
          <table:table-cell table:style-name="ce11" office:value-type="float" office:value="146525266" calcext:value-type="float">
            <text:p>146 525 266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9024" calcext:value-type="float">
            <text:p>9 024</text:p>
          </table:table-cell>
          <table:table-cell table:style-name="ce11" office:value-type="float" office:value="244755" calcext:value-type="float">
            <text:p>244 755</text:p>
          </table:table-cell>
          <table:table-cell table:style-name="ce11" office:value-type="float" office:value="214508" calcext:value-type="float">
            <text:p>214 508</text:p>
          </table:table-cell>
          <table:table-cell table:style-name="ce11" office:value-type="float" office:value="7519397908" calcext:value-type="float">
            <text:p>7 519 397 90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3217" calcext:value-type="float">
            <text:p>3 217</text:p>
          </table:table-cell>
          <table:table-cell table:style-name="ce11" office:value-type="float" office:value="29621" calcext:value-type="float">
            <text:p>29 621</text:p>
          </table:table-cell>
          <table:table-cell table:style-name="ce11" office:value-type="float" office:value="25894" calcext:value-type="float">
            <text:p>25 894</text:p>
          </table:table-cell>
          <table:table-cell table:style-name="ce11" office:value-type="float" office:value="888025118" calcext:value-type="float">
            <text:p>888 025 11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3024" calcext:value-type="float">
            <text:p>3 024</text:p>
          </table:table-cell>
          <table:table-cell table:style-name="ce11" office:value-type="float" office:value="16443" calcext:value-type="float">
            <text:p>16 443</text:p>
          </table:table-cell>
          <table:table-cell table:style-name="ce11" office:value-type="float" office:value="14268" calcext:value-type="float">
            <text:p>14 268</text:p>
          </table:table-cell>
          <table:table-cell table:style-name="ce11" office:value-type="float" office:value="361950042" calcext:value-type="float">
            <text:p>361 950 042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31196" calcext:value-type="float">
            <text:p>31 196</text:p>
          </table:table-cell>
          <table:table-cell table:style-name="ce11" office:value-type="float" office:value="60266" calcext:value-type="float">
            <text:p>60 266</text:p>
          </table:table-cell>
          <table:table-cell table:style-name="ce11" office:value-type="float" office:value="47599" calcext:value-type="float">
            <text:p>47 599</text:p>
          </table:table-cell>
          <table:table-cell table:style-name="ce11" office:value-type="float" office:value="1453321107" calcext:value-type="float">
            <text:p>1 453 321 107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3634" calcext:value-type="float">
            <text:p>23 634</text:p>
          </table:table-cell>
          <table:table-cell table:style-name="ce11" office:value-type="float" office:value="227360" calcext:value-type="float">
            <text:p>227 360</text:p>
          </table:table-cell>
          <table:table-cell table:style-name="ce11" office:value-type="float" office:value="194261" calcext:value-type="float">
            <text:p>194 261</text:p>
          </table:table-cell>
          <table:table-cell table:style-name="ce11" office:value-type="float" office:value="5594162166" calcext:value-type="float">
            <text:p>5 594 162 166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721" calcext:value-type="float">
            <text:p>7 721</text:p>
          </table:table-cell>
          <table:table-cell table:style-name="ce11" office:value-type="float" office:value="75143" calcext:value-type="float">
            <text:p>75 143</text:p>
          </table:table-cell>
          <table:table-cell table:style-name="ce11" office:value-type="float" office:value="64541" calcext:value-type="float">
            <text:p>64 541</text:p>
          </table:table-cell>
          <table:table-cell table:style-name="ce11" office:value-type="float" office:value="1795670651" calcext:value-type="float">
            <text:p>1 795 670 651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602" calcext:value-type="float">
            <text:p>10 602</text:p>
          </table:table-cell>
          <table:table-cell table:style-name="ce11" office:value-type="float" office:value="106505" calcext:value-type="float">
            <text:p>106 505</text:p>
          </table:table-cell>
          <table:table-cell table:style-name="ce11" office:value-type="float" office:value="93628" calcext:value-type="float">
            <text:p>93 628</text:p>
          </table:table-cell>
          <table:table-cell table:style-name="ce11" office:value-type="float" office:value="2717676448" calcext:value-type="float">
            <text:p>2 717 676 448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365" calcext:value-type="float">
            <text:p>7 365</text:p>
          </table:table-cell>
          <table:table-cell table:style-name="ce11" office:value-type="float" office:value="60096" calcext:value-type="float">
            <text:p>60 096</text:p>
          </table:table-cell>
          <table:table-cell table:style-name="ce11" office:value-type="float" office:value="52084" calcext:value-type="float">
            <text:p>52 084</text:p>
          </table:table-cell>
          <table:table-cell table:style-name="ce11" office:value-type="float" office:value="1421507943" calcext:value-type="float">
            <text:p>1 421 507 943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72" calcext:value-type="float">
            <text:p>872</text:p>
          </table:table-cell>
          <table:table-cell table:style-name="ce11" office:value-type="float" office:value="6453" calcext:value-type="float">
            <text:p>6 453</text:p>
          </table:table-cell>
          <table:table-cell table:style-name="ce11" office:value-type="float" office:value="5478" calcext:value-type="float">
            <text:p>5 478</text:p>
          </table:table-cell>
          <table:table-cell table:style-name="ce11" office:value-type="float" office:value="150363973" calcext:value-type="float">
            <text:p>150 363 973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640" calcext:value-type="float">
            <text:p>12 640</text:p>
          </table:table-cell>
          <table:table-cell table:style-name="ce11" office:value-type="float" office:value="146363" calcext:value-type="float">
            <text:p>146 363</text:p>
          </table:table-cell>
          <table:table-cell table:style-name="ce11" office:value-type="float" office:value="127098" calcext:value-type="float">
            <text:p>127 098</text:p>
          </table:table-cell>
          <table:table-cell table:style-name="ce11" office:value-type="float" office:value="3519624723" calcext:value-type="float">
            <text:p>3 519 624 723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68" calcext:value-type="float">
            <text:p>868</text:p>
          </table:table-cell>
          <table:table-cell table:style-name="ce11" office:value-type="float" office:value="8713" calcext:value-type="float">
            <text:p>8 713</text:p>
          </table:table-cell>
          <table:table-cell table:style-name="ce11" office:value-type="float" office:value="7589" calcext:value-type="float">
            <text:p>7 589</text:p>
          </table:table-cell>
          <table:table-cell table:style-name="ce11" office:value-type="float" office:value="222243106" calcext:value-type="float">
            <text:p>222 243 106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96" calcext:value-type="float">
            <text:p>396</text:p>
          </table:table-cell>
          <table:table-cell table:style-name="ce11" office:value-type="float" office:value="3859" calcext:value-type="float">
            <text:p>3 859</text:p>
          </table:table-cell>
          <table:table-cell table:style-name="ce11" office:value-type="float" office:value="3482" calcext:value-type="float">
            <text:p>3 482</text:p>
          </table:table-cell>
          <table:table-cell table:style-name="ce11" office:value-type="float" office:value="111096430" calcext:value-type="float">
            <text:p>111 096 430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427" calcext:value-type="float">
            <text:p>12 427</text:p>
          </table:table-cell>
          <table:table-cell table:style-name="ce11" office:value-type="float" office:value="169618" calcext:value-type="float">
            <text:p>169 618</text:p>
          </table:table-cell>
          <table:table-cell table:style-name="ce11" office:value-type="float" office:value="145284" calcext:value-type="float">
            <text:p>145 284</text:p>
          </table:table-cell>
          <table:table-cell table:style-name="ce11" office:value-type="float" office:value="4113623980" calcext:value-type="float">
            <text:p>4 113 623 980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29987" calcext:value-type="float">
            <text:p>29 987</text:p>
          </table:table-cell>
          <table:table-cell table:style-name="ce11" office:value-type="float" office:value="299559" calcext:value-type="float">
            <text:p>299 559</text:p>
          </table:table-cell>
          <table:table-cell table:style-name="ce11" office:value-type="float" office:value="263325" calcext:value-type="float">
            <text:p>263 325</text:p>
          </table:table-cell>
          <table:table-cell table:style-name="ce11" office:value-type="float" office:value="9337126073" calcext:value-type="float">
            <text:p>9 337 126 073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49" calcext:value-type="float">
            <text:p>1 749</text:p>
          </table:table-cell>
          <table:table-cell table:style-name="ce11" office:value-type="float" office:value="16719" calcext:value-type="float">
            <text:p>16 719</text:p>
          </table:table-cell>
          <table:table-cell table:style-name="ce11" office:value-type="float" office:value="15127" calcext:value-type="float">
            <text:p>15 127</text:p>
          </table:table-cell>
          <table:table-cell table:style-name="ce11" office:value-type="float" office:value="439427606" calcext:value-type="float">
            <text:p>439 427 606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9078" calcext:value-type="float">
            <text:p>9 078</text:p>
          </table:table-cell>
          <table:table-cell table:style-name="ce11" office:value-type="float" office:value="7690" calcext:value-type="float">
            <text:p>7 690</text:p>
          </table:table-cell>
          <table:table-cell table:style-name="ce11" office:value-type="float" office:value="236625762" calcext:value-type="float">
            <text:p>236 625 762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377" calcext:value-type="float">
            <text:p>8 377</text:p>
          </table:table-cell>
          <table:table-cell table:style-name="ce11" office:value-type="float" office:value="85500" calcext:value-type="float">
            <text:p>85 500</text:p>
          </table:table-cell>
          <table:table-cell table:style-name="ce11" office:value-type="float" office:value="74171" calcext:value-type="float">
            <text:p>74 171</text:p>
          </table:table-cell>
          <table:table-cell table:style-name="ce11" office:value-type="float" office:value="2040177972" calcext:value-type="float">
            <text:p>2 040 177 972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7537" calcext:value-type="float">
            <text:p>17 537</text:p>
          </table:table-cell>
          <table:table-cell table:style-name="ce11" office:value-type="float" office:value="158579" calcext:value-type="float">
            <text:p>158 579</text:p>
          </table:table-cell>
          <table:table-cell table:style-name="ce11" office:value-type="float" office:value="139091" calcext:value-type="float">
            <text:p>139 091</text:p>
          </table:table-cell>
          <table:table-cell table:style-name="ce11" office:value-type="float" office:value="3849147122" calcext:value-type="float">
            <text:p>3 849 147 122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8406" calcext:value-type="float">
            <text:p>18 406</text:p>
          </table:table-cell>
          <table:table-cell table:style-name="ce11" office:value-type="float" office:value="162726" calcext:value-type="float">
            <text:p>162 726</text:p>
          </table:table-cell>
          <table:table-cell table:style-name="ce11" office:value-type="float" office:value="142028" calcext:value-type="float">
            <text:p>142 028</text:p>
          </table:table-cell>
          <table:table-cell table:style-name="ce11" office:value-type="float" office:value="3922269614" calcext:value-type="float">
            <text:p>3 922 269 614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611" calcext:value-type="float">
            <text:p>12 611</text:p>
          </table:table-cell>
          <table:table-cell table:style-name="ce11" office:value-type="float" office:value="124317" calcext:value-type="float">
            <text:p>124 317</text:p>
          </table:table-cell>
          <table:table-cell table:style-name="ce11" office:value-type="float" office:value="106946" calcext:value-type="float">
            <text:p>106 946</text:p>
          </table:table-cell>
          <table:table-cell table:style-name="ce11" office:value-type="float" office:value="3090659640" calcext:value-type="float">
            <text:p>3 090 659 640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3565" calcext:value-type="float">
            <text:p>13 565</text:p>
          </table:table-cell>
          <table:table-cell table:style-name="ce11" office:value-type="float" office:value="126838" calcext:value-type="float">
            <text:p>126 838</text:p>
          </table:table-cell>
          <table:table-cell table:style-name="ce11" office:value-type="float" office:value="111376" calcext:value-type="float">
            <text:p>111 376</text:p>
          </table:table-cell>
          <table:table-cell table:style-name="ce11" office:value-type="float" office:value="3305150620" calcext:value-type="float">
            <text:p>3 305 150 620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226" calcext:value-type="float">
            <text:p>1 226</text:p>
          </table:table-cell>
          <table:table-cell table:style-name="ce11" office:value-type="float" office:value="981" calcext:value-type="float">
            <text:p>981</text:p>
          </table:table-cell>
          <table:table-cell table:style-name="ce11" office:value-type="float" office:value="29745092" calcext:value-type="float">
            <text:p>29 745 092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19" calcext:value-type="float">
            <text:p>1 219</text:p>
          </table:table-cell>
          <table:table-cell table:style-name="ce11" office:value-type="float" office:value="1058" calcext:value-type="float">
            <text:p>1 058</text:p>
          </table:table-cell>
          <table:table-cell table:style-name="ce11" office:value-type="float" office:value="33641610" calcext:value-type="float">
            <text:p>33 641 610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15" calcext:value-type="float">
            <text:p>2 515</text:p>
          </table:table-cell>
          <table:table-cell table:style-name="ce11" office:value-type="float" office:value="1917" calcext:value-type="float">
            <text:p>1 917</text:p>
          </table:table-cell>
          <table:table-cell table:style-name="ce11" office:value-type="float" office:value="61585372" calcext:value-type="float">
            <text:p>61 585 372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634" calcext:value-type="float">
            <text:p>634</text:p>
          </table:table-cell>
          <table:table-cell table:style-name="ce11" office:value-type="float" office:value="6631" calcext:value-type="float">
            <text:p>6 631</text:p>
          </table:table-cell>
          <table:table-cell table:style-name="ce11" office:value-type="float" office:value="5535" calcext:value-type="float">
            <text:p>5 535</text:p>
          </table:table-cell>
          <table:table-cell table:style-name="ce11" office:value-type="float" office:value="138537132" calcext:value-type="float">
            <text:p>138 537 132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1057" calcext:value-type="float">
            <text:p>1 057</text:p>
          </table:table-cell>
          <table:table-cell table:style-name="ce11" office:value-type="float" office:value="15987" calcext:value-type="float">
            <text:p>15 987</text:p>
          </table:table-cell>
          <table:table-cell table:style-name="ce11" office:value-type="float" office:value="13202" calcext:value-type="float">
            <text:p>13 202</text:p>
          </table:table-cell>
          <table:table-cell table:style-name="ce11" office:value-type="float" office:value="360359791" calcext:value-type="float">
            <text:p>360 359 791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19269" calcext:value-type="float">
            <text:p>19 269</text:p>
          </table:table-cell>
          <table:table-cell table:style-name="ce11" office:value-type="float" office:value="14492" calcext:value-type="float">
            <text:p>14 492</text:p>
          </table:table-cell>
          <table:table-cell table:style-name="ce11" office:value-type="float" office:value="323510819" calcext:value-type="float">
            <text:p>323 510 819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17943" calcext:value-type="float">
            <text:p>17 943</text:p>
          </table:table-cell>
          <table:table-cell table:style-name="ce11" office:value-type="float" office:value="15769" calcext:value-type="float">
            <text:p>15 769</text:p>
          </table:table-cell>
          <table:table-cell table:style-name="ce11" office:value-type="float" office:value="263167743" calcext:value-type="float">
            <text:p>263 167 743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3323" calcext:value-type="float">
            <text:p>3 323</text:p>
          </table:table-cell>
          <table:table-cell table:style-name="ce11" office:value-type="float" office:value="2679" calcext:value-type="float">
            <text:p>2 679</text:p>
          </table:table-cell>
          <table:table-cell table:style-name="ce11" office:value-type="float" office:value="90749501" calcext:value-type="float">
            <text:p>90 749 501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office:value-type="float" office:value="1286" calcext:value-type="float">
            <text:p>1 286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22442425" calcext:value-type="float">
            <text:p>22 442 425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1253" calcext:value-type="float">
            <text:p>1 253</text:p>
          </table:table-cell>
          <table:table-cell table:style-name="ce11" office:value-type="float" office:value="34710" calcext:value-type="float">
            <text:p>34 710</text:p>
          </table:table-cell>
          <table:table-cell table:style-name="ce11" office:value-type="float" office:value="29922" calcext:value-type="float">
            <text:p>29 922</text:p>
          </table:table-cell>
          <table:table-cell table:style-name="ce11" office:value-type="float" office:value="1025569296" calcext:value-type="float">
            <text:p>1 025 569 296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329" calcext:value-type="float">
            <text:p>329</text:p>
          </table:table-cell>
          <table:table-cell table:style-name="ce11" office:value-type="float" office:value="2863" calcext:value-type="float">
            <text:p>2 863</text:p>
          </table:table-cell>
          <table:table-cell table:style-name="ce11" office:value-type="float" office:value="2539" calcext:value-type="float">
            <text:p>2 539</text:p>
          </table:table-cell>
          <table:table-cell table:style-name="ce11" office:value-type="float" office:value="88358834" calcext:value-type="float">
            <text:p>88 358 834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292" calcext:value-type="float">
            <text:p>292</text:p>
          </table:table-cell>
          <table:table-cell table:style-name="ce11" office:value-type="float" office:value="13280" calcext:value-type="float">
            <text:p>13 280</text:p>
          </table:table-cell>
          <table:table-cell table:style-name="ce11" office:value-type="float" office:value="11520" calcext:value-type="float">
            <text:p>11 520</text:p>
          </table:table-cell>
          <table:table-cell table:style-name="ce11" office:value-type="float" office:value="321670736" calcext:value-type="float">
            <text:p>321 670 736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9395" calcext:value-type="float">
            <text:p>9 395</text:p>
          </table:table-cell>
          <table:table-cell table:style-name="ce11" office:value-type="float" office:value="8284" calcext:value-type="float">
            <text:p>8 284</text:p>
          </table:table-cell>
          <table:table-cell table:style-name="ce11" office:value-type="float" office:value="236448825" calcext:value-type="float">
            <text:p>236 448 825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22347" calcext:value-type="float">
            <text:p>22 347</text:p>
          </table:table-cell>
          <table:table-cell table:style-name="ce11" office:value-type="float" office:value="19384" calcext:value-type="float">
            <text:p>19 384</text:p>
          </table:table-cell>
          <table:table-cell table:style-name="ce11" office:value-type="float" office:value="556365057" calcext:value-type="float">
            <text:p>556 365 057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489" calcext:value-type="float">
            <text:p>489</text:p>
          </table:table-cell>
          <table:table-cell table:style-name="ce11" office:value-type="float" office:value="2061" calcext:value-type="float">
            <text:p>2 061</text:p>
          </table:table-cell>
          <table:table-cell table:style-name="ce11" office:value-type="float" office:value="1801" calcext:value-type="float">
            <text:p>1 801</text:p>
          </table:table-cell>
          <table:table-cell table:style-name="ce11" office:value-type="float" office:value="44311955" calcext:value-type="float">
            <text:p>44 311 955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4450" calcext:value-type="float">
            <text:p>4 450</text:p>
          </table:table-cell>
          <table:table-cell table:style-name="ce11" office:value-type="float" office:value="8022" calcext:value-type="float">
            <text:p>8 022</text:p>
          </table:table-cell>
          <table:table-cell table:style-name="ce11" office:value-type="float" office:value="6216" calcext:value-type="float">
            <text:p>6 216</text:p>
          </table:table-cell>
          <table:table-cell table:style-name="ce11" office:value-type="float" office:value="176261677" calcext:value-type="float">
            <text:p>176 261 677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604" calcext:value-type="float">
            <text:p>604</text:p>
          </table:table-cell>
          <table:table-cell table:style-name="ce11" office:value-type="float" office:value="16852849" calcext:value-type="float">
            <text:p>16 852 849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652" calcext:value-type="float">
            <text:p>652</text:p>
          </table:table-cell>
          <table:table-cell table:style-name="ce11" office:value-type="float" office:value="547" calcext:value-type="float">
            <text:p>547</text:p>
          </table:table-cell>
          <table:table-cell table:style-name="ce11" office:value-type="float" office:value="16500055" calcext:value-type="float">
            <text:p>16 500 055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1403" calcext:value-type="float">
            <text:p>1 403</text:p>
          </table:table-cell>
          <table:table-cell table:style-name="ce11" office:value-type="float" office:value="1097" calcext:value-type="float">
            <text:p>1 097</text:p>
          </table:table-cell>
          <table:table-cell table:style-name="ce11" office:value-type="float" office:value="36680507" calcext:value-type="float">
            <text:p>36 680 507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832" calcext:value-type="float">
            <text:p>832</text:p>
          </table:table-cell>
          <table:table-cell table:style-name="ce11" office:value-type="float" office:value="684" calcext:value-type="float">
            <text:p>684</text:p>
          </table:table-cell>
          <table:table-cell table:style-name="ce11" office:value-type="float" office:value="16703697" calcext:value-type="float">
            <text:p>16 703 697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4930" calcext:value-type="float">
            <text:p>4 930</text:p>
          </table:table-cell>
          <table:table-cell table:style-name="ce11" office:value-type="float" office:value="4041" calcext:value-type="float">
            <text:p>4 041</text:p>
          </table:table-cell>
          <table:table-cell table:style-name="ce11" office:value-type="float" office:value="105911694" calcext:value-type="float">
            <text:p>105 911 694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328" calcext:value-type="float">
            <text:p>328</text:p>
          </table:table-cell>
          <table:table-cell table:style-name="ce11" office:value-type="float" office:value="8014" calcext:value-type="float">
            <text:p>8 014</text:p>
          </table:table-cell>
          <table:table-cell table:style-name="ce11" office:value-type="float" office:value="6070" calcext:value-type="float">
            <text:p>6 070</text:p>
          </table:table-cell>
          <table:table-cell table:style-name="ce11" office:value-type="float" office:value="140025162" calcext:value-type="float">
            <text:p>140 025 162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227" calcext:value-type="float">
            <text:p>7 227</text:p>
          </table:table-cell>
          <table:table-cell table:style-name="ce11" office:value-type="float" office:value="6292" calcext:value-type="float">
            <text:p>6 292</text:p>
          </table:table-cell>
          <table:table-cell table:style-name="ce11" office:value-type="float" office:value="107690749" calcext:value-type="float">
            <text:p>107 690 749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20929521" calcext:value-type="float">
            <text:p>20 929 521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235" calcext:value-type="float">
            <text:p>235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286" calcext:value-type="float">
            <text:p>286</text:p>
          </table:table-cell>
          <table:table-cell table:style-name="ce11" office:value-type="float" office:value="7456" calcext:value-type="float">
            <text:p>7 456</text:p>
          </table:table-cell>
          <table:table-cell table:style-name="ce11" office:value-type="float" office:value="6541" calcext:value-type="float">
            <text:p>6 541</text:p>
          </table:table-cell>
          <table:table-cell table:style-name="ce11" office:value-type="float" office:value="220943097" calcext:value-type="float">
            <text:p>220 943 097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963" calcext:value-type="float">
            <text:p>963</text:p>
          </table:table-cell>
          <table:table-cell table:style-name="ce11" office:value-type="float" office:value="825" calcext:value-type="float">
            <text:p>825</text:p>
          </table:table-cell>
          <table:table-cell table:style-name="ce11" office:value-type="float" office:value="25082804" calcext:value-type="float">
            <text:p>25 082 804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4441" calcext:value-type="float">
            <text:p>4 441</text:p>
          </table:table-cell>
          <table:table-cell table:style-name="ce11" office:value-type="float" office:value="3861" calcext:value-type="float">
            <text:p>3 861</text:p>
          </table:table-cell>
          <table:table-cell table:style-name="ce11" office:value-type="float" office:value="106724678" calcext:value-type="float">
            <text:p>106 724 678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4250" calcext:value-type="float">
            <text:p>4 250</text:p>
          </table:table-cell>
          <table:table-cell table:style-name="ce11" office:value-type="float" office:value="3723" calcext:value-type="float">
            <text:p>3 723</text:p>
          </table:table-cell>
          <table:table-cell table:style-name="ce11" office:value-type="float" office:value="107682213" calcext:value-type="float">
            <text:p>107 682 213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7859" calcext:value-type="float">
            <text:p>7 859</text:p>
          </table:table-cell>
          <table:table-cell table:style-name="ce11" office:value-type="float" office:value="6907" calcext:value-type="float">
            <text:p>6 907</text:p>
          </table:table-cell>
          <table:table-cell table:style-name="ce11" office:value-type="float" office:value="197052633" calcext:value-type="float">
            <text:p>197 052 633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449" calcext:value-type="float">
            <text:p>449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1191" calcext:value-type="float">
            <text:p>1 191</text:p>
          </table:table-cell>
          <table:table-cell table:style-name="ce11" office:value-type="float" office:value="1878" calcext:value-type="float">
            <text:p>1 878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41" calcext:value-type="float">
            <text:p>441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11852590" calcext:value-type="float">
            <text:p>11 852 590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12884416" calcext:value-type="float">
            <text:p>12 884 416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075" calcext:value-type="float">
            <text:p>1 075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29149262" calcext:value-type="float">
            <text:p>29 149 262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1090" calcext:value-type="float">
            <text:p>1 090</text:p>
          </table:table-cell>
          <table:table-cell table:style-name="ce11" office:value-type="float" office:value="999" calcext:value-type="float">
            <text:p>999</text:p>
          </table:table-cell>
          <table:table-cell table:style-name="ce11" office:value-type="float" office:value="24008367" calcext:value-type="float">
            <text:p>24 008 367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4640" calcext:value-type="float">
            <text:p>4 640</text:p>
          </table:table-cell>
          <table:table-cell table:style-name="ce11" office:value-type="float" office:value="3881" calcext:value-type="float">
            <text:p>3 881</text:p>
          </table:table-cell>
          <table:table-cell table:style-name="ce11" office:value-type="float" office:value="108189687" calcext:value-type="float">
            <text:p>108 189 687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231" calcext:value-type="float">
            <text:p>231</text:p>
          </table:table-cell>
          <table:table-cell table:style-name="ce11" office:value-type="float" office:value="8930" calcext:value-type="float">
            <text:p>8 930</text:p>
          </table:table-cell>
          <table:table-cell table:style-name="ce11" office:value-type="float" office:value="6913" calcext:value-type="float">
            <text:p>6 913</text:p>
          </table:table-cell>
          <table:table-cell table:style-name="ce11" office:value-type="float" office:value="162193870" calcext:value-type="float">
            <text:p>162 193 870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9013" calcext:value-type="float">
            <text:p>9 013</text:p>
          </table:table-cell>
          <table:table-cell table:style-name="ce11" office:value-type="float" office:value="7811" calcext:value-type="float">
            <text:p>7 811</text:p>
          </table:table-cell>
          <table:table-cell table:style-name="ce11" office:value-type="float" office:value="134922170" calcext:value-type="float">
            <text:p>134 922 170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757" calcext:value-type="float">
            <text:p>757</text:p>
          </table:table-cell>
          <table:table-cell table:style-name="ce11" office:value-type="float" office:value="628" calcext:value-type="float">
            <text:p>628</text:p>
          </table:table-cell>
          <table:table-cell table:style-name="ce11" office:value-type="float" office:value="18796889" calcext:value-type="float">
            <text:p>18 796 889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511" calcext:value-type="float">
            <text:p>511</text:p>
          </table:table-cell>
          <table:table-cell table:style-name="ce11" office:value-type="float" office:value="343" calcext:value-type="float">
            <text:p>343</text:p>
          </table:table-cell>
          <table:table-cell table:style-name="ce11" office:value-type="float" office:value="9639006" calcext:value-type="float">
            <text:p>9 639 006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1213" calcext:value-type="float">
            <text:p>1 213</text:p>
          </table:table-cell>
          <table:table-cell table:style-name="ce11" office:value-type="float" office:value="25318" calcext:value-type="float">
            <text:p>25 318</text:p>
          </table:table-cell>
          <table:table-cell table:style-name="ce11" office:value-type="float" office:value="22629" calcext:value-type="float">
            <text:p>22 629</text:p>
          </table:table-cell>
          <table:table-cell table:style-name="ce11" office:value-type="float" office:value="762645591" calcext:value-type="float">
            <text:p>762 645 591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407" calcext:value-type="float">
            <text:p>1 407</text:p>
          </table:table-cell>
          <table:table-cell table:style-name="ce11" office:value-type="float" office:value="1179" calcext:value-type="float">
            <text:p>1 179</text:p>
          </table:table-cell>
          <table:table-cell table:style-name="ce11" office:value-type="float" office:value="40650932" calcext:value-type="float">
            <text:p>40 650 932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6573" calcext:value-type="float">
            <text:p>6 573</text:p>
          </table:table-cell>
          <table:table-cell table:style-name="ce11" office:value-type="float" office:value="5641" calcext:value-type="float">
            <text:p>5 641</text:p>
          </table:table-cell>
          <table:table-cell table:style-name="ce11" office:value-type="float" office:value="152821069" calcext:value-type="float">
            <text:p>152 821 069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2945" calcext:value-type="float">
            <text:p>2 945</text:p>
          </table:table-cell>
          <table:table-cell table:style-name="ce11" office:value-type="float" office:value="2542" calcext:value-type="float">
            <text:p>2 542</text:p>
          </table:table-cell>
          <table:table-cell table:style-name="ce11" office:value-type="float" office:value="72052644" calcext:value-type="float">
            <text:p>72 052 644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8836" calcext:value-type="float">
            <text:p>8 836</text:p>
          </table:table-cell>
          <table:table-cell table:style-name="ce11" office:value-type="float" office:value="7696" calcext:value-type="float">
            <text:p>7 696</text:p>
          </table:table-cell>
          <table:table-cell table:style-name="ce11" office:value-type="float" office:value="218088110" calcext:value-type="float">
            <text:p>218 088 110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686" calcext:value-type="float">
            <text:p>686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14944099" calcext:value-type="float">
            <text:p>14 944 099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2149" calcext:value-type="float">
            <text:p>2 149</text:p>
          </table:table-cell>
          <table:table-cell table:style-name="ce11" office:value-type="float" office:value="3130" calcext:value-type="float">
            <text:p>3 130</text:p>
          </table:table-cell>
          <table:table-cell table:style-name="ce11" office:value-type="float" office:value="2618" calcext:value-type="float">
            <text:p>2 618</text:p>
          </table:table-cell>
          <table:table-cell table:style-name="ce11" office:value-type="float" office:value="69871296" calcext:value-type="float">
            <text:p>69 871 296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497" calcext:value-type="float">
            <text:p>497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13025214" calcext:value-type="float">
            <text:p>13 025 214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11428853" calcext:value-type="float">
            <text:p>11 428 853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1056" calcext:value-type="float">
            <text:p>1 056</text:p>
          </table:table-cell>
          <table:table-cell table:style-name="ce11" office:value-type="float" office:value="848" calcext:value-type="float">
            <text:p>848</text:p>
          </table:table-cell>
          <table:table-cell table:style-name="ce11" office:value-type="float" office:value="28129587" calcext:value-type="float">
            <text:p>28 129 587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463" calcext:value-type="float">
            <text:p>463</text:p>
          </table:table-cell>
          <table:table-cell table:style-name="ce11" office:value-type="float" office:value="408" calcext:value-type="float">
            <text:p>408</text:p>
          </table:table-cell>
          <table:table-cell table:style-name="ce11" office:value-type="float" office:value="9938871" calcext:value-type="float">
            <text:p>9 938 871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4944" calcext:value-type="float">
            <text:p>4 944</text:p>
          </table:table-cell>
          <table:table-cell table:style-name="ce11" office:value-type="float" office:value="4181" calcext:value-type="float">
            <text:p>4 181</text:p>
          </table:table-cell>
          <table:table-cell table:style-name="ce11" office:value-type="float" office:value="103664663" calcext:value-type="float">
            <text:p>103 664 663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242" calcext:value-type="float">
            <text:p>242</text:p>
          </table:table-cell>
          <table:table-cell table:style-name="ce11" office:value-type="float" office:value="6909" calcext:value-type="float">
            <text:p>6 909</text:p>
          </table:table-cell>
          <table:table-cell table:style-name="ce11" office:value-type="float" office:value="5294" calcext:value-type="float">
            <text:p>5 294</text:p>
          </table:table-cell>
          <table:table-cell table:style-name="ce11" office:value-type="float" office:value="120893846" calcext:value-type="float">
            <text:p>120 893 846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756" calcext:value-type="float">
            <text:p>6 756</text:p>
          </table:table-cell>
          <table:table-cell table:style-name="ce11" office:value-type="float" office:value="5883" calcext:value-type="float">
            <text:p>5 883</text:p>
          </table:table-cell>
          <table:table-cell table:style-name="ce11" office:value-type="float" office:value="105807789" calcext:value-type="float">
            <text:p>105 807 789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169" calcext:value-type="float">
            <text:p>169</text:p>
          </table:table-cell>
          <table:table-cell table:style-name="ce11" office:value-type="float" office:value="625" calcext:value-type="float">
            <text:p>625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15591302" calcext:value-type="float">
            <text:p>15 591 302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4759995" calcext:value-type="float">
            <text:p>4 759 995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292" calcext:value-type="float">
            <text:p>292</text:p>
          </table:table-cell>
          <table:table-cell table:style-name="ce11" office:value-type="float" office:value="6956" calcext:value-type="float">
            <text:p>6 956</text:p>
          </table:table-cell>
          <table:table-cell table:style-name="ce11" office:value-type="float" office:value="6204" calcext:value-type="float">
            <text:p>6 204</text:p>
          </table:table-cell>
          <table:table-cell table:style-name="ce11" office:value-type="float" office:value="205255098" calcext:value-type="float">
            <text:p>205 255 098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61" calcext:value-type="float">
            <text:p>861</text:p>
          </table:table-cell>
          <table:table-cell table:style-name="ce11" office:value-type="float" office:value="744" calcext:value-type="float">
            <text:p>744</text:p>
          </table:table-cell>
          <table:table-cell table:style-name="ce11" office:value-type="float" office:value="25057402" calcext:value-type="float">
            <text:p>25 057 402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2401" calcext:value-type="float">
            <text:p>2 401</text:p>
          </table:table-cell>
          <table:table-cell table:style-name="ce11" office:value-type="float" office:value="2172" calcext:value-type="float">
            <text:p>2 172</text:p>
          </table:table-cell>
          <table:table-cell table:style-name="ce11" office:value-type="float" office:value="60638313" calcext:value-type="float">
            <text:p>60 638 313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212" calcext:value-type="float">
            <text:p>2 212</text:p>
          </table:table-cell>
          <table:table-cell table:style-name="ce11" office:value-type="float" office:value="1977" calcext:value-type="float">
            <text:p>1 977</text:p>
          </table:table-cell>
          <table:table-cell table:style-name="ce11" office:value-type="float" office:value="51818024" calcext:value-type="float">
            <text:p>51 818 024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7279" calcext:value-type="float">
            <text:p>7 279</text:p>
          </table:table-cell>
          <table:table-cell table:style-name="ce11" office:value-type="float" office:value="6507" calcext:value-type="float">
            <text:p>6 507</text:p>
          </table:table-cell>
          <table:table-cell table:style-name="ce11" office:value-type="float" office:value="187006178" calcext:value-type="float">
            <text:p>187 006 178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7130983" calcext:value-type="float">
            <text:p>7 130 983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1597" calcext:value-type="float">
            <text:p>1 597</text:p>
          </table:table-cell>
          <table:table-cell table:style-name="ce11" office:value-type="float" office:value="2308" calcext:value-type="float">
            <text:p>2 308</text:p>
          </table:table-cell>
          <table:table-cell table:style-name="ce11" office:value-type="float" office:value="1883" calcext:value-type="float">
            <text:p>1 883</text:p>
          </table:table-cell>
          <table:table-cell table:style-name="ce11" office:value-type="float" office:value="51244310" calcext:value-type="float">
            <text:p>51 244 310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5187143" calcext:value-type="float">
            <text:p>5 187 143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3052238" calcext:value-type="float">
            <text:p>3 052 238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358" calcext:value-type="float">
            <text:p>358</text:p>
          </table:table-cell>
          <table:table-cell table:style-name="ce11" office:value-type="float" office:value="292" calcext:value-type="float">
            <text:p>292</text:p>
          </table:table-cell>
          <table:table-cell table:style-name="ce11" office:value-type="float" office:value="8340194" calcext:value-type="float">
            <text:p>8 340 194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799" calcext:value-type="float">
            <text:p>1 799</text:p>
          </table:table-cell>
          <table:table-cell table:style-name="ce11" office:value-type="float" office:value="1316" calcext:value-type="float">
            <text:p>1 316</text:p>
          </table:table-cell>
          <table:table-cell table:style-name="ce11" office:value-type="float" office:value="30412403" calcext:value-type="float">
            <text:p>30 412 403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59" calcext:value-type="float">
            <text:p>359</text:p>
          </table:table-cell>
          <table:table-cell table:style-name="ce11" office:value-type="float" office:value="326" calcext:value-type="float">
            <text:p>326</text:p>
          </table:table-cell>
          <table:table-cell table:style-name="ce11" office:value-type="float" office:value="5456189" calcext:value-type="float">
            <text:p>5 456 189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09" calcext:value-type="float">
            <text:p>309</text:p>
          </table:table-cell>
          <table:table-cell table:style-name="ce11" office:value-type="float" office:value="273" calcext:value-type="float">
            <text:p>273</text:p>
          </table:table-cell>
          <table:table-cell table:style-name="ce11" office:value-type="float" office:value="9757993" calcext:value-type="float">
            <text:p>9 757 993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10012727" calcext:value-type="float">
            <text:p>10 012 727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office:value-type="float" office:value="10031183" calcext:value-type="float">
            <text:p>10 031 183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358" calcext:value-type="float">
            <text:p>358</text:p>
          </table:table-cell>
          <table:table-cell table:style-name="ce11" office:value-type="float" office:value="11219129" calcext:value-type="float">
            <text:p>11 219 129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480381" calcext:value-type="float">
            <text:p>1 480 381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258" calcext:value-type="float">
            <text:p>258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office:value-type="float" office:value="6349433" calcext:value-type="float">
            <text:p>6 349 433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9" calcext:value-type="float">
            <text:p>489</text:p>
          </table:table-cell>
          <table:table-cell table:style-name="ce11" office:value-type="float" office:value="419" calcext:value-type="float">
            <text:p>419</text:p>
          </table:table-cell>
          <table:table-cell table:style-name="ce11" office:value-type="float" office:value="11739454" calcext:value-type="float">
            <text:p>11 739 454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200" calcext:value-type="float">
            <text:p>1 200</text:p>
          </table:table-cell>
          <table:table-cell table:style-name="ce11" office:value-type="float" office:value="990" calcext:value-type="float">
            <text:p>990</text:p>
          </table:table-cell>
          <table:table-cell table:style-name="ce11" office:value-type="float" office:value="28394965" calcext:value-type="float">
            <text:p>28 394 965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2053" calcext:value-type="float">
            <text:p>2 053</text:p>
          </table:table-cell>
          <table:table-cell table:style-name="ce11" office:value-type="float" office:value="1693" calcext:value-type="float">
            <text:p>1 693</text:p>
          </table:table-cell>
          <table:table-cell table:style-name="ce11" office:value-type="float" office:value="54347317" calcext:value-type="float">
            <text:p>54 347 317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20" calcext:value-type="float">
            <text:p>5 120</text:p>
          </table:table-cell>
          <table:table-cell table:style-name="ce11" office:value-type="float" office:value="4327" calcext:value-type="float">
            <text:p>4 327</text:p>
          </table:table-cell>
          <table:table-cell table:style-name="ce11" office:value-type="float" office:value="103439674" calcext:value-type="float">
            <text:p>103 439 674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873" calcext:value-type="float">
            <text:p>873</text:p>
          </table:table-cell>
          <table:table-cell table:style-name="ce11" office:value-type="float" office:value="13134" calcext:value-type="float">
            <text:p>13 134</text:p>
          </table:table-cell>
          <table:table-cell table:style-name="ce11" office:value-type="float" office:value="10735" calcext:value-type="float">
            <text:p>10 735</text:p>
          </table:table-cell>
          <table:table-cell table:style-name="ce11" office:value-type="float" office:value="276943626" calcext:value-type="float">
            <text:p>276 943 626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14813" calcext:value-type="float">
            <text:p>14 813</text:p>
          </table:table-cell>
          <table:table-cell table:style-name="ce11" office:value-type="float" office:value="11467" calcext:value-type="float">
            <text:p>11 467</text:p>
          </table:table-cell>
          <table:table-cell table:style-name="ce11" office:value-type="float" office:value="254886648" calcext:value-type="float">
            <text:p>254 886 648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13889" calcext:value-type="float">
            <text:p>13 889</text:p>
          </table:table-cell>
          <table:table-cell table:style-name="ce11" office:value-type="float" office:value="13014" calcext:value-type="float">
            <text:p>13 014</text:p>
          </table:table-cell>
          <table:table-cell table:style-name="ce11" office:value-type="float" office:value="217405705" calcext:value-type="float">
            <text:p>217 405 705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769" calcext:value-type="float">
            <text:p>769</text:p>
          </table:table-cell>
          <table:table-cell table:style-name="ce11" office:value-type="float" office:value="2075" calcext:value-type="float">
            <text:p>2 075</text:p>
          </table:table-cell>
          <table:table-cell table:style-name="ce11" office:value-type="float" office:value="1741" calcext:value-type="float">
            <text:p>1 741</text:p>
          </table:table-cell>
          <table:table-cell table:style-name="ce11" office:value-type="float" office:value="53035116" calcext:value-type="float">
            <text:p>53 035 116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8534500" calcext:value-type="float">
            <text:p>8 534 500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404" calcext:value-type="float">
            <text:p>404</text:p>
          </table:table-cell>
          <table:table-cell table:style-name="ce11" office:value-type="float" office:value="11763" calcext:value-type="float">
            <text:p>11 763</text:p>
          </table:table-cell>
          <table:table-cell table:style-name="ce11" office:value-type="float" office:value="10474" calcext:value-type="float">
            <text:p>10 474</text:p>
          </table:table-cell>
          <table:table-cell table:style-name="ce11" office:value-type="float" office:value="364762351" calcext:value-type="float">
            <text:p>364 762 351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1393" calcext:value-type="float">
            <text:p>1 393</text:p>
          </table:table-cell>
          <table:table-cell table:style-name="ce11" office:value-type="float" office:value="1259" calcext:value-type="float">
            <text:p>1 259</text:p>
          </table:table-cell>
          <table:table-cell table:style-name="ce11" office:value-type="float" office:value="42473968" calcext:value-type="float">
            <text:p>42 473 968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office:value-type="float" office:value="11988" calcext:value-type="float">
            <text:p>11 988</text:p>
          </table:table-cell>
          <table:table-cell table:style-name="ce11" office:value-type="float" office:value="10679" calcext:value-type="float">
            <text:p>10 679</text:p>
          </table:table-cell>
          <table:table-cell table:style-name="ce11" office:value-type="float" office:value="288697011" calcext:value-type="float">
            <text:p>288 697 011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786" calcext:value-type="float">
            <text:p>7 786</text:p>
          </table:table-cell>
          <table:table-cell table:style-name="ce11" office:value-type="float" office:value="6893" calcext:value-type="float">
            <text:p>6 893</text:p>
          </table:table-cell>
          <table:table-cell table:style-name="ce11" office:value-type="float" office:value="195440355" calcext:value-type="float">
            <text:p>195 440 355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349" calcext:value-type="float">
            <text:p>349</text:p>
          </table:table-cell>
          <table:table-cell table:style-name="ce11" office:value-type="float" office:value="14146" calcext:value-type="float">
            <text:p>14 146</text:p>
          </table:table-cell>
          <table:table-cell table:style-name="ce11" office:value-type="float" office:value="12438" calcext:value-type="float">
            <text:p>12 438</text:p>
          </table:table-cell>
          <table:table-cell table:style-name="ce11" office:value-type="float" office:value="351763283" calcext:value-type="float">
            <text:p>351 763 283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1197" calcext:value-type="float">
            <text:p>1 197</text:p>
          </table:table-cell>
          <table:table-cell table:style-name="ce11" office:value-type="float" office:value="1008" calcext:value-type="float">
            <text:p>1 008</text:p>
          </table:table-cell>
          <table:table-cell table:style-name="ce11" office:value-type="float" office:value="24920718" calcext:value-type="float">
            <text:p>24 920 718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1571" calcext:value-type="float">
            <text:p>1 571</text:p>
          </table:table-cell>
          <table:table-cell table:style-name="ce11" office:value-type="float" office:value="3164" calcext:value-type="float">
            <text:p>3 164</text:p>
          </table:table-cell>
          <table:table-cell table:style-name="ce11" office:value-type="float" office:value="2644" calcext:value-type="float">
            <text:p>2 644</text:p>
          </table:table-cell>
          <table:table-cell table:style-name="ce11" office:value-type="float" office:value="68649065" calcext:value-type="float">
            <text:p>68 649 065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2756395" calcext:value-type="float">
            <text:p>2 756 395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511" calcext:value-type="float">
            <text:p>511</text:p>
          </table:table-cell>
          <table:table-cell table:style-name="ce11" office:value-type="float" office:value="435" calcext:value-type="float">
            <text:p>435</text:p>
          </table:table-cell>
          <table:table-cell table:style-name="ce11" office:value-type="float" office:value="10106624" calcext:value-type="float">
            <text:p>10 106 624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847" calcext:value-type="float">
            <text:p>847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25316696" calcext:value-type="float">
            <text:p>25 316 696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53" calcext:value-type="float">
            <text:p>1 353</text:p>
          </table:table-cell>
          <table:table-cell table:style-name="ce11" office:value-type="float" office:value="1039" calcext:value-type="float">
            <text:p>1 039</text:p>
          </table:table-cell>
          <table:table-cell table:style-name="ce11" office:value-type="float" office:value="22584850" calcext:value-type="float">
            <text:p>22 584 850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431" calcext:value-type="float">
            <text:p>431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office:value-type="float" office:value="7792259" calcext:value-type="float">
            <text:p>7 792 259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1290766" calcext:value-type="float">
            <text:p>1 290 766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837" calcext:value-type="float">
            <text:p>837</text:p>
          </table:table-cell>
          <table:table-cell table:style-name="ce11" office:value-type="float" office:value="779" calcext:value-type="float">
            <text:p>779</text:p>
          </table:table-cell>
          <table:table-cell table:style-name="ce11" office:value-type="float" office:value="31498250" calcext:value-type="float">
            <text:p>31 498 250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366" calcext:value-type="float">
            <text:p>366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7490894" calcext:value-type="float">
            <text:p>7 490 894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7313913" calcext:value-type="float">
            <text:p>7 313 913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786" calcext:value-type="float">
            <text:p>786</text:p>
          </table:table-cell>
          <table:table-cell table:style-name="ce11" office:value-type="float" office:value="689" calcext:value-type="float">
            <text:p>689</text:p>
          </table:table-cell>
          <table:table-cell table:style-name="ce11" office:value-type="float" office:value="24164975" calcext:value-type="float">
            <text:p>24 164 975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73" calcext:value-type="float">
            <text:p>7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6302095" calcext:value-type="float">
            <text:p>6 302 095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8610205" calcext:value-type="float">
            <text:p>8 610 205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356121" calcext:value-type="float">
            <text:p>1 356 121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2842093" calcext:value-type="float">
            <text:p>2 842 093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13139028" calcext:value-type="float">
            <text:p>13 139 028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3759373" calcext:value-type="float">
            <text:p>3 759 373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office:value-type="float" office:value="10035594" calcext:value-type="float">
            <text:p>10 035 594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1" calcext:value-type="float">
            <text:p>271</text:p>
          </table:table-cell>
          <table:table-cell table:style-name="ce11" office:value-type="float" office:value="9157040" calcext:value-type="float">
            <text:p>9 157 040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37" calcext:value-type="float">
            <text:p>3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083" calcext:value-type="float">
            <text:p>1 083</text:p>
          </table:table-cell>
          <table:table-cell table:style-name="ce11" office:value-type="float" office:value="965" calcext:value-type="float">
            <text:p>965</text:p>
          </table:table-cell>
          <table:table-cell table:style-name="ce11" office:value-type="float" office:value="25361138" calcext:value-type="float">
            <text:p>25 361 138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1759" calcext:value-type="float">
            <text:p>1 759</text:p>
          </table:table-cell>
          <table:table-cell table:style-name="ce11" office:value-type="float" office:value="1525" calcext:value-type="float">
            <text:p>1 525</text:p>
          </table:table-cell>
          <table:table-cell table:style-name="ce11" office:value-type="float" office:value="46804328" calcext:value-type="float">
            <text:p>46 804 328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2431" calcext:value-type="float">
            <text:p>2 431</text:p>
          </table:table-cell>
          <table:table-cell table:style-name="ce11" office:value-type="float" office:value="1940" calcext:value-type="float">
            <text:p>1 940</text:p>
          </table:table-cell>
          <table:table-cell table:style-name="ce11" office:value-type="float" office:value="63636032" calcext:value-type="float">
            <text:p>63 636 032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2272" calcext:value-type="float">
            <text:p>2 272</text:p>
          </table:table-cell>
          <table:table-cell table:style-name="ce11" office:value-type="float" office:value="1932" calcext:value-type="float">
            <text:p>1 932</text:p>
          </table:table-cell>
          <table:table-cell table:style-name="ce11" office:value-type="float" office:value="46993315" calcext:value-type="float">
            <text:p>46 993 315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837" calcext:value-type="float">
            <text:p>837</text:p>
          </table:table-cell>
          <table:table-cell table:style-name="ce11" office:value-type="float" office:value="15726" calcext:value-type="float">
            <text:p>15 726</text:p>
          </table:table-cell>
          <table:table-cell table:style-name="ce11" office:value-type="float" office:value="12983" calcext:value-type="float">
            <text:p>12 983</text:p>
          </table:table-cell>
          <table:table-cell table:style-name="ce11" office:value-type="float" office:value="336474808" calcext:value-type="float">
            <text:p>336 474 808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16047" calcext:value-type="float">
            <text:p>16 047</text:p>
          </table:table-cell>
          <table:table-cell table:style-name="ce11" office:value-type="float" office:value="11709" calcext:value-type="float">
            <text:p>11 709</text:p>
          </table:table-cell>
          <table:table-cell table:style-name="ce11" office:value-type="float" office:value="266725009" calcext:value-type="float">
            <text:p>266 725 009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7311" calcext:value-type="float">
            <text:p>17 311</text:p>
          </table:table-cell>
          <table:table-cell table:style-name="ce11" office:value-type="float" office:value="15300" calcext:value-type="float">
            <text:p>15 300</text:p>
          </table:table-cell>
          <table:table-cell table:style-name="ce11" office:value-type="float" office:value="242045495" calcext:value-type="float">
            <text:p>242 045 495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1872" calcext:value-type="float">
            <text:p>1 872</text:p>
          </table:table-cell>
          <table:table-cell table:style-name="ce11" office:value-type="float" office:value="1497" calcext:value-type="float">
            <text:p>1 497</text:p>
          </table:table-cell>
          <table:table-cell table:style-name="ce11" office:value-type="float" office:value="48739369" calcext:value-type="float">
            <text:p>48 739 369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269" calcext:value-type="float">
            <text:p>269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6000427" calcext:value-type="float">
            <text:p>6 000 427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783" calcext:value-type="float">
            <text:p>783</text:p>
          </table:table-cell>
          <table:table-cell table:style-name="ce11" office:value-type="float" office:value="27753" calcext:value-type="float">
            <text:p>27 753</text:p>
          </table:table-cell>
          <table:table-cell table:style-name="ce11" office:value-type="float" office:value="24515" calcext:value-type="float">
            <text:p>24 515</text:p>
          </table:table-cell>
          <table:table-cell table:style-name="ce11" office:value-type="float" office:value="866165877" calcext:value-type="float">
            <text:p>866 165 877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3086" calcext:value-type="float">
            <text:p>3 086</text:p>
          </table:table-cell>
          <table:table-cell table:style-name="ce11" office:value-type="float" office:value="2546" calcext:value-type="float">
            <text:p>2 546</text:p>
          </table:table-cell>
          <table:table-cell table:style-name="ce11" office:value-type="float" office:value="82841038" calcext:value-type="float">
            <text:p>82 841 038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8187" calcext:value-type="float">
            <text:p>8 187</text:p>
          </table:table-cell>
          <table:table-cell table:style-name="ce11" office:value-type="float" office:value="7003" calcext:value-type="float">
            <text:p>7 003</text:p>
          </table:table-cell>
          <table:table-cell table:style-name="ce11" office:value-type="float" office:value="194523448" calcext:value-type="float">
            <text:p>194 523 448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331" calcext:value-type="float">
            <text:p>331</text:p>
          </table:table-cell>
          <table:table-cell table:style-name="ce11" office:value-type="float" office:value="8734" calcext:value-type="float">
            <text:p>8 734</text:p>
          </table:table-cell>
          <table:table-cell table:style-name="ce11" office:value-type="float" office:value="7645" calcext:value-type="float">
            <text:p>7 645</text:p>
          </table:table-cell>
          <table:table-cell table:style-name="ce11" office:value-type="float" office:value="224746663" calcext:value-type="float">
            <text:p>224 746 663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462" calcext:value-type="float">
            <text:p>462</text:p>
          </table:table-cell>
          <table:table-cell table:style-name="ce11" office:value-type="float" office:value="19193" calcext:value-type="float">
            <text:p>19 193</text:p>
          </table:table-cell>
          <table:table-cell table:style-name="ce11" office:value-type="float" office:value="16902" calcext:value-type="float">
            <text:p>16 902</text:p>
          </table:table-cell>
          <table:table-cell table:style-name="ce11" office:value-type="float" office:value="469230671" calcext:value-type="float">
            <text:p>469 230 671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877" calcext:value-type="float">
            <text:p>877</text:p>
          </table:table-cell>
          <table:table-cell table:style-name="ce11" office:value-type="float" office:value="760" calcext:value-type="float">
            <text:p>760</text:p>
          </table:table-cell>
          <table:table-cell table:style-name="ce11" office:value-type="float" office:value="18738428" calcext:value-type="float">
            <text:p>18 738 428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2454" calcext:value-type="float">
            <text:p>2 454</text:p>
          </table:table-cell>
          <table:table-cell table:style-name="ce11" office:value-type="float" office:value="3398" calcext:value-type="float">
            <text:p>3 398</text:p>
          </table:table-cell>
          <table:table-cell table:style-name="ce11" office:value-type="float" office:value="2789" calcext:value-type="float">
            <text:p>2 789</text:p>
          </table:table-cell>
          <table:table-cell table:style-name="ce11" office:value-type="float" office:value="79914586" calcext:value-type="float">
            <text:p>79 914 586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425" calcext:value-type="float">
            <text:p>1 425</text:p>
          </table:table-cell>
          <table:table-cell table:style-name="ce11" office:value-type="float" office:value="1242" calcext:value-type="float">
            <text:p>1 242</text:p>
          </table:table-cell>
          <table:table-cell table:style-name="ce11" office:value-type="float" office:value="38646115" calcext:value-type="float">
            <text:p>38 646 115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2500" calcext:value-type="float">
            <text:p>2 500</text:p>
          </table:table-cell>
          <table:table-cell table:style-name="ce11" office:value-type="float" office:value="2213" calcext:value-type="float">
            <text:p>2 213</text:p>
          </table:table-cell>
          <table:table-cell table:style-name="ce11" office:value-type="float" office:value="76848580" calcext:value-type="float">
            <text:p>76 848 580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5443" calcext:value-type="float">
            <text:p>5 443</text:p>
          </table:table-cell>
          <table:table-cell table:style-name="ce11" office:value-type="float" office:value="4358" calcext:value-type="float">
            <text:p>4 358</text:p>
          </table:table-cell>
          <table:table-cell table:style-name="ce11" office:value-type="float" office:value="143782651" calcext:value-type="float">
            <text:p>143 782 651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5603" calcext:value-type="float">
            <text:p>5 603</text:p>
          </table:table-cell>
          <table:table-cell table:style-name="ce11" office:value-type="float" office:value="4921" calcext:value-type="float">
            <text:p>4 921</text:p>
          </table:table-cell>
          <table:table-cell table:style-name="ce11" office:value-type="float" office:value="127139753" calcext:value-type="float">
            <text:p>127 139 753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1369" calcext:value-type="float">
            <text:p>1 369</text:p>
          </table:table-cell>
          <table:table-cell table:style-name="ce11" office:value-type="float" office:value="24369" calcext:value-type="float">
            <text:p>24 369</text:p>
          </table:table-cell>
          <table:table-cell table:style-name="ce11" office:value-type="float" office:value="21976" calcext:value-type="float">
            <text:p>21 976</text:p>
          </table:table-cell>
          <table:table-cell table:style-name="ce11" office:value-type="float" office:value="731545732" calcext:value-type="float">
            <text:p>731 545 732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8666" calcext:value-type="float">
            <text:p>8 666</text:p>
          </table:table-cell>
          <table:table-cell table:style-name="ce11" office:value-type="float" office:value="6930" calcext:value-type="float">
            <text:p>6 930</text:p>
          </table:table-cell>
          <table:table-cell table:style-name="ce11" office:value-type="float" office:value="169726268" calcext:value-type="float">
            <text:p>169 726 268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18647" calcext:value-type="float">
            <text:p>18 647</text:p>
          </table:table-cell>
          <table:table-cell table:style-name="ce11" office:value-type="float" office:value="16554" calcext:value-type="float">
            <text:p>16 554</text:p>
          </table:table-cell>
          <table:table-cell table:style-name="ce11" office:value-type="float" office:value="291042124" calcext:value-type="float">
            <text:p>291 042 124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842" calcext:value-type="float">
            <text:p>842</text:p>
          </table:table-cell>
          <table:table-cell table:style-name="ce11" office:value-type="float" office:value="6595" calcext:value-type="float">
            <text:p>6 595</text:p>
          </table:table-cell>
          <table:table-cell table:style-name="ce11" office:value-type="float" office:value="5306" calcext:value-type="float">
            <text:p>5 306</text:p>
          </table:table-cell>
          <table:table-cell table:style-name="ce11" office:value-type="float" office:value="207692994" calcext:value-type="float">
            <text:p>207 692 994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416" calcext:value-type="float">
            <text:p>416</text:p>
          </table:table-cell>
          <table:table-cell table:style-name="ce11" office:value-type="float" office:value="1766" calcext:value-type="float">
            <text:p>1 766</text:p>
          </table:table-cell>
          <table:table-cell table:style-name="ce11" office:value-type="float" office:value="1058" calcext:value-type="float">
            <text:p>1 058</text:p>
          </table:table-cell>
          <table:table-cell table:style-name="ce11" office:value-type="float" office:value="36815471" calcext:value-type="float">
            <text:p>36 815 471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938" calcext:value-type="float">
            <text:p>938</text:p>
          </table:table-cell>
          <table:table-cell table:style-name="ce11" office:value-type="float" office:value="38364" calcext:value-type="float">
            <text:p>38 364</text:p>
          </table:table-cell>
          <table:table-cell table:style-name="ce11" office:value-type="float" office:value="32825" calcext:value-type="float">
            <text:p>32 825</text:p>
          </table:table-cell>
          <table:table-cell table:style-name="ce11" office:value-type="float" office:value="1254671215" calcext:value-type="float">
            <text:p>1 254 671 215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6728" calcext:value-type="float">
            <text:p>6 728</text:p>
          </table:table-cell>
          <table:table-cell table:style-name="ce11" office:value-type="float" office:value="5949" calcext:value-type="float">
            <text:p>5 949</text:p>
          </table:table-cell>
          <table:table-cell table:style-name="ce11" office:value-type="float" office:value="231082987" calcext:value-type="float">
            <text:p>231 082 987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10992" calcext:value-type="float">
            <text:p>10 992</text:p>
          </table:table-cell>
          <table:table-cell table:style-name="ce11" office:value-type="float" office:value="9891" calcext:value-type="float">
            <text:p>9 891</text:p>
          </table:table-cell>
          <table:table-cell table:style-name="ce11" office:value-type="float" office:value="291079738" calcext:value-type="float">
            <text:p>291 079 738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649" calcext:value-type="float">
            <text:p>649</text:p>
          </table:table-cell>
          <table:table-cell table:style-name="ce11" office:value-type="float" office:value="15154" calcext:value-type="float">
            <text:p>15 154</text:p>
          </table:table-cell>
          <table:table-cell table:style-name="ce11" office:value-type="float" office:value="13821" calcext:value-type="float">
            <text:p>13 821</text:p>
          </table:table-cell>
          <table:table-cell table:style-name="ce11" office:value-type="float" office:value="428342567" calcext:value-type="float">
            <text:p>428 342 567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589" calcext:value-type="float">
            <text:p>589</text:p>
          </table:table-cell>
          <table:table-cell table:style-name="ce11" office:value-type="float" office:value="23078" calcext:value-type="float">
            <text:p>23 078</text:p>
          </table:table-cell>
          <table:table-cell table:style-name="ce11" office:value-type="float" office:value="20351" calcext:value-type="float">
            <text:p>20 351</text:p>
          </table:table-cell>
          <table:table-cell table:style-name="ce11" office:value-type="float" office:value="595586781" calcext:value-type="float">
            <text:p>595 586 781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office:value-type="float" office:value="2905" calcext:value-type="float">
            <text:p>2 905</text:p>
          </table:table-cell>
          <table:table-cell table:style-name="ce11" office:value-type="float" office:value="2596" calcext:value-type="float">
            <text:p>2 596</text:p>
          </table:table-cell>
          <table:table-cell table:style-name="ce11" office:value-type="float" office:value="74717954" calcext:value-type="float">
            <text:p>74 717 954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4212" calcext:value-type="float">
            <text:p>4 212</text:p>
          </table:table-cell>
          <table:table-cell table:style-name="ce11" office:value-type="float" office:value="15458" calcext:value-type="float">
            <text:p>15 458</text:p>
          </table:table-cell>
          <table:table-cell table:style-name="ce11" office:value-type="float" office:value="11180" calcext:value-type="float">
            <text:p>11 180</text:p>
          </table:table-cell>
          <table:table-cell table:style-name="ce11" office:value-type="float" office:value="462820461" calcext:value-type="float">
            <text:p>462 820 461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5113768" calcext:value-type="float">
            <text:p>5 113 768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31" calcext:value-type="float">
            <text:p>231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6749714" calcext:value-type="float">
            <text:p>6 749 714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8064653" calcext:value-type="float">
            <text:p>8 064 653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130" calcext:value-type="float">
            <text:p>1 130</text:p>
          </table:table-cell>
          <table:table-cell table:style-name="ce11" office:value-type="float" office:value="954" calcext:value-type="float">
            <text:p>954</text:p>
          </table:table-cell>
          <table:table-cell table:style-name="ce11" office:value-type="float" office:value="21556030" calcext:value-type="float">
            <text:p>21 556 030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1488" calcext:value-type="float">
            <text:p>1 488</text:p>
          </table:table-cell>
          <table:table-cell table:style-name="ce11" office:value-type="float" office:value="1371" calcext:value-type="float">
            <text:p>1 371</text:p>
          </table:table-cell>
          <table:table-cell table:style-name="ce11" office:value-type="float" office:value="34671649" calcext:value-type="float">
            <text:p>34 671 649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998" calcext:value-type="float">
            <text:p>998</text:p>
          </table:table-cell>
          <table:table-cell table:style-name="ce11" office:value-type="float" office:value="805" calcext:value-type="float">
            <text:p>805</text:p>
          </table:table-cell>
          <table:table-cell table:style-name="ce11" office:value-type="float" office:value="16801608" calcext:value-type="float">
            <text:p>16 801 608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749" calcext:value-type="float">
            <text:p>749</text:p>
          </table:table-cell>
          <table:table-cell table:style-name="ce11" office:value-type="float" office:value="11276672" calcext:value-type="float">
            <text:p>11 276 672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42" calcext:value-type="float">
            <text:p>642</text:p>
          </table:table-cell>
          <table:table-cell table:style-name="ce11" office:value-type="float" office:value="587" calcext:value-type="float">
            <text:p>587</text:p>
          </table:table-cell>
          <table:table-cell table:style-name="ce11" office:value-type="float" office:value="21849569" calcext:value-type="float">
            <text:p>21 849 569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32" calcext:value-type="float">
            <text:p>1 132</text:p>
          </table:table-cell>
          <table:table-cell table:style-name="ce11" office:value-type="float" office:value="1015" calcext:value-type="float">
            <text:p>1 015</text:p>
          </table:table-cell>
          <table:table-cell table:style-name="ce11" office:value-type="float" office:value="47293599" calcext:value-type="float">
            <text:p>47 293 599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57" calcext:value-type="float">
            <text:p>757</text:p>
          </table:table-cell>
          <table:table-cell table:style-name="ce11" office:value-type="float" office:value="689" calcext:value-type="float">
            <text:p>689</text:p>
          </table:table-cell>
          <table:table-cell table:style-name="ce11" office:value-type="float" office:value="24480033" calcext:value-type="float">
            <text:p>24 480 033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20111625" calcext:value-type="float">
            <text:p>20 111 625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084" calcext:value-type="float">
            <text:p>1 084</text:p>
          </table:table-cell>
          <table:table-cell table:style-name="ce11" office:value-type="float" office:value="964" calcext:value-type="float">
            <text:p>964</text:p>
          </table:table-cell>
          <table:table-cell table:style-name="ce11" office:value-type="float" office:value="33064407" calcext:value-type="float">
            <text:p>33 064 407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6121878" calcext:value-type="float">
            <text:p>6 121 878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533" calcext:value-type="float">
            <text:p>533</text:p>
          </table:table-cell>
          <table:table-cell table:style-name="ce11" office:value-type="float" office:value="504" calcext:value-type="float">
            <text:p>504</text:p>
          </table:table-cell>
          <table:table-cell table:style-name="ce11" office:value-type="float" office:value="12198954" calcext:value-type="float">
            <text:p>12 198 954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5321417" calcext:value-type="float">
            <text:p>5 321 417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6808316" calcext:value-type="float">
            <text:p>6 808 316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95" calcext:value-type="float">
            <text:p>695</text:p>
          </table:table-cell>
          <table:table-cell table:style-name="ce11" office:value-type="float" office:value="558" calcext:value-type="float">
            <text:p>558</text:p>
          </table:table-cell>
          <table:table-cell table:style-name="ce11" office:value-type="float" office:value="15276921" calcext:value-type="float">
            <text:p>15 276 921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577" calcext:value-type="float">
            <text:p>577</text:p>
          </table:table-cell>
          <table:table-cell table:style-name="ce11" office:value-type="float" office:value="12840236" calcext:value-type="float">
            <text:p>12 840 236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577" calcext:value-type="float">
            <text:p>577</text:p>
          </table:table-cell>
          <table:table-cell table:style-name="ce11" office:value-type="float" office:value="537" calcext:value-type="float">
            <text:p>537</text:p>
          </table:table-cell>
          <table:table-cell table:style-name="ce11" office:value-type="float" office:value="11145423" calcext:value-type="float">
            <text:p>11 145 423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2686578" calcext:value-type="float">
            <text:p>2 686 578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887" calcext:value-type="float">
            <text:p>887</text:p>
          </table:table-cell>
          <table:table-cell table:style-name="ce11" office:value-type="float" office:value="815" calcext:value-type="float">
            <text:p>815</text:p>
          </table:table-cell>
          <table:table-cell table:style-name="ce11" office:value-type="float" office:value="31967287" calcext:value-type="float">
            <text:p>31 967 287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office:value-type="float" office:value="198" calcext:value-type="float">
            <text:p>198</text:p>
          </table:table-cell>
          <table:table-cell table:style-name="ce11" office:value-type="float" office:value="6935089" calcext:value-type="float">
            <text:p>6 935 089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68" calcext:value-type="float">
            <text:p>268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8037274" calcext:value-type="float">
            <text:p>8 037 274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42" calcext:value-type="float">
            <text:p>342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11530217" calcext:value-type="float">
            <text:p>11 530 217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15612796" calcext:value-type="float">
            <text:p>15 612 796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382326" calcext:value-type="float">
            <text:p>2 382 326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7565221" calcext:value-type="float">
            <text:p>7 565 221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75" calcext:value-type="float">
            <text:p>37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8394391" calcext:value-type="float">
            <text:p>8 394 391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785" calcext:value-type="float">
            <text:p>785</text:p>
          </table:table-cell>
          <table:table-cell table:style-name="ce11" office:value-type="float" office:value="717" calcext:value-type="float">
            <text:p>717</text:p>
          </table:table-cell>
          <table:table-cell table:style-name="ce11" office:value-type="float" office:value="21474628" calcext:value-type="float">
            <text:p>21 474 628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240" calcext:value-type="float">
            <text:p>1 240</text:p>
          </table:table-cell>
          <table:table-cell table:style-name="ce11" office:value-type="float" office:value="1001" calcext:value-type="float">
            <text:p>1 001</text:p>
          </table:table-cell>
          <table:table-cell table:style-name="ce11" office:value-type="float" office:value="33098889" calcext:value-type="float">
            <text:p>33 098 889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52" calcext:value-type="float">
            <text:p>1 052</text:p>
          </table:table-cell>
          <table:table-cell table:style-name="ce11" office:value-type="float" office:value="893" calcext:value-type="float">
            <text:p>893</text:p>
          </table:table-cell>
          <table:table-cell table:style-name="ce11" office:value-type="float" office:value="21431730" calcext:value-type="float">
            <text:p>21 431 730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398" calcext:value-type="float">
            <text:p>398</text:p>
          </table:table-cell>
          <table:table-cell table:style-name="ce11" office:value-type="float" office:value="7110" calcext:value-type="float">
            <text:p>7 110</text:p>
          </table:table-cell>
          <table:table-cell table:style-name="ce11" office:value-type="float" office:value="5983" calcext:value-type="float">
            <text:p>5 983</text:p>
          </table:table-cell>
          <table:table-cell table:style-name="ce11" office:value-type="float" office:value="152071977" calcext:value-type="float">
            <text:p>152 071 977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9007" calcext:value-type="float">
            <text:p>9 007</text:p>
          </table:table-cell>
          <table:table-cell table:style-name="ce11" office:value-type="float" office:value="6643" calcext:value-type="float">
            <text:p>6 643</text:p>
          </table:table-cell>
          <table:table-cell table:style-name="ce11" office:value-type="float" office:value="149369780" calcext:value-type="float">
            <text:p>149 369 780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674" calcext:value-type="float">
            <text:p>8 674</text:p>
          </table:table-cell>
          <table:table-cell table:style-name="ce11" office:value-type="float" office:value="7855" calcext:value-type="float">
            <text:p>7 855</text:p>
          </table:table-cell>
          <table:table-cell table:style-name="ce11" office:value-type="float" office:value="131824143" calcext:value-type="float">
            <text:p>131 824 143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901" calcext:value-type="float">
            <text:p>901</text:p>
          </table:table-cell>
          <table:table-cell table:style-name="ce11" office:value-type="float" office:value="779" calcext:value-type="float">
            <text:p>779</text:p>
          </table:table-cell>
          <table:table-cell table:style-name="ce11" office:value-type="float" office:value="24424960" calcext:value-type="float">
            <text:p>24 424 960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4400926" calcext:value-type="float">
            <text:p>4 400 926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386" calcext:value-type="float">
            <text:p>386</text:p>
          </table:table-cell>
          <table:table-cell table:style-name="ce11" office:value-type="float" office:value="11237" calcext:value-type="float">
            <text:p>11 237</text:p>
          </table:table-cell>
          <table:table-cell table:style-name="ce11" office:value-type="float" office:value="10147" calcext:value-type="float">
            <text:p>10 147</text:p>
          </table:table-cell>
          <table:table-cell table:style-name="ce11" office:value-type="float" office:value="349096351" calcext:value-type="float">
            <text:p>349 096 351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1932" calcext:value-type="float">
            <text:p>1 932</text:p>
          </table:table-cell>
          <table:table-cell table:style-name="ce11" office:value-type="float" office:value="1693" calcext:value-type="float">
            <text:p>1 693</text:p>
          </table:table-cell>
          <table:table-cell table:style-name="ce11" office:value-type="float" office:value="52663505" calcext:value-type="float">
            <text:p>52 663 505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454" calcext:value-type="float">
            <text:p>3 454</text:p>
          </table:table-cell>
          <table:table-cell table:style-name="ce11" office:value-type="float" office:value="3091" calcext:value-type="float">
            <text:p>3 091</text:p>
          </table:table-cell>
          <table:table-cell table:style-name="ce11" office:value-type="float" office:value="83451279" calcext:value-type="float">
            <text:p>83 451 279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182" calcext:value-type="float">
            <text:p>182</text:p>
          </table:table-cell>
          <table:table-cell table:style-name="ce11" office:value-type="float" office:value="4384" calcext:value-type="float">
            <text:p>4 384</text:p>
          </table:table-cell>
          <table:table-cell table:style-name="ce11" office:value-type="float" office:value="3913" calcext:value-type="float">
            <text:p>3 913</text:p>
          </table:table-cell>
          <table:table-cell table:style-name="ce11" office:value-type="float" office:value="108446096" calcext:value-type="float">
            <text:p>108 446 096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10138" calcext:value-type="float">
            <text:p>10 138</text:p>
          </table:table-cell>
          <table:table-cell table:style-name="ce11" office:value-type="float" office:value="9021" calcext:value-type="float">
            <text:p>9 021</text:p>
          </table:table-cell>
          <table:table-cell table:style-name="ce11" office:value-type="float" office:value="255806847" calcext:value-type="float">
            <text:p>255 806 847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614" calcext:value-type="float">
            <text:p>614</text:p>
          </table:table-cell>
          <table:table-cell table:style-name="ce11" office:value-type="float" office:value="563" calcext:value-type="float">
            <text:p>563</text:p>
          </table:table-cell>
          <table:table-cell table:style-name="ce11" office:value-type="float" office:value="13350258" calcext:value-type="float">
            <text:p>13 350 258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1853" calcext:value-type="float">
            <text:p>1 853</text:p>
          </table:table-cell>
          <table:table-cell table:style-name="ce11" office:value-type="float" office:value="2899" calcext:value-type="float">
            <text:p>2 899</text:p>
          </table:table-cell>
          <table:table-cell table:style-name="ce11" office:value-type="float" office:value="2307" calcext:value-type="float">
            <text:p>2 307</text:p>
          </table:table-cell>
          <table:table-cell table:style-name="ce11" office:value-type="float" office:value="62489532" calcext:value-type="float">
            <text:p>62 489 532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368" calcext:value-type="float">
            <text:p>1 368</text:p>
          </table:table-cell>
          <table:table-cell table:style-name="ce11" office:value-type="float" office:value="1148" calcext:value-type="float">
            <text:p>1 148</text:p>
          </table:table-cell>
          <table:table-cell table:style-name="ce11" office:value-type="float" office:value="33572706" calcext:value-type="float">
            <text:p>33 572 706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1365" calcext:value-type="float">
            <text:p>1 365</text:p>
          </table:table-cell>
          <table:table-cell table:style-name="ce11" office:value-type="float" office:value="1188" calcext:value-type="float">
            <text:p>1 188</text:p>
          </table:table-cell>
          <table:table-cell table:style-name="ce11" office:value-type="float" office:value="34675126" calcext:value-type="float">
            <text:p>34 675 126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298" calcext:value-type="float">
            <text:p>2 298</text:p>
          </table:table-cell>
          <table:table-cell table:style-name="ce11" office:value-type="float" office:value="1826" calcext:value-type="float">
            <text:p>1 826</text:p>
          </table:table-cell>
          <table:table-cell table:style-name="ce11" office:value-type="float" office:value="61596793" calcext:value-type="float">
            <text:p>61 596 793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3107" calcext:value-type="float">
            <text:p>3 107</text:p>
          </table:table-cell>
          <table:table-cell table:style-name="ce11" office:value-type="float" office:value="2698" calcext:value-type="float">
            <text:p>2 698</text:p>
          </table:table-cell>
          <table:table-cell table:style-name="ce11" office:value-type="float" office:value="65595244" calcext:value-type="float">
            <text:p>65 595 244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1007" calcext:value-type="float">
            <text:p>1 007</text:p>
          </table:table-cell>
          <table:table-cell table:style-name="ce11" office:value-type="float" office:value="13565" calcext:value-type="float">
            <text:p>13 565</text:p>
          </table:table-cell>
          <table:table-cell table:style-name="ce11" office:value-type="float" office:value="11220" calcext:value-type="float">
            <text:p>11 220</text:p>
          </table:table-cell>
          <table:table-cell table:style-name="ce11" office:value-type="float" office:value="293514347" calcext:value-type="float">
            <text:p>293 514 347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14590" calcext:value-type="float">
            <text:p>14 590</text:p>
          </table:table-cell>
          <table:table-cell table:style-name="ce11" office:value-type="float" office:value="11489" calcext:value-type="float">
            <text:p>11 489</text:p>
          </table:table-cell>
          <table:table-cell table:style-name="ce11" office:value-type="float" office:value="258745201" calcext:value-type="float">
            <text:p>258 745 201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14757" calcext:value-type="float">
            <text:p>14 757</text:p>
          </table:table-cell>
          <table:table-cell table:style-name="ce11" office:value-type="float" office:value="13056" calcext:value-type="float">
            <text:p>13 056</text:p>
          </table:table-cell>
          <table:table-cell table:style-name="ce11" office:value-type="float" office:value="222054737" calcext:value-type="float">
            <text:p>222 054 737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1492" calcext:value-type="float">
            <text:p>1 492</text:p>
          </table:table-cell>
          <table:table-cell table:style-name="ce11" office:value-type="float" office:value="1220" calcext:value-type="float">
            <text:p>1 220</text:p>
          </table:table-cell>
          <table:table-cell table:style-name="ce11" office:value-type="float" office:value="37480815" calcext:value-type="float">
            <text:p>37 480 815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766" calcext:value-type="float">
            <text:p>766</text:p>
          </table:table-cell>
          <table:table-cell table:style-name="ce11" office:value-type="float" office:value="483" calcext:value-type="float">
            <text:p>483</text:p>
          </table:table-cell>
          <table:table-cell table:style-name="ce11" office:value-type="float" office:value="13478546" calcext:value-type="float">
            <text:p>13 478 546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708" calcext:value-type="float">
            <text:p>708</text:p>
          </table:table-cell>
          <table:table-cell table:style-name="ce11" office:value-type="float" office:value="17566" calcext:value-type="float">
            <text:p>17 566</text:p>
          </table:table-cell>
          <table:table-cell table:style-name="ce11" office:value-type="float" office:value="15466" calcext:value-type="float">
            <text:p>15 466</text:p>
          </table:table-cell>
          <table:table-cell table:style-name="ce11" office:value-type="float" office:value="520457229" calcext:value-type="float">
            <text:p>520 457 229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293" calcext:value-type="float">
            <text:p>293</text:p>
          </table:table-cell>
          <table:table-cell table:style-name="ce11" office:value-type="float" office:value="2608" calcext:value-type="float">
            <text:p>2 608</text:p>
          </table:table-cell>
          <table:table-cell table:style-name="ce11" office:value-type="float" office:value="2315" calcext:value-type="float">
            <text:p>2 315</text:p>
          </table:table-cell>
          <table:table-cell table:style-name="ce11" office:value-type="float" office:value="77671946" calcext:value-type="float">
            <text:p>77 671 946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8437" calcext:value-type="float">
            <text:p>8 437</text:p>
          </table:table-cell>
          <table:table-cell table:style-name="ce11" office:value-type="float" office:value="7312" calcext:value-type="float">
            <text:p>7 312</text:p>
          </table:table-cell>
          <table:table-cell table:style-name="ce11" office:value-type="float" office:value="203749868" calcext:value-type="float">
            <text:p>203 749 868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8519" calcext:value-type="float">
            <text:p>8 519</text:p>
          </table:table-cell>
          <table:table-cell table:style-name="ce11" office:value-type="float" office:value="7396" calcext:value-type="float">
            <text:p>7 396</text:p>
          </table:table-cell>
          <table:table-cell table:style-name="ce11" office:value-type="float" office:value="209833583" calcext:value-type="float">
            <text:p>209 833 583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16237" calcext:value-type="float">
            <text:p>16 237</text:p>
          </table:table-cell>
          <table:table-cell table:style-name="ce11" office:value-type="float" office:value="14008" calcext:value-type="float">
            <text:p>14 008</text:p>
          </table:table-cell>
          <table:table-cell table:style-name="ce11" office:value-type="float" office:value="403975380" calcext:value-type="float">
            <text:p>403 975 380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1978" calcext:value-type="float">
            <text:p>1 978</text:p>
          </table:table-cell>
          <table:table-cell table:style-name="ce11" office:value-type="float" office:value="1690" calcext:value-type="float">
            <text:p>1 690</text:p>
          </table:table-cell>
          <table:table-cell table:style-name="ce11" office:value-type="float" office:value="41097081" calcext:value-type="float">
            <text:p>41 097 081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3396" calcext:value-type="float">
            <text:p>3 396</text:p>
          </table:table-cell>
          <table:table-cell table:style-name="ce11" office:value-type="float" office:value="5771" calcext:value-type="float">
            <text:p>5 771</text:p>
          </table:table-cell>
          <table:table-cell table:style-name="ce11" office:value-type="float" office:value="4875" calcext:value-type="float">
            <text:p>4 875</text:p>
          </table:table-cell>
          <table:table-cell table:style-name="ce11" office:value-type="float" office:value="126590319" calcext:value-type="float">
            <text:p>126 590 319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124" calcext:value-type="float">
            <text:p>1 124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23836176" calcext:value-type="float">
            <text:p>23 836 176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74" calcext:value-type="float">
            <text:p>774</text:p>
          </table:table-cell>
          <table:table-cell table:style-name="ce11" office:value-type="float" office:value="672" calcext:value-type="float">
            <text:p>672</text:p>
          </table:table-cell>
          <table:table-cell table:style-name="ce11" office:value-type="float" office:value="19806938" calcext:value-type="float">
            <text:p>19 806 938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335" calcext:value-type="float">
            <text:p>1 335</text:p>
          </table:table-cell>
          <table:table-cell table:style-name="ce11" office:value-type="float" office:value="1100" calcext:value-type="float">
            <text:p>1 100</text:p>
          </table:table-cell>
          <table:table-cell table:style-name="ce11" office:value-type="float" office:value="36334536" calcext:value-type="float">
            <text:p>36 334 536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4158" calcext:value-type="float">
            <text:p>4 158</text:p>
          </table:table-cell>
          <table:table-cell table:style-name="ce11" office:value-type="float" office:value="3507" calcext:value-type="float">
            <text:p>3 507</text:p>
          </table:table-cell>
          <table:table-cell table:style-name="ce11" office:value-type="float" office:value="84434071" calcext:value-type="float">
            <text:p>84 434 071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06" calcext:value-type="float">
            <text:p>9 506</text:p>
          </table:table-cell>
          <table:table-cell table:style-name="ce11" office:value-type="float" office:value="7872" calcext:value-type="float">
            <text:p>7 872</text:p>
          </table:table-cell>
          <table:table-cell table:style-name="ce11" office:value-type="float" office:value="205590848" calcext:value-type="float">
            <text:p>205 590 848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487" calcext:value-type="float">
            <text:p>487</text:p>
          </table:table-cell>
          <table:table-cell table:style-name="ce11" office:value-type="float" office:value="19741" calcext:value-type="float">
            <text:p>19 741</text:p>
          </table:table-cell>
          <table:table-cell table:style-name="ce11" office:value-type="float" office:value="15001" calcext:value-type="float">
            <text:p>15 001</text:p>
          </table:table-cell>
          <table:table-cell table:style-name="ce11" office:value-type="float" office:value="332533419" calcext:value-type="float">
            <text:p>332 533 419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11762" calcext:value-type="float">
            <text:p>11 762</text:p>
          </table:table-cell>
          <table:table-cell table:style-name="ce11" office:value-type="float" office:value="10706" calcext:value-type="float">
            <text:p>10 706</text:p>
          </table:table-cell>
          <table:table-cell table:style-name="ce11" office:value-type="float" office:value="177990775" calcext:value-type="float">
            <text:p>177 990 775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519" calcext:value-type="float">
            <text:p>519</text:p>
          </table:table-cell>
          <table:table-cell table:style-name="ce11" office:value-type="float" office:value="2874" calcext:value-type="float">
            <text:p>2 874</text:p>
          </table:table-cell>
          <table:table-cell table:style-name="ce11" office:value-type="float" office:value="2452" calcext:value-type="float">
            <text:p>2 452</text:p>
          </table:table-cell>
          <table:table-cell table:style-name="ce11" office:value-type="float" office:value="76938224" calcext:value-type="float">
            <text:p>76 938 224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11428365" calcext:value-type="float">
            <text:p>11 428 365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15773" calcext:value-type="float">
            <text:p>15 773</text:p>
          </table:table-cell>
          <table:table-cell table:style-name="ce11" office:value-type="float" office:value="13830" calcext:value-type="float">
            <text:p>13 830</text:p>
          </table:table-cell>
          <table:table-cell table:style-name="ce11" office:value-type="float" office:value="470131551" calcext:value-type="float">
            <text:p>470 131 551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2469" calcext:value-type="float">
            <text:p>2 469</text:p>
          </table:table-cell>
          <table:table-cell table:style-name="ce11" office:value-type="float" office:value="2164" calcext:value-type="float">
            <text:p>2 164</text:p>
          </table:table-cell>
          <table:table-cell table:style-name="ce11" office:value-type="float" office:value="72139145" calcext:value-type="float">
            <text:p>72 139 145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11709" calcext:value-type="float">
            <text:p>11 709</text:p>
          </table:table-cell>
          <table:table-cell table:style-name="ce11" office:value-type="float" office:value="10375" calcext:value-type="float">
            <text:p>10 375</text:p>
          </table:table-cell>
          <table:table-cell table:style-name="ce11" office:value-type="float" office:value="283653934" calcext:value-type="float">
            <text:p>283 653 934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342" calcext:value-type="float">
            <text:p>342</text:p>
          </table:table-cell>
          <table:table-cell table:style-name="ce11" office:value-type="float" office:value="7672" calcext:value-type="float">
            <text:p>7 672</text:p>
          </table:table-cell>
          <table:table-cell table:style-name="ce11" office:value-type="float" office:value="6705" calcext:value-type="float">
            <text:p>6 705</text:p>
          </table:table-cell>
          <table:table-cell table:style-name="ce11" office:value-type="float" office:value="188903373" calcext:value-type="float">
            <text:p>188 903 373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467" calcext:value-type="float">
            <text:p>467</text:p>
          </table:table-cell>
          <table:table-cell table:style-name="ce11" office:value-type="float" office:value="22638" calcext:value-type="float">
            <text:p>22 638</text:p>
          </table:table-cell>
          <table:table-cell table:style-name="ce11" office:value-type="float" office:value="19959" calcext:value-type="float">
            <text:p>19 959</text:p>
          </table:table-cell>
          <table:table-cell table:style-name="ce11" office:value-type="float" office:value="585759110" calcext:value-type="float">
            <text:p>585 759 110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2336" calcext:value-type="float">
            <text:p>2 336</text:p>
          </table:table-cell>
          <table:table-cell table:style-name="ce11" office:value-type="float" office:value="1802" calcext:value-type="float">
            <text:p>1 802</text:p>
          </table:table-cell>
          <table:table-cell table:style-name="ce11" office:value-type="float" office:value="43691783" calcext:value-type="float">
            <text:p>43 691 783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3029" calcext:value-type="float">
            <text:p>3 029</text:p>
          </table:table-cell>
          <table:table-cell table:style-name="ce11" office:value-type="float" office:value="4601" calcext:value-type="float">
            <text:p>4 601</text:p>
          </table:table-cell>
          <table:table-cell table:style-name="ce11" office:value-type="float" office:value="3674" calcext:value-type="float">
            <text:p>3 674</text:p>
          </table:table-cell>
          <table:table-cell table:style-name="ce11" office:value-type="float" office:value="97470999" calcext:value-type="float">
            <text:p>97 470 999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831" calcext:value-type="float">
            <text:p>831</text:p>
          </table:table-cell>
          <table:table-cell table:style-name="ce11" office:value-type="float" office:value="677" calcext:value-type="float">
            <text:p>677</text:p>
          </table:table-cell>
          <table:table-cell table:style-name="ce11" office:value-type="float" office:value="20046641" calcext:value-type="float">
            <text:p>20 046 641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493" calcext:value-type="float">
            <text:p>493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12538996" calcext:value-type="float">
            <text:p>12 538 996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1254" calcext:value-type="float">
            <text:p>1 254</text:p>
          </table:table-cell>
          <table:table-cell table:style-name="ce11" office:value-type="float" office:value="991" calcext:value-type="float">
            <text:p>991</text:p>
          </table:table-cell>
          <table:table-cell table:style-name="ce11" office:value-type="float" office:value="32747562" calcext:value-type="float">
            <text:p>32 747 562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2442" calcext:value-type="float">
            <text:p>2 442</text:p>
          </table:table-cell>
          <table:table-cell table:style-name="ce11" office:value-type="float" office:value="1867" calcext:value-type="float">
            <text:p>1 867</text:p>
          </table:table-cell>
          <table:table-cell table:style-name="ce11" office:value-type="float" office:value="45724536" calcext:value-type="float">
            <text:p>45 724 536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7292" calcext:value-type="float">
            <text:p>7 292</text:p>
          </table:table-cell>
          <table:table-cell table:style-name="ce11" office:value-type="float" office:value="6015" calcext:value-type="float">
            <text:p>6 015</text:p>
          </table:table-cell>
          <table:table-cell table:style-name="ce11" office:value-type="float" office:value="155299503" calcext:value-type="float">
            <text:p>155 299 503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8881" calcext:value-type="float">
            <text:p>8 881</text:p>
          </table:table-cell>
          <table:table-cell table:style-name="ce11" office:value-type="float" office:value="6634" calcext:value-type="float">
            <text:p>6 634</text:p>
          </table:table-cell>
          <table:table-cell table:style-name="ce11" office:value-type="float" office:value="150157195" calcext:value-type="float">
            <text:p>150 157 195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8727" calcext:value-type="float">
            <text:p>8 727</text:p>
          </table:table-cell>
          <table:table-cell table:style-name="ce11" office:value-type="float" office:value="7472" calcext:value-type="float">
            <text:p>7 472</text:p>
          </table:table-cell>
          <table:table-cell table:style-name="ce11" office:value-type="float" office:value="124320788" calcext:value-type="float">
            <text:p>124 320 788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float" office:value="596" calcext:value-type="float">
            <text:p>596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15466651" calcext:value-type="float">
            <text:p>15 466 651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266" calcext:value-type="float">
            <text:p>266</text:p>
          </table:table-cell>
          <table:table-cell table:style-name="ce11" office:value-type="float" office:value="7238186" calcext:value-type="float">
            <text:p>7 238 186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1541" calcext:value-type="float">
            <text:p>1 541</text:p>
          </table:table-cell>
          <table:table-cell table:style-name="ce11" office:value-type="float" office:value="29680" calcext:value-type="float">
            <text:p>29 680</text:p>
          </table:table-cell>
          <table:table-cell table:style-name="ce11" office:value-type="float" office:value="25862" calcext:value-type="float">
            <text:p>25 862</text:p>
          </table:table-cell>
          <table:table-cell table:style-name="ce11" office:value-type="float" office:value="885914797" calcext:value-type="float">
            <text:p>885 914 797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1754" calcext:value-type="float">
            <text:p>1 754</text:p>
          </table:table-cell>
          <table:table-cell table:style-name="ce11" office:value-type="float" office:value="1589" calcext:value-type="float">
            <text:p>1 589</text:p>
          </table:table-cell>
          <table:table-cell table:style-name="ce11" office:value-type="float" office:value="52073328" calcext:value-type="float">
            <text:p>52 073 328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10513" calcext:value-type="float">
            <text:p>10 513</text:p>
          </table:table-cell>
          <table:table-cell table:style-name="ce11" office:value-type="float" office:value="8998" calcext:value-type="float">
            <text:p>8 998</text:p>
          </table:table-cell>
          <table:table-cell table:style-name="ce11" office:value-type="float" office:value="241672129" calcext:value-type="float">
            <text:p>241 672 129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4407" calcext:value-type="float">
            <text:p>4 407</text:p>
          </table:table-cell>
          <table:table-cell table:style-name="ce11" office:value-type="float" office:value="3942" calcext:value-type="float">
            <text:p>3 942</text:p>
          </table:table-cell>
          <table:table-cell table:style-name="ce11" office:value-type="float" office:value="110557140" calcext:value-type="float">
            <text:p>110 557 140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10005" calcext:value-type="float">
            <text:p>10 005</text:p>
          </table:table-cell>
          <table:table-cell table:style-name="ce11" office:value-type="float" office:value="8629" calcext:value-type="float">
            <text:p>8 629</text:p>
          </table:table-cell>
          <table:table-cell table:style-name="ce11" office:value-type="float" office:value="247247518" calcext:value-type="float">
            <text:p>247 247 518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1623" calcext:value-type="float">
            <text:p>1 623</text:p>
          </table:table-cell>
          <table:table-cell table:style-name="ce11" office:value-type="float" office:value="1387" calcext:value-type="float">
            <text:p>1 387</text:p>
          </table:table-cell>
          <table:table-cell table:style-name="ce11" office:value-type="float" office:value="36664374" calcext:value-type="float">
            <text:p>36 664 374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2541" calcext:value-type="float">
            <text:p>2 541</text:p>
          </table:table-cell>
          <table:table-cell table:style-name="ce11" office:value-type="float" office:value="3620" calcext:value-type="float">
            <text:p>3 620</text:p>
          </table:table-cell>
          <table:table-cell table:style-name="ce11" office:value-type="float" office:value="2815" calcext:value-type="float">
            <text:p>2 815</text:p>
          </table:table-cell>
          <table:table-cell table:style-name="ce11" office:value-type="float" office:value="82339771" calcext:value-type="float">
            <text:p>82 339 771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092" calcext:value-type="float">
            <text:p>1 092</text:p>
          </table:table-cell>
          <table:table-cell table:style-name="ce11" office:value-type="float" office:value="932" calcext:value-type="float">
            <text:p>932</text:p>
          </table:table-cell>
          <table:table-cell table:style-name="ce11" office:value-type="float" office:value="24909035" calcext:value-type="float">
            <text:p>24 909 035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office:value-type="float" office:value="843" calcext:value-type="float">
            <text:p>843</text:p>
          </table:table-cell>
          <table:table-cell table:style-name="ce11" office:value-type="float" office:value="25638415" calcext:value-type="float">
            <text:p>25 638 415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1009" calcext:value-type="float">
            <text:p>1 009</text:p>
          </table:table-cell>
          <table:table-cell table:style-name="ce11" office:value-type="float" office:value="817" calcext:value-type="float">
            <text:p>817</text:p>
          </table:table-cell>
          <table:table-cell table:style-name="ce11" office:value-type="float" office:value="28425198" calcext:value-type="float">
            <text:p>28 425 198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4393" calcext:value-type="float">
            <text:p>4 393</text:p>
          </table:table-cell>
          <table:table-cell table:style-name="ce11" office:value-type="float" office:value="3905" calcext:value-type="float">
            <text:p>3 905</text:p>
          </table:table-cell>
          <table:table-cell table:style-name="ce11" office:value-type="float" office:value="95927971" calcext:value-type="float">
            <text:p>95 927 971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677" calcext:value-type="float">
            <text:p>677</text:p>
          </table:table-cell>
          <table:table-cell table:style-name="ce11" office:value-type="float" office:value="9584" calcext:value-type="float">
            <text:p>9 584</text:p>
          </table:table-cell>
          <table:table-cell table:style-name="ce11" office:value-type="float" office:value="8140" calcext:value-type="float">
            <text:p>8 140</text:p>
          </table:table-cell>
          <table:table-cell table:style-name="ce11" office:value-type="float" office:value="219936510" calcext:value-type="float">
            <text:p>219 936 510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12788" calcext:value-type="float">
            <text:p>12 788</text:p>
          </table:table-cell>
          <table:table-cell table:style-name="ce11" office:value-type="float" office:value="9396" calcext:value-type="float">
            <text:p>9 396</text:p>
          </table:table-cell>
          <table:table-cell table:style-name="ce11" office:value-type="float" office:value="214079980" calcext:value-type="float">
            <text:p>214 079 980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7667" calcext:value-type="float">
            <text:p>7 667</text:p>
          </table:table-cell>
          <table:table-cell table:style-name="ce11" office:value-type="float" office:value="6854" calcext:value-type="float">
            <text:p>6 854</text:p>
          </table:table-cell>
          <table:table-cell table:style-name="ce11" office:value-type="float" office:value="122457266" calcext:value-type="float">
            <text:p>122 457 266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1445" calcext:value-type="float">
            <text:p>1 445</text:p>
          </table:table-cell>
          <table:table-cell table:style-name="ce11" office:value-type="float" office:value="1184" calcext:value-type="float">
            <text:p>1 184</text:p>
          </table:table-cell>
          <table:table-cell table:style-name="ce11" office:value-type="float" office:value="37761011" calcext:value-type="float">
            <text:p>37 761 011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614" calcext:value-type="float">
            <text:p>614</text:p>
          </table:table-cell>
          <table:table-cell table:style-name="ce11" office:value-type="float" office:value="459" calcext:value-type="float">
            <text:p>459</text:p>
          </table:table-cell>
          <table:table-cell table:style-name="ce11" office:value-type="float" office:value="15494927" calcext:value-type="float">
            <text:p>15 494 927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14644" calcext:value-type="float">
            <text:p>14 644</text:p>
          </table:table-cell>
          <table:table-cell table:style-name="ce11" office:value-type="float" office:value="12869" calcext:value-type="float">
            <text:p>12 869</text:p>
          </table:table-cell>
          <table:table-cell table:style-name="ce11" office:value-type="float" office:value="460129298" calcext:value-type="float">
            <text:p>460 129 298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565" calcext:value-type="float">
            <text:p>2 565</text:p>
          </table:table-cell>
          <table:table-cell table:style-name="ce11" office:value-type="float" office:value="2244" calcext:value-type="float">
            <text:p>2 244</text:p>
          </table:table-cell>
          <table:table-cell table:style-name="ce11" office:value-type="float" office:value="73539597" calcext:value-type="float">
            <text:p>73 539 597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5271" calcext:value-type="float">
            <text:p>5 271</text:p>
          </table:table-cell>
          <table:table-cell table:style-name="ce11" office:value-type="float" office:value="4653" calcext:value-type="float">
            <text:p>4 653</text:p>
          </table:table-cell>
          <table:table-cell table:style-name="ce11" office:value-type="float" office:value="132761881" calcext:value-type="float">
            <text:p>132 761 881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office:value-type="float" office:value="5927" calcext:value-type="float">
            <text:p>5 927</text:p>
          </table:table-cell>
          <table:table-cell table:style-name="ce11" office:value-type="float" office:value="5266" calcext:value-type="float">
            <text:p>5 266</text:p>
          </table:table-cell>
          <table:table-cell table:style-name="ce11" office:value-type="float" office:value="150713686" calcext:value-type="float">
            <text:p>150 713 686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11037" calcext:value-type="float">
            <text:p>11 037</text:p>
          </table:table-cell>
          <table:table-cell table:style-name="ce11" office:value-type="float" office:value="9793" calcext:value-type="float">
            <text:p>9 793</text:p>
          </table:table-cell>
          <table:table-cell table:style-name="ce11" office:value-type="float" office:value="282904571" calcext:value-type="float">
            <text:p>282 904 571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875" calcext:value-type="float">
            <text:p>875</text:p>
          </table:table-cell>
          <table:table-cell table:style-name="ce11" office:value-type="float" office:value="807" calcext:value-type="float">
            <text:p>807</text:p>
          </table:table-cell>
          <table:table-cell table:style-name="ce11" office:value-type="float" office:value="21115699" calcext:value-type="float">
            <text:p>21 115 699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2181" calcext:value-type="float">
            <text:p>2 181</text:p>
          </table:table-cell>
          <table:table-cell table:style-name="ce11" office:value-type="float" office:value="4584" calcext:value-type="float">
            <text:p>4 584</text:p>
          </table:table-cell>
          <table:table-cell table:style-name="ce11" office:value-type="float" office:value="3705" calcext:value-type="float">
            <text:p>3 705</text:p>
          </table:table-cell>
          <table:table-cell table:style-name="ce11" office:value-type="float" office:value="102506748" calcext:value-type="float">
            <text:p>102 506 748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212" calcext:value-type="float">
            <text:p>4 212</text:p>
          </table:table-cell>
          <table:table-cell table:style-name="ce11" office:value-type="float" office:value="109812" calcext:value-type="float">
            <text:p>109 812</text:p>
          </table:table-cell>
          <table:table-cell table:style-name="ce11" office:value-type="float" office:value="92143" calcext:value-type="float">
            <text:p>92 143</text:p>
          </table:table-cell>
          <table:table-cell table:style-name="ce11" office:value-type="float" office:value="2325032177" calcext:value-type="float">
            <text:p>2 325 032 177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546" calcext:value-type="float">
            <text:p>546</text:p>
          </table:table-cell>
          <table:table-cell table:style-name="ce11" office:value-type="float" office:value="12728828" calcext:value-type="float">
            <text:p>12 728 828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RTS SPECTACLES (RZ1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42" calcext:value-type="float">
            <text:p>2 842</text:p>
          </table:table-cell>
          <table:table-cell table:style-name="ce11" office:value-type="float" office:value="3611" calcext:value-type="float">
            <text:p>3 611</text:p>
          </table:table-cell>
          <table:table-cell table:style-name="ce11" office:value-type="float" office:value="4013" calcext:value-type="float">
            <text:p>4 013</text:p>
          </table:table-cell>
          <table:table-cell table:style-name="ce11" office:value-type="float" office:value="136396030" calcext:value-type="float">
            <text:p>136 396 030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UTRES SECTEURS D ACTIVITE DES ASSOCIATION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70" calcext:value-type="float">
            <text:p>1 170</text:p>
          </table:table-cell>
          <table:table-cell table:style-name="ce11" office:value-type="float" office:value="5389" calcext:value-type="float">
            <text:p>5 389</text:p>
          </table:table-cell>
          <table:table-cell table:style-name="ce11" office:value-type="float" office:value="4547" calcext:value-type="float">
            <text:p>4 547</text:p>
          </table:table-cell>
          <table:table-cell table:style-name="ce11" office:value-type="float" office:value="130476665" calcext:value-type="float">
            <text:p>130 476 665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76" calcext:value-type="float">
            <text:p>2 576</text:p>
          </table:table-cell>
          <table:table-cell table:style-name="ce11" office:value-type="float" office:value="42324" calcext:value-type="float">
            <text:p>42 324</text:p>
          </table:table-cell>
          <table:table-cell table:style-name="ce11" office:value-type="float" office:value="36096" calcext:value-type="float">
            <text:p>36 096</text:p>
          </table:table-cell>
          <table:table-cell table:style-name="ce11" office:value-type="float" office:value="1230183336" calcext:value-type="float">
            <text:p>1 230 183 336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HEBERGEMENT ET RESTAURATION (I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33" calcext:value-type="float">
            <text:p>633</text:p>
          </table:table-cell>
          <table:table-cell table:style-name="ce11" office:value-type="float" office:value="3958" calcext:value-type="float">
            <text:p>3 958</text:p>
          </table:table-cell>
          <table:table-cell table:style-name="ce11" office:value-type="float" office:value="4147" calcext:value-type="float">
            <text:p>4 147</text:p>
          </table:table-cell>
          <table:table-cell table:style-name="ce11" office:value-type="float" office:value="111571558" calcext:value-type="float">
            <text:p>111 571 558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NON-CLASSES (94.99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392" calcext:value-type="float">
            <text:p>5 392</text:p>
          </table:table-cell>
          <table:table-cell table:style-name="ce11" office:value-type="float" office:value="18694" calcext:value-type="float">
            <text:p>18 694</text:p>
          </table:table-cell>
          <table:table-cell table:style-name="ce11" office:value-type="float" office:value="15821" calcext:value-type="float">
            <text:p>15 821</text:p>
          </table:table-cell>
          <table:table-cell table:style-name="ce11" office:value-type="float" office:value="464370964" calcext:value-type="float">
            <text:p>464 370 964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77" calcext:value-type="float">
            <text:p>477</text:p>
          </table:table-cell>
          <table:table-cell table:style-name="ce11" office:value-type="float" office:value="17621" calcext:value-type="float">
            <text:p>17 621</text:p>
          </table:table-cell>
          <table:table-cell table:style-name="ce11" office:value-type="float" office:value="15245" calcext:value-type="float">
            <text:p>15 245</text:p>
          </table:table-cell>
          <table:table-cell table:style-name="ce11" office:value-type="float" office:value="568295426" calcext:value-type="float">
            <text:p>568 295 426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14" calcext:value-type="float">
            <text:p>1 314</text:p>
          </table:table-cell>
          <table:table-cell table:style-name="ce11" office:value-type="float" office:value="15269" calcext:value-type="float">
            <text:p>15 269</text:p>
          </table:table-cell>
          <table:table-cell table:style-name="ce11" office:value-type="float" office:value="13686" calcext:value-type="float">
            <text:p>13 686</text:p>
          </table:table-cell>
          <table:table-cell table:style-name="ce11" office:value-type="float" office:value="394533550" calcext:value-type="float">
            <text:p>394 533 550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939" calcext:value-type="float">
            <text:p>4 939</text:p>
          </table:table-cell>
          <table:table-cell table:style-name="ce11" office:value-type="float" office:value="10083" calcext:value-type="float">
            <text:p>10 083</text:p>
          </table:table-cell>
          <table:table-cell table:style-name="ce11" office:value-type="float" office:value="8017" calcext:value-type="float">
            <text:p>8 017</text:p>
          </table:table-cell>
          <table:table-cell table:style-name="ce11" office:value-type="float" office:value="220573632" calcext:value-type="float">
            <text:p>220 573 632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96" calcext:value-type="float">
            <text:p>1 596</text:p>
          </table:table-cell>
          <table:table-cell table:style-name="ce11" office:value-type="float" office:value="40312" calcext:value-type="float">
            <text:p>40 312</text:p>
          </table:table-cell>
          <table:table-cell table:style-name="ce11" office:value-type="float" office:value="33825" calcext:value-type="float">
            <text:p>33 825</text:p>
          </table:table-cell>
          <table:table-cell table:style-name="ce11" office:value-type="float" office:value="851824237" calcext:value-type="float">
            <text:p>851 824 237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87" calcext:value-type="float">
            <text:p>287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RTS SPECTACLES (RZ1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1424" calcext:value-type="float">
            <text:p>1 424</text:p>
          </table:table-cell>
          <table:table-cell table:style-name="ce11" office:value-type="float" office:value="1429" calcext:value-type="float">
            <text:p>1 429</text:p>
          </table:table-cell>
          <table:table-cell table:style-name="ce11" office:value-type="float" office:value="44459439" calcext:value-type="float">
            <text:p>44 459 439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UTRES SECTEURS D ACTIVITE DES ASSOCIATION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29" calcext:value-type="float">
            <text:p>429</text:p>
          </table:table-cell>
          <table:table-cell table:style-name="ce11" office:value-type="float" office:value="2805" calcext:value-type="float">
            <text:p>2 805</text:p>
          </table:table-cell>
          <table:table-cell table:style-name="ce11" office:value-type="float" office:value="2426" calcext:value-type="float">
            <text:p>2 426</text:p>
          </table:table-cell>
          <table:table-cell table:style-name="ce11" office:value-type="float" office:value="62957074" calcext:value-type="float">
            <text:p>62 957 074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13" calcext:value-type="float">
            <text:p>613</text:p>
          </table:table-cell>
          <table:table-cell table:style-name="ce11" office:value-type="float" office:value="9434" calcext:value-type="float">
            <text:p>9 434</text:p>
          </table:table-cell>
          <table:table-cell table:style-name="ce11" office:value-type="float" office:value="8185" calcext:value-type="float">
            <text:p>8 185</text:p>
          </table:table-cell>
          <table:table-cell table:style-name="ce11" office:value-type="float" office:value="271990282" calcext:value-type="float">
            <text:p>271 990 282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HEBERGEMENT ET RESTAURATION (I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1128" calcext:value-type="float">
            <text:p>1 128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NON-CLASSES (94.99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94" calcext:value-type="float">
            <text:p>1 694</text:p>
          </table:table-cell>
          <table:table-cell table:style-name="ce11" office:value-type="float" office:value="6101" calcext:value-type="float">
            <text:p>6 101</text:p>
          </table:table-cell>
          <table:table-cell table:style-name="ce11" office:value-type="float" office:value="5276" calcext:value-type="float">
            <text:p>5 276</text:p>
          </table:table-cell>
          <table:table-cell table:style-name="ce11" office:value-type="float" office:value="144429209" calcext:value-type="float">
            <text:p>144 429 209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5689" calcext:value-type="float">
            <text:p>5 689</text:p>
          </table:table-cell>
          <table:table-cell table:style-name="ce11" office:value-type="float" office:value="5043" calcext:value-type="float">
            <text:p>5 043</text:p>
          </table:table-cell>
          <table:table-cell table:style-name="ce11" office:value-type="float" office:value="194209951" calcext:value-type="float">
            <text:p>194 209 951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34" calcext:value-type="float">
            <text:p>634</text:p>
          </table:table-cell>
          <table:table-cell table:style-name="ce11" office:value-type="float" office:value="5636" calcext:value-type="float">
            <text:p>5 636</text:p>
          </table:table-cell>
          <table:table-cell table:style-name="ce11" office:value-type="float" office:value="5007" calcext:value-type="float">
            <text:p>5 007</text:p>
          </table:table-cell>
          <table:table-cell table:style-name="ce11" office:value-type="float" office:value="141841695" calcext:value-type="float">
            <text:p>141 841 695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41" calcext:value-type="float">
            <text:p>1 341</text:p>
          </table:table-cell>
          <table:table-cell table:style-name="ce11" office:value-type="float" office:value="2327" calcext:value-type="float">
            <text:p>2 327</text:p>
          </table:table-cell>
          <table:table-cell table:style-name="ce11" office:value-type="float" office:value="2000" calcext:value-type="float">
            <text:p>2 000</text:p>
          </table:table-cell>
          <table:table-cell table:style-name="ce11" office:value-type="float" office:value="49963565" calcext:value-type="float">
            <text:p>49 963 565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33" calcext:value-type="float">
            <text:p>1 333</text:p>
          </table:table-cell>
          <table:table-cell table:style-name="ce11" office:value-type="float" office:value="44043" calcext:value-type="float">
            <text:p>44 043</text:p>
          </table:table-cell>
          <table:table-cell table:style-name="ce11" office:value-type="float" office:value="37164" calcext:value-type="float">
            <text:p>37 164</text:p>
          </table:table-cell>
          <table:table-cell table:style-name="ce11" office:value-type="float" office:value="926162185" calcext:value-type="float">
            <text:p>926 162 185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326" calcext:value-type="float">
            <text:p>326</text:p>
          </table:table-cell>
          <table:table-cell table:style-name="ce11" office:value-type="float" office:value="6159364" calcext:value-type="float">
            <text:p>6 159 364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RTS SPECTACLES (RZ1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25" calcext:value-type="float">
            <text:p>1 025</text:p>
          </table:table-cell>
          <table:table-cell table:style-name="ce11" office:value-type="float" office:value="1276" calcext:value-type="float">
            <text:p>1 276</text:p>
          </table:table-cell>
          <table:table-cell table:style-name="ce11" office:value-type="float" office:value="1564" calcext:value-type="float">
            <text:p>1 564</text:p>
          </table:table-cell>
          <table:table-cell table:style-name="ce11" office:value-type="float" office:value="52658481" calcext:value-type="float">
            <text:p>52 658 481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UTRES SECTEURS D ACTIVITE DES ASSOCIATION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70" calcext:value-type="float">
            <text:p>470</text:p>
          </table:table-cell>
          <table:table-cell table:style-name="ce11" office:value-type="float" office:value="4345" calcext:value-type="float">
            <text:p>4 345</text:p>
          </table:table-cell>
          <table:table-cell table:style-name="ce11" office:value-type="float" office:value="3695" calcext:value-type="float">
            <text:p>3 695</text:p>
          </table:table-cell>
          <table:table-cell table:style-name="ce11" office:value-type="float" office:value="103103029" calcext:value-type="float">
            <text:p>103 103 029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64" calcext:value-type="float">
            <text:p>1 864</text:p>
          </table:table-cell>
          <table:table-cell table:style-name="ce11" office:value-type="float" office:value="28278" calcext:value-type="float">
            <text:p>28 278</text:p>
          </table:table-cell>
          <table:table-cell table:style-name="ce11" office:value-type="float" office:value="25027" calcext:value-type="float">
            <text:p>25 027</text:p>
          </table:table-cell>
          <table:table-cell table:style-name="ce11" office:value-type="float" office:value="839313402" calcext:value-type="float">
            <text:p>839 313 402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HEBERGEMENT ET RESTAURATION (I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1302" calcext:value-type="float">
            <text:p>1 302</text:p>
          </table:table-cell>
          <table:table-cell table:style-name="ce11" office:value-type="float" office:value="1492" calcext:value-type="float">
            <text:p>1 492</text:p>
          </table:table-cell>
          <table:table-cell table:style-name="ce11" office:value-type="float" office:value="40118462" calcext:value-type="float">
            <text:p>40 118 462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NON-CLASSES (94.99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25" calcext:value-type="float">
            <text:p>2 325</text:p>
          </table:table-cell>
          <table:table-cell table:style-name="ce11" office:value-type="float" office:value="6874" calcext:value-type="float">
            <text:p>6 874</text:p>
          </table:table-cell>
          <table:table-cell table:style-name="ce11" office:value-type="float" office:value="6092" calcext:value-type="float">
            <text:p>6 092</text:p>
          </table:table-cell>
          <table:table-cell table:style-name="ce11" office:value-type="float" office:value="178102861" calcext:value-type="float">
            <text:p>178 102 861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2" calcext:value-type="float">
            <text:p>182</text:p>
          </table:table-cell>
          <table:table-cell table:style-name="ce11" office:value-type="float" office:value="6257" calcext:value-type="float">
            <text:p>6 257</text:p>
          </table:table-cell>
          <table:table-cell table:style-name="ce11" office:value-type="float" office:value="5297" calcext:value-type="float">
            <text:p>5 297</text:p>
          </table:table-cell>
          <table:table-cell table:style-name="ce11" office:value-type="float" office:value="198222009" calcext:value-type="float">
            <text:p>198 222 009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10007" calcext:value-type="float">
            <text:p>10 007</text:p>
          </table:table-cell>
          <table:table-cell table:style-name="ce11" office:value-type="float" office:value="9754" calcext:value-type="float">
            <text:p>9 754</text:p>
          </table:table-cell>
          <table:table-cell table:style-name="ce11" office:value-type="float" office:value="289021260" calcext:value-type="float">
            <text:p>289 021 260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00" calcext:value-type="float">
            <text:p>2 300</text:p>
          </table:table-cell>
          <table:table-cell table:style-name="ce11" office:value-type="float" office:value="3816" calcext:value-type="float">
            <text:p>3 816</text:p>
          </table:table-cell>
          <table:table-cell table:style-name="ce11" office:value-type="float" office:value="3217" calcext:value-type="float">
            <text:p>3 217</text:p>
          </table:table-cell>
          <table:table-cell table:style-name="ce11" office:value-type="float" office:value="84815395" calcext:value-type="float">
            <text:p>84 815 395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40" calcext:value-type="float">
            <text:p>1 240</text:p>
          </table:table-cell>
          <table:table-cell table:style-name="ce11" office:value-type="float" office:value="32949" calcext:value-type="float">
            <text:p>32 949</text:p>
          </table:table-cell>
          <table:table-cell table:style-name="ce11" office:value-type="float" office:value="28085" calcext:value-type="float">
            <text:p>28 085</text:p>
          </table:table-cell>
          <table:table-cell table:style-name="ce11" office:value-type="float" office:value="692351338" calcext:value-type="float">
            <text:p>692 351 338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5331486" calcext:value-type="float">
            <text:p>5 331 486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RTS SPECTACLES (RZ1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66" calcext:value-type="float">
            <text:p>766</text:p>
          </table:table-cell>
          <table:table-cell table:style-name="ce11" office:value-type="float" office:value="820" calcext:value-type="float">
            <text:p>820</text:p>
          </table:table-cell>
          <table:table-cell table:style-name="ce11" office:value-type="float" office:value="922" calcext:value-type="float">
            <text:p>922</text:p>
          </table:table-cell>
          <table:table-cell table:style-name="ce11" office:value-type="float" office:value="33335950" calcext:value-type="float">
            <text:p>33 335 950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UTRES SECTEURS D ACTIVITE DES ASSOCIATION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1673" calcext:value-type="float">
            <text:p>1 673</text:p>
          </table:table-cell>
          <table:table-cell table:style-name="ce11" office:value-type="float" office:value="1399" calcext:value-type="float">
            <text:p>1 399</text:p>
          </table:table-cell>
          <table:table-cell table:style-name="ce11" office:value-type="float" office:value="36616152" calcext:value-type="float">
            <text:p>36 616 152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95" calcext:value-type="float">
            <text:p>695</text:p>
          </table:table-cell>
          <table:table-cell table:style-name="ce11" office:value-type="float" office:value="8837" calcext:value-type="float">
            <text:p>8 837</text:p>
          </table:table-cell>
          <table:table-cell table:style-name="ce11" office:value-type="float" office:value="7738" calcext:value-type="float">
            <text:p>7 738</text:p>
          </table:table-cell>
          <table:table-cell table:style-name="ce11" office:value-type="float" office:value="253992134" calcext:value-type="float">
            <text:p>253 992 134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HEBERGEMENT ET RESTAURATION (I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666" calcext:value-type="float">
            <text:p>666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5857348" calcext:value-type="float">
            <text:p>15 857 348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NON-CLASSES (94.99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43" calcext:value-type="float">
            <text:p>1 543</text:p>
          </table:table-cell>
          <table:table-cell table:style-name="ce11" office:value-type="float" office:value="4516" calcext:value-type="float">
            <text:p>4 516</text:p>
          </table:table-cell>
          <table:table-cell table:style-name="ce11" office:value-type="float" office:value="3923" calcext:value-type="float">
            <text:p>3 923</text:p>
          </table:table-cell>
          <table:table-cell table:style-name="ce11" office:value-type="float" office:value="110428317" calcext:value-type="float">
            <text:p>110 428 317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2196" calcext:value-type="float">
            <text:p>2 196</text:p>
          </table:table-cell>
          <table:table-cell table:style-name="ce11" office:value-type="float" office:value="1900" calcext:value-type="float">
            <text:p>1 900</text:p>
          </table:table-cell>
          <table:table-cell table:style-name="ce11" office:value-type="float" office:value="74311936" calcext:value-type="float">
            <text:p>74 311 936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05" calcext:value-type="float">
            <text:p>805</text:p>
          </table:table-cell>
          <table:table-cell table:style-name="ce11" office:value-type="float" office:value="5458" calcext:value-type="float">
            <text:p>5 458</text:p>
          </table:table-cell>
          <table:table-cell table:style-name="ce11" office:value-type="float" office:value="5022" calcext:value-type="float">
            <text:p>5 022</text:p>
          </table:table-cell>
          <table:table-cell table:style-name="ce11" office:value-type="float" office:value="140907989" calcext:value-type="float">
            <text:p>140 907 989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62" calcext:value-type="float">
            <text:p>1 762</text:p>
          </table:table-cell>
          <table:table-cell table:style-name="ce11" office:value-type="float" office:value="2676" calcext:value-type="float">
            <text:p>2 676</text:p>
          </table:table-cell>
          <table:table-cell table:style-name="ce11" office:value-type="float" office:value="2205" calcext:value-type="float">
            <text:p>2 205</text:p>
          </table:table-cell>
          <table:table-cell table:style-name="ce11" office:value-type="float" office:value="58375293" calcext:value-type="float">
            <text:p>58 375 293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4096" calcext:value-type="float">
            <text:p>4 096</text:p>
          </table:table-cell>
          <table:table-cell table:style-name="ce11" office:value-type="float" office:value="3373" calcext:value-type="float">
            <text:p>3 373</text:p>
          </table:table-cell>
          <table:table-cell table:style-name="ce11" office:value-type="float" office:value="86601352" calcext:value-type="float">
            <text:p>86 601 352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RTS SPECTACLES (RZ1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3034287" calcext:value-type="float">
            <text:p>3 034 287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UTRES SECTEURS D ACTIVITE DES ASSOCIATION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4321107" calcext:value-type="float">
            <text:p>4 321 107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411" calcext:value-type="float">
            <text:p>411</text:p>
          </table:table-cell>
          <table:table-cell table:style-name="ce11" office:value-type="float" office:value="358" calcext:value-type="float">
            <text:p>358</text:p>
          </table:table-cell>
          <table:table-cell table:style-name="ce11" office:value-type="float" office:value="12102771" calcext:value-type="float">
            <text:p>12 102 771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HEBERGEMENT ET RESTAURATION (I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NON-CLASSES (94.99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office:value-type="float" office:value="708" calcext:value-type="float">
            <text:p>708</text:p>
          </table:table-cell>
          <table:table-cell table:style-name="ce11" office:value-type="float" office:value="19574186" calcext:value-type="float">
            <text:p>19 574 186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7134251" calcext:value-type="float">
            <text:p>7 134 251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7633617" calcext:value-type="float">
            <text:p>7 633 617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333" calcext:value-type="float">
            <text:p>333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7829814" calcext:value-type="float">
            <text:p>7 829 814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13" calcext:value-type="float">
            <text:p>3 013</text:p>
          </table:table-cell>
          <table:table-cell table:style-name="ce11" office:value-type="float" office:value="84618" calcext:value-type="float">
            <text:p>84 618</text:p>
          </table:table-cell>
          <table:table-cell table:style-name="ce11" office:value-type="float" office:value="72654" calcext:value-type="float">
            <text:p>72 654</text:p>
          </table:table-cell>
          <table:table-cell table:style-name="ce11" office:value-type="float" office:value="1783058038" calcext:value-type="float">
            <text:p>1 783 058 038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263" calcext:value-type="float">
            <text:p>263</text:p>
          </table:table-cell>
          <table:table-cell table:style-name="ce11" office:value-type="float" office:value="6108249" calcext:value-type="float">
            <text:p>6 108 249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RTS SPECTACLES (RZ1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55" calcext:value-type="float">
            <text:p>1 155</text:p>
          </table:table-cell>
          <table:table-cell table:style-name="ce11" office:value-type="float" office:value="2018" calcext:value-type="float">
            <text:p>2 018</text:p>
          </table:table-cell>
          <table:table-cell table:style-name="ce11" office:value-type="float" office:value="2213" calcext:value-type="float">
            <text:p>2 213</text:p>
          </table:table-cell>
          <table:table-cell table:style-name="ce11" office:value-type="float" office:value="71676008" calcext:value-type="float">
            <text:p>71 676 008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UTRES SECTEURS D ACTIVITE DES ASSOCIATION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49" calcext:value-type="float">
            <text:p>649</text:p>
          </table:table-cell>
          <table:table-cell table:style-name="ce11" office:value-type="float" office:value="3466" calcext:value-type="float">
            <text:p>3 466</text:p>
          </table:table-cell>
          <table:table-cell table:style-name="ce11" office:value-type="float" office:value="3017" calcext:value-type="float">
            <text:p>3 017</text:p>
          </table:table-cell>
          <table:table-cell table:style-name="ce11" office:value-type="float" office:value="88583641" calcext:value-type="float">
            <text:p>88 583 641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42" calcext:value-type="float">
            <text:p>1 542</text:p>
          </table:table-cell>
          <table:table-cell table:style-name="ce11" office:value-type="float" office:value="15838" calcext:value-type="float">
            <text:p>15 838</text:p>
          </table:table-cell>
          <table:table-cell table:style-name="ce11" office:value-type="float" office:value="13819" calcext:value-type="float">
            <text:p>13 819</text:p>
          </table:table-cell>
          <table:table-cell table:style-name="ce11" office:value-type="float" office:value="469774481" calcext:value-type="float">
            <text:p>469 774 481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HEBERGEMENT ET RESTAURATION (I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1867" calcext:value-type="float">
            <text:p>1 867</text:p>
          </table:table-cell>
          <table:table-cell table:style-name="ce11" office:value-type="float" office:value="1738" calcext:value-type="float">
            <text:p>1 738</text:p>
          </table:table-cell>
          <table:table-cell table:style-name="ce11" office:value-type="float" office:value="47753377" calcext:value-type="float">
            <text:p>47 753 377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NON-CLASSES (94.99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76" calcext:value-type="float">
            <text:p>3 076</text:p>
          </table:table-cell>
          <table:table-cell table:style-name="ce11" office:value-type="float" office:value="11136" calcext:value-type="float">
            <text:p>11 136</text:p>
          </table:table-cell>
          <table:table-cell table:style-name="ce11" office:value-type="float" office:value="9560" calcext:value-type="float">
            <text:p>9 560</text:p>
          </table:table-cell>
          <table:table-cell table:style-name="ce11" office:value-type="float" office:value="270126783" calcext:value-type="float">
            <text:p>270 126 783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48" calcext:value-type="float">
            <text:p>348</text:p>
          </table:table-cell>
          <table:table-cell table:style-name="ce11" office:value-type="float" office:value="11411" calcext:value-type="float">
            <text:p>11 411</text:p>
          </table:table-cell>
          <table:table-cell table:style-name="ce11" office:value-type="float" office:value="10233" calcext:value-type="float">
            <text:p>10 233</text:p>
          </table:table-cell>
          <table:table-cell table:style-name="ce11" office:value-type="float" office:value="377609200" calcext:value-type="float">
            <text:p>377 609 200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11392" calcext:value-type="float">
            <text:p>11 392</text:p>
          </table:table-cell>
          <table:table-cell table:style-name="ce11" office:value-type="float" office:value="9950" calcext:value-type="float">
            <text:p>9 950</text:p>
          </table:table-cell>
          <table:table-cell table:style-name="ce11" office:value-type="float" office:value="311365163" calcext:value-type="float">
            <text:p>311 365 163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80" calcext:value-type="float">
            <text:p>1 780</text:p>
          </table:table-cell>
          <table:table-cell table:style-name="ce11" office:value-type="float" office:value="4361" calcext:value-type="float">
            <text:p>4 361</text:p>
          </table:table-cell>
          <table:table-cell table:style-name="ce11" office:value-type="float" office:value="3652" calcext:value-type="float">
            <text:p>3 652</text:p>
          </table:table-cell>
          <table:table-cell table:style-name="ce11" office:value-type="float" office:value="93569783" calcext:value-type="float">
            <text:p>93 569 783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4457" calcext:value-type="float">
            <text:p>4 457</text:p>
          </table:table-cell>
          <table:table-cell table:style-name="ce11" office:value-type="float" office:value="3778" calcext:value-type="float">
            <text:p>3 778</text:p>
          </table:table-cell>
          <table:table-cell table:style-name="ce11" office:value-type="float" office:value="104640642" calcext:value-type="float">
            <text:p>104 640 642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RTS SPECTACLES (RZ1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UTRES SECTEURS D ACTIVITE DES ASSOCIATION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295" calcext:value-type="float">
            <text:p>295</text:p>
          </table:table-cell>
          <table:table-cell table:style-name="ce11" office:value-type="float" office:value="7952632" calcext:value-type="float">
            <text:p>7 952 632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1274" calcext:value-type="float">
            <text:p>1 274</text:p>
          </table:table-cell>
          <table:table-cell table:style-name="ce11" office:value-type="float" office:value="1180" calcext:value-type="float">
            <text:p>1 180</text:p>
          </table:table-cell>
          <table:table-cell table:style-name="ce11" office:value-type="float" office:value="40845280" calcext:value-type="float">
            <text:p>40 845 280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HEBERGEMENT ET RESTAURATION (I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2489633" calcext:value-type="float">
            <text:p>2 489 633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NON-CLASSES (94.99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7" calcext:value-type="float">
            <text:p>217</text:p>
          </table:table-cell>
          <table:table-cell table:style-name="ce11" office:value-type="float" office:value="1331" calcext:value-type="float">
            <text:p>1 331</text:p>
          </table:table-cell>
          <table:table-cell table:style-name="ce11" office:value-type="float" office:value="1185" calcext:value-type="float">
            <text:p>1 185</text:p>
          </table:table-cell>
          <table:table-cell table:style-name="ce11" office:value-type="float" office:value="31953924" calcext:value-type="float">
            <text:p>31 953 924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84" calcext:value-type="float">
            <text:p>484</text:p>
          </table:table-cell>
          <table:table-cell table:style-name="ce11" office:value-type="float" office:value="385" calcext:value-type="float">
            <text:p>385</text:p>
          </table:table-cell>
          <table:table-cell table:style-name="ce11" office:value-type="float" office:value="16862337" calcext:value-type="float">
            <text:p>16 862 337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345" calcext:value-type="float">
            <text:p>345</text:p>
          </table:table-cell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8663141" calcext:value-type="float">
            <text:p>8 663 141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5309824" calcext:value-type="float">
            <text:p>5 309 824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691" calcext:value-type="float">
            <text:p>1 691</text:p>
          </table:table-cell>
          <table:table-cell table:style-name="ce11" office:value-type="float" office:value="1510" calcext:value-type="float">
            <text:p>1 510</text:p>
          </table:table-cell>
          <table:table-cell table:style-name="ce11" office:value-type="float" office:value="45976773" calcext:value-type="float">
            <text:p>45 976 773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ARTS SPECTACLES (RZ1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AUTRES SECTEURS D ACTIVITE DES ASSOCIATION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2742383" calcext:value-type="float">
            <text:p>2 742 383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65" calcext:value-type="float">
            <text:p>565</text:p>
          </table:table-cell>
          <table:table-cell table:style-name="ce11" office:value-type="float" office:value="496" calcext:value-type="float">
            <text:p>496</text:p>
          </table:table-cell>
          <table:table-cell table:style-name="ce11" office:value-type="float" office:value="17470686" calcext:value-type="float">
            <text:p>17 470 686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HEBERGEMENT ET RESTAURATION (I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NON-CLASSES (94.99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office:value-type="float" office:value="937" calcext:value-type="float">
            <text:p>937</text:p>
          </table:table-cell>
          <table:table-cell table:style-name="ce11" office:value-type="float" office:value="885" calcext:value-type="float">
            <text:p>885</text:p>
          </table:table-cell>
          <table:table-cell table:style-name="ce11" office:value-type="float" office:value="24211640" calcext:value-type="float">
            <text:p>24 211 640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6823426" calcext:value-type="float">
            <text:p>6 823 426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9829664" calcext:value-type="float">
            <text:p>9 829 664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3057471" calcext:value-type="float">
            <text:p>3 057 471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32" calcext:value-type="float">
            <text:p>2 732</text:p>
          </table:table-cell>
          <table:table-cell table:style-name="ce11" office:value-type="float" office:value="92743" calcext:value-type="float">
            <text:p>92 743</text:p>
          </table:table-cell>
          <table:table-cell table:style-name="ce11" office:value-type="float" office:value="77904" calcext:value-type="float">
            <text:p>77 904</text:p>
          </table:table-cell>
          <table:table-cell table:style-name="ce11" office:value-type="float" office:value="1916540907" calcext:value-type="float">
            <text:p>1 916 540 907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24" calcext:value-type="float">
            <text:p>324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8612441" calcext:value-type="float">
            <text:p>8 612 441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RTS SPECTACLES (RZ1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03" calcext:value-type="float">
            <text:p>1 203</text:p>
          </table:table-cell>
          <table:table-cell table:style-name="ce11" office:value-type="float" office:value="2165" calcext:value-type="float">
            <text:p>2 165</text:p>
          </table:table-cell>
          <table:table-cell table:style-name="ce11" office:value-type="float" office:value="2416" calcext:value-type="float">
            <text:p>2 416</text:p>
          </table:table-cell>
          <table:table-cell table:style-name="ce11" office:value-type="float" office:value="85756406" calcext:value-type="float">
            <text:p>85 756 406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UTRES SECTEURS D ACTIVITE DES ASSOCIATION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3871" calcext:value-type="float">
            <text:p>3 871</text:p>
          </table:table-cell>
          <table:table-cell table:style-name="ce11" office:value-type="float" office:value="3271" calcext:value-type="float">
            <text:p>3 271</text:p>
          </table:table-cell>
          <table:table-cell table:style-name="ce11" office:value-type="float" office:value="92306139" calcext:value-type="float">
            <text:p>92 306 139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10" calcext:value-type="float">
            <text:p>1 410</text:p>
          </table:table-cell>
          <table:table-cell table:style-name="ce11" office:value-type="float" office:value="33032" calcext:value-type="float">
            <text:p>33 032</text:p>
          </table:table-cell>
          <table:table-cell table:style-name="ce11" office:value-type="float" office:value="28802" calcext:value-type="float">
            <text:p>28 802</text:p>
          </table:table-cell>
          <table:table-cell table:style-name="ce11" office:value-type="float" office:value="1005043092" calcext:value-type="float">
            <text:p>1 005 043 092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HEBERGEMENT ET RESTAURATION (I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090" calcext:value-type="float">
            <text:p>1 090</text:p>
          </table:table-cell>
          <table:table-cell table:style-name="ce11" office:value-type="float" office:value="1060" calcext:value-type="float">
            <text:p>1 060</text:p>
          </table:table-cell>
          <table:table-cell table:style-name="ce11" office:value-type="float" office:value="29562444" calcext:value-type="float">
            <text:p>29 562 444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NON-CLASSES (94.99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78" calcext:value-type="float">
            <text:p>2 678</text:p>
          </table:table-cell>
          <table:table-cell table:style-name="ce11" office:value-type="float" office:value="10335" calcext:value-type="float">
            <text:p>10 335</text:p>
          </table:table-cell>
          <table:table-cell table:style-name="ce11" office:value-type="float" office:value="8903" calcext:value-type="float">
            <text:p>8 903</text:p>
          </table:table-cell>
          <table:table-cell table:style-name="ce11" office:value-type="float" office:value="254219745" calcext:value-type="float">
            <text:p>254 219 745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92" calcext:value-type="float">
            <text:p>292</text:p>
          </table:table-cell>
          <table:table-cell table:style-name="ce11" office:value-type="float" office:value="9712" calcext:value-type="float">
            <text:p>9 712</text:p>
          </table:table-cell>
          <table:table-cell table:style-name="ce11" office:value-type="float" office:value="8328" calcext:value-type="float">
            <text:p>8 328</text:p>
          </table:table-cell>
          <table:table-cell table:style-name="ce11" office:value-type="float" office:value="308010755" calcext:value-type="float">
            <text:p>308 010 755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12071" calcext:value-type="float">
            <text:p>12 071</text:p>
          </table:table-cell>
          <table:table-cell table:style-name="ce11" office:value-type="float" office:value="10748" calcext:value-type="float">
            <text:p>10 748</text:p>
          </table:table-cell>
          <table:table-cell table:style-name="ce11" office:value-type="float" office:value="314919037" calcext:value-type="float">
            <text:p>314 919 037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44" calcext:value-type="float">
            <text:p>2 644</text:p>
          </table:table-cell>
          <table:table-cell table:style-name="ce11" office:value-type="float" office:value="4275" calcext:value-type="float">
            <text:p>4 275</text:p>
          </table:table-cell>
          <table:table-cell table:style-name="ce11" office:value-type="float" office:value="3550" calcext:value-type="float">
            <text:p>3 550</text:p>
          </table:table-cell>
          <table:table-cell table:style-name="ce11" office:value-type="float" office:value="98653014" calcext:value-type="float">
            <text:p>98 653 014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416" calcext:value-type="float">
            <text:p>4 416</text:p>
          </table:table-cell>
          <table:table-cell table:style-name="ce11" office:value-type="float" office:value="115877" calcext:value-type="float">
            <text:p>115 877</text:p>
          </table:table-cell>
          <table:table-cell table:style-name="ce11" office:value-type="float" office:value="102256" calcext:value-type="float">
            <text:p>102 256</text:p>
          </table:table-cell>
          <table:table-cell table:style-name="ce11" office:value-type="float" office:value="2893740309" calcext:value-type="float">
            <text:p>2 893 740 309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4499736" calcext:value-type="float">
            <text:p>4 499 736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RTS SPECTACLES (RZ1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116" calcext:value-type="float">
            <text:p>5 116</text:p>
          </table:table-cell>
          <table:table-cell table:style-name="ce11" office:value-type="float" office:value="6535" calcext:value-type="float">
            <text:p>6 535</text:p>
          </table:table-cell>
          <table:table-cell table:style-name="ce11" office:value-type="float" office:value="7456" calcext:value-type="float">
            <text:p>7 456</text:p>
          </table:table-cell>
          <table:table-cell table:style-name="ce11" office:value-type="float" office:value="290651709" calcext:value-type="float">
            <text:p>290 651 709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UTRES SECTEURS D ACTIVITE DES ASSOCIATION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07" calcext:value-type="float">
            <text:p>1 907</text:p>
          </table:table-cell>
          <table:table-cell table:style-name="ce11" office:value-type="float" office:value="18430" calcext:value-type="float">
            <text:p>18 430</text:p>
          </table:table-cell>
          <table:table-cell table:style-name="ce11" office:value-type="float" office:value="17270" calcext:value-type="float">
            <text:p>17 270</text:p>
          </table:table-cell>
          <table:table-cell table:style-name="ce11" office:value-type="float" office:value="768801730" calcext:value-type="float">
            <text:p>768 801 730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74" calcext:value-type="float">
            <text:p>2 874</text:p>
          </table:table-cell>
          <table:table-cell table:style-name="ce11" office:value-type="float" office:value="53645" calcext:value-type="float">
            <text:p>53 645</text:p>
          </table:table-cell>
          <table:table-cell table:style-name="ce11" office:value-type="float" office:value="45291" calcext:value-type="float">
            <text:p>45 291</text:p>
          </table:table-cell>
          <table:table-cell table:style-name="ce11" office:value-type="float" office:value="1734370389" calcext:value-type="float">
            <text:p>1 734 370 389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HEBERGEMENT ET RESTAURATION (I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3695" calcext:value-type="float">
            <text:p>3 695</text:p>
          </table:table-cell>
          <table:table-cell table:style-name="ce11" office:value-type="float" office:value="3677" calcext:value-type="float">
            <text:p>3 677</text:p>
          </table:table-cell>
          <table:table-cell table:style-name="ce11" office:value-type="float" office:value="120159927" calcext:value-type="float">
            <text:p>120 159 927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NON-CLASSES (94.99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734" calcext:value-type="float">
            <text:p>8 734</text:p>
          </table:table-cell>
          <table:table-cell table:style-name="ce11" office:value-type="float" office:value="37517" calcext:value-type="float">
            <text:p>37 517</text:p>
          </table:table-cell>
          <table:table-cell table:style-name="ce11" office:value-type="float" office:value="33544" calcext:value-type="float">
            <text:p>33 544</text:p>
          </table:table-cell>
          <table:table-cell table:style-name="ce11" office:value-type="float" office:value="1266148604" calcext:value-type="float">
            <text:p>1 266 148 604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32032" calcext:value-type="float">
            <text:p>32 032</text:p>
          </table:table-cell>
          <table:table-cell table:style-name="ce11" office:value-type="float" office:value="27765" calcext:value-type="float">
            <text:p>27 765</text:p>
          </table:table-cell>
          <table:table-cell table:style-name="ce11" office:value-type="float" office:value="1222613418" calcext:value-type="float">
            <text:p>1 222 613 418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20" calcext:value-type="float">
            <text:p>1 320</text:p>
          </table:table-cell>
          <table:table-cell table:style-name="ce11" office:value-type="float" office:value="13268" calcext:value-type="float">
            <text:p>13 268</text:p>
          </table:table-cell>
          <table:table-cell table:style-name="ce11" office:value-type="float" office:value="12147" calcext:value-type="float">
            <text:p>12 147</text:p>
          </table:table-cell>
          <table:table-cell table:style-name="ce11" office:value-type="float" office:value="498601836" calcext:value-type="float">
            <text:p>498 601 836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496" calcext:value-type="float">
            <text:p>4 496</text:p>
          </table:table-cell>
          <table:table-cell table:style-name="ce11" office:value-type="float" office:value="18363" calcext:value-type="float">
            <text:p>18 363</text:p>
          </table:table-cell>
          <table:table-cell table:style-name="ce11" office:value-type="float" office:value="13776" calcext:value-type="float">
            <text:p>13 776</text:p>
          </table:table-cell>
          <table:table-cell table:style-name="ce11" office:value-type="float" office:value="537538415" calcext:value-type="float">
            <text:p>537 538 415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75" calcext:value-type="float">
            <text:p>375</text:p>
          </table:table-cell>
          <table:table-cell table:style-name="ce11" office:value-type="float" office:value="7646" calcext:value-type="float">
            <text:p>7 646</text:p>
          </table:table-cell>
          <table:table-cell table:style-name="ce11" office:value-type="float" office:value="6776" calcext:value-type="float">
            <text:p>6 776</text:p>
          </table:table-cell>
          <table:table-cell table:style-name="ce11" office:value-type="float" office:value="181890159" calcext:value-type="float">
            <text:p>181 890 159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03" calcext:value-type="float">
            <text:p>203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ARTS SPECTACLES (RZ1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242" calcext:value-type="float">
            <text:p>242</text:p>
          </table:table-cell>
          <table:table-cell table:style-name="ce11" office:value-type="float" office:value="7285302" calcext:value-type="float">
            <text:p>7 285 302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AUTRES SECTEURS D ACTIVITE DES ASSOCIATION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712" calcext:value-type="float">
            <text:p>712</text:p>
          </table:table-cell>
          <table:table-cell table:style-name="ce11" office:value-type="float" office:value="635" calcext:value-type="float">
            <text:p>635</text:p>
          </table:table-cell>
          <table:table-cell table:style-name="ce11" office:value-type="float" office:value="16423579" calcext:value-type="float">
            <text:p>16 423 579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984" calcext:value-type="float">
            <text:p>1 984</text:p>
          </table:table-cell>
          <table:table-cell table:style-name="ce11" office:value-type="float" office:value="1791" calcext:value-type="float">
            <text:p>1 791</text:p>
          </table:table-cell>
          <table:table-cell table:style-name="ce11" office:value-type="float" office:value="75264909" calcext:value-type="float">
            <text:p>75 264 909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HEBERGEMENT ET RESTAURATION (I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NON-CLASSES (94.99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2772" calcext:value-type="float">
            <text:p>2 772</text:p>
          </table:table-cell>
          <table:table-cell table:style-name="ce11" office:value-type="float" office:value="2367" calcext:value-type="float">
            <text:p>2 367</text:p>
          </table:table-cell>
          <table:table-cell table:style-name="ce11" office:value-type="float" office:value="56231654" calcext:value-type="float">
            <text:p>56 231 654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39354283" calcext:value-type="float">
            <text:p>39 354 283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524" calcext:value-type="float">
            <text:p>1 524</text:p>
          </table:table-cell>
          <table:table-cell table:style-name="ce11" office:value-type="float" office:value="1439" calcext:value-type="float">
            <text:p>1 439</text:p>
          </table:table-cell>
          <table:table-cell table:style-name="ce11" office:value-type="float" office:value="39009895" calcext:value-type="float">
            <text:p>39 009 895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710" calcext:value-type="float">
            <text:p>710</text:p>
          </table:table-cell>
          <table:table-cell table:style-name="ce11" office:value-type="float" office:value="772" calcext:value-type="float">
            <text:p>772</text:p>
          </table:table-cell>
          <table:table-cell table:style-name="ce11" office:value-type="float" office:value="18320832" calcext:value-type="float">
            <text:p>18 320 832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3838" calcext:value-type="float">
            <text:p>3 838</text:p>
          </table:table-cell>
          <table:table-cell table:style-name="ce11" office:value-type="float" office:value="3302" calcext:value-type="float">
            <text:p>3 302</text:p>
          </table:table-cell>
          <table:table-cell table:style-name="ce11" office:value-type="float" office:value="91915909" calcext:value-type="float">
            <text:p>91 915 909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ARTS SPECTACLES (RZ1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271" calcext:value-type="float">
            <text:p>271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4856709" calcext:value-type="float">
            <text:p>4 856 709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AUTRES SECTEURS D ACTIVITE DES ASSOCIATION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349" calcext:value-type="float">
            <text:p>349</text:p>
          </table:table-cell>
          <table:table-cell table:style-name="ce11" office:value-type="float" office:value="334" calcext:value-type="float">
            <text:p>334</text:p>
          </table:table-cell>
          <table:table-cell table:style-name="ce11" office:value-type="float" office:value="9485193" calcext:value-type="float">
            <text:p>9 485 193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1251" calcext:value-type="float">
            <text:p>1 251</text:p>
          </table:table-cell>
          <table:table-cell table:style-name="ce11" office:value-type="float" office:value="1108" calcext:value-type="float">
            <text:p>1 108</text:p>
          </table:table-cell>
          <table:table-cell table:style-name="ce11" office:value-type="float" office:value="41711361" calcext:value-type="float">
            <text:p>41 711 361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HEBERGEMENT ET RESTAURATION (I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NON-CLASSES (94.99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office:value-type="float" office:value="1949" calcext:value-type="float">
            <text:p>1 949</text:p>
          </table:table-cell>
          <table:table-cell table:style-name="ce11" office:value-type="float" office:value="1549" calcext:value-type="float">
            <text:p>1 549</text:p>
          </table:table-cell>
          <table:table-cell table:style-name="ce11" office:value-type="float" office:value="41914856" calcext:value-type="float">
            <text:p>41 914 856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14976203" calcext:value-type="float">
            <text:p>14 976 203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60" calcext:value-type="float">
            <text:p>460</text:p>
          </table:table-cell>
          <table:table-cell table:style-name="ce11" office:value-type="float" office:value="378" calcext:value-type="float">
            <text:p>378</text:p>
          </table:table-cell>
          <table:table-cell table:style-name="ce11" office:value-type="float" office:value="19021058" calcext:value-type="float">
            <text:p>19 021 058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462" calcext:value-type="float">
            <text:p>462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9947547" calcext:value-type="float">
            <text:p>9 947 547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73" calcext:value-type="float">
            <text:p>1 473</text:p>
          </table:table-cell>
          <table:table-cell table:style-name="ce11" office:value-type="float" office:value="46219" calcext:value-type="float">
            <text:p>46 219</text:p>
          </table:table-cell>
          <table:table-cell table:style-name="ce11" office:value-type="float" office:value="39429" calcext:value-type="float">
            <text:p>39 429</text:p>
          </table:table-cell>
          <table:table-cell table:style-name="ce11" office:value-type="float" office:value="965369760" calcext:value-type="float">
            <text:p>965 369 760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6130370" calcext:value-type="float">
            <text:p>6 130 370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RTS SPECTACLES (RZ1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72" calcext:value-type="float">
            <text:p>772</text:p>
          </table:table-cell>
          <table:table-cell table:style-name="ce11" office:value-type="float" office:value="1253" calcext:value-type="float">
            <text:p>1 253</text:p>
          </table:table-cell>
          <table:table-cell table:style-name="ce11" office:value-type="float" office:value="1317" calcext:value-type="float">
            <text:p>1 317</text:p>
          </table:table-cell>
          <table:table-cell table:style-name="ce11" office:value-type="float" office:value="46063096" calcext:value-type="float">
            <text:p>46 063 096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UTRES SECTEURS D ACTIVITE DES ASSOCIATION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34" calcext:value-type="float">
            <text:p>434</text:p>
          </table:table-cell>
          <table:table-cell table:style-name="ce11" office:value-type="float" office:value="2924" calcext:value-type="float">
            <text:p>2 924</text:p>
          </table:table-cell>
          <table:table-cell table:style-name="ce11" office:value-type="float" office:value="2541" calcext:value-type="float">
            <text:p>2 541</text:p>
          </table:table-cell>
          <table:table-cell table:style-name="ce11" office:value-type="float" office:value="70067555" calcext:value-type="float">
            <text:p>70 067 555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float" office:value="14386" calcext:value-type="float">
            <text:p>14 386</text:p>
          </table:table-cell>
          <table:table-cell table:style-name="ce11" office:value-type="float" office:value="12844" calcext:value-type="float">
            <text:p>12 844</text:p>
          </table:table-cell>
          <table:table-cell table:style-name="ce11" office:value-type="float" office:value="432641296" calcext:value-type="float">
            <text:p>432 641 296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HEBERGEMENT ET RESTAURATION (I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769" calcext:value-type="float">
            <text:p>769</text:p>
          </table:table-cell>
          <table:table-cell table:style-name="ce11" office:value-type="float" office:value="788" calcext:value-type="float">
            <text:p>788</text:p>
          </table:table-cell>
          <table:table-cell table:style-name="ce11" office:value-type="float" office:value="20351146" calcext:value-type="float">
            <text:p>20 351 146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NON-CLASSES (94.99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76" calcext:value-type="float">
            <text:p>1 876</text:p>
          </table:table-cell>
          <table:table-cell table:style-name="ce11" office:value-type="float" office:value="6897" calcext:value-type="float">
            <text:p>6 897</text:p>
          </table:table-cell>
          <table:table-cell table:style-name="ce11" office:value-type="float" office:value="5914" calcext:value-type="float">
            <text:p>5 914</text:p>
          </table:table-cell>
          <table:table-cell table:style-name="ce11" office:value-type="float" office:value="156361368" calcext:value-type="float">
            <text:p>156 361 368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3423" calcext:value-type="float">
            <text:p>3 423</text:p>
          </table:table-cell>
          <table:table-cell table:style-name="ce11" office:value-type="float" office:value="2970" calcext:value-type="float">
            <text:p>2 970</text:p>
          </table:table-cell>
          <table:table-cell table:style-name="ce11" office:value-type="float" office:value="109153895" calcext:value-type="float">
            <text:p>109 153 895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28" calcext:value-type="float">
            <text:p>628</text:p>
          </table:table-cell>
          <table:table-cell table:style-name="ce11" office:value-type="float" office:value="5780" calcext:value-type="float">
            <text:p>5 780</text:p>
          </table:table-cell>
          <table:table-cell table:style-name="ce11" office:value-type="float" office:value="5211" calcext:value-type="float">
            <text:p>5 211</text:p>
          </table:table-cell>
          <table:table-cell table:style-name="ce11" office:value-type="float" office:value="158199696" calcext:value-type="float">
            <text:p>158 199 696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88" calcext:value-type="float">
            <text:p>1 988</text:p>
          </table:table-cell>
          <table:table-cell table:style-name="ce11" office:value-type="float" office:value="3513" calcext:value-type="float">
            <text:p>3 513</text:p>
          </table:table-cell>
          <table:table-cell table:style-name="ce11" office:value-type="float" office:value="2870" calcext:value-type="float">
            <text:p>2 870</text:p>
          </table:table-cell>
          <table:table-cell table:style-name="ce11" office:value-type="float" office:value="75839790" calcext:value-type="float">
            <text:p>75 839 790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195" calcext:value-type="float">
            <text:p>3 195</text:p>
          </table:table-cell>
          <table:table-cell table:style-name="ce11" office:value-type="float" office:value="84243" calcext:value-type="float">
            <text:p>84 243</text:p>
          </table:table-cell>
          <table:table-cell table:style-name="ce11" office:value-type="float" office:value="71340" calcext:value-type="float">
            <text:p>71 340</text:p>
          </table:table-cell>
          <table:table-cell table:style-name="ce11" office:value-type="float" office:value="1787312985" calcext:value-type="float">
            <text:p>1 787 312 985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72" calcext:value-type="float">
            <text:p>572</text:p>
          </table:table-cell>
          <table:table-cell table:style-name="ce11" office:value-type="float" office:value="523" calcext:value-type="float">
            <text:p>523</text:p>
          </table:table-cell>
          <table:table-cell table:style-name="ce11" office:value-type="float" office:value="11250174" calcext:value-type="float">
            <text:p>11 250 174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RTS SPECTACLES (RZ1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086" calcext:value-type="float">
            <text:p>2 086</text:p>
          </table:table-cell>
          <table:table-cell table:style-name="ce11" office:value-type="float" office:value="2693" calcext:value-type="float">
            <text:p>2 693</text:p>
          </table:table-cell>
          <table:table-cell table:style-name="ce11" office:value-type="float" office:value="2952" calcext:value-type="float">
            <text:p>2 952</text:p>
          </table:table-cell>
          <table:table-cell table:style-name="ce11" office:value-type="float" office:value="95366140" calcext:value-type="float">
            <text:p>95 366 140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UTRES SECTEURS D ACTIVITE DES ASSOCIATION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57" calcext:value-type="float">
            <text:p>957</text:p>
          </table:table-cell>
          <table:table-cell table:style-name="ce11" office:value-type="float" office:value="4721" calcext:value-type="float">
            <text:p>4 721</text:p>
          </table:table-cell>
          <table:table-cell table:style-name="ce11" office:value-type="float" office:value="4045" calcext:value-type="float">
            <text:p>4 045</text:p>
          </table:table-cell>
          <table:table-cell table:style-name="ce11" office:value-type="float" office:value="112983648" calcext:value-type="float">
            <text:p>112 983 648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30" calcext:value-type="float">
            <text:p>1 830</text:p>
          </table:table-cell>
          <table:table-cell table:style-name="ce11" office:value-type="float" office:value="22464" calcext:value-type="float">
            <text:p>22 464</text:p>
          </table:table-cell>
          <table:table-cell table:style-name="ce11" office:value-type="float" office:value="19509" calcext:value-type="float">
            <text:p>19 509</text:p>
          </table:table-cell>
          <table:table-cell table:style-name="ce11" office:value-type="float" office:value="649759682" calcext:value-type="float">
            <text:p>649 759 682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HEBERGEMENT ET RESTAURATION (I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92" calcext:value-type="float">
            <text:p>292</text:p>
          </table:table-cell>
          <table:table-cell table:style-name="ce11" office:value-type="float" office:value="1482" calcext:value-type="float">
            <text:p>1 482</text:p>
          </table:table-cell>
          <table:table-cell table:style-name="ce11" office:value-type="float" office:value="1920" calcext:value-type="float">
            <text:p>1 920</text:p>
          </table:table-cell>
          <table:table-cell table:style-name="ce11" office:value-type="float" office:value="50497091" calcext:value-type="float">
            <text:p>50 497 091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NON-CLASSES (94.99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362" calcext:value-type="float">
            <text:p>3 362</text:p>
          </table:table-cell>
          <table:table-cell table:style-name="ce11" office:value-type="float" office:value="10066" calcext:value-type="float">
            <text:p>10 066</text:p>
          </table:table-cell>
          <table:table-cell table:style-name="ce11" office:value-type="float" office:value="8823" calcext:value-type="float">
            <text:p>8 823</text:p>
          </table:table-cell>
          <table:table-cell table:style-name="ce11" office:value-type="float" office:value="245964423" calcext:value-type="float">
            <text:p>245 964 423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8759" calcext:value-type="float">
            <text:p>8 759</text:p>
          </table:table-cell>
          <table:table-cell table:style-name="ce11" office:value-type="float" office:value="7628" calcext:value-type="float">
            <text:p>7 628</text:p>
          </table:table-cell>
          <table:table-cell table:style-name="ce11" office:value-type="float" office:value="288277307" calcext:value-type="float">
            <text:p>288 277 307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638" calcext:value-type="float">
            <text:p>1 638</text:p>
          </table:table-cell>
          <table:table-cell table:style-name="ce11" office:value-type="float" office:value="15830" calcext:value-type="float">
            <text:p>15 830</text:p>
          </table:table-cell>
          <table:table-cell table:style-name="ce11" office:value-type="float" office:value="15784" calcext:value-type="float">
            <text:p>15 784</text:p>
          </table:table-cell>
          <table:table-cell table:style-name="ce11" office:value-type="float" office:value="440048272" calcext:value-type="float">
            <text:p>440 048 272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18" calcext:value-type="float">
            <text:p>3 818</text:p>
          </table:table-cell>
          <table:table-cell table:style-name="ce11" office:value-type="float" office:value="7749" calcext:value-type="float">
            <text:p>7 749</text:p>
          </table:table-cell>
          <table:table-cell table:style-name="ce11" office:value-type="float" office:value="6565" calcext:value-type="float">
            <text:p>6 565</text:p>
          </table:table-cell>
          <table:table-cell table:style-name="ce11" office:value-type="float" office:value="167687400" calcext:value-type="float">
            <text:p>167 687 400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03" calcext:value-type="float">
            <text:p>3 003</text:p>
          </table:table-cell>
          <table:table-cell table:style-name="ce11" office:value-type="float" office:value="90419" calcext:value-type="float">
            <text:p>90 419</text:p>
          </table:table-cell>
          <table:table-cell table:style-name="ce11" office:value-type="float" office:value="76829" calcext:value-type="float">
            <text:p>76 829</text:p>
          </table:table-cell>
          <table:table-cell table:style-name="ce11" office:value-type="float" office:value="1938843180" calcext:value-type="float">
            <text:p>1 938 843 180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701" calcext:value-type="float">
            <text:p>701</text:p>
          </table:table-cell>
          <table:table-cell table:style-name="ce11" office:value-type="float" office:value="663" calcext:value-type="float">
            <text:p>663</text:p>
          </table:table-cell>
          <table:table-cell table:style-name="ce11" office:value-type="float" office:value="13845224" calcext:value-type="float">
            <text:p>13 845 224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RTS SPECTACLES (RZ1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534" calcext:value-type="float">
            <text:p>2 534</text:p>
          </table:table-cell>
          <table:table-cell table:style-name="ce11" office:value-type="float" office:value="2840" calcext:value-type="float">
            <text:p>2 840</text:p>
          </table:table-cell>
          <table:table-cell table:style-name="ce11" office:value-type="float" office:value="3158" calcext:value-type="float">
            <text:p>3 158</text:p>
          </table:table-cell>
          <table:table-cell table:style-name="ce11" office:value-type="float" office:value="105814671" calcext:value-type="float">
            <text:p>105 814 671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UTRES SECTEURS D ACTIVITE DES ASSOCIATION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94" calcext:value-type="float">
            <text:p>994</text:p>
          </table:table-cell>
          <table:table-cell table:style-name="ce11" office:value-type="float" office:value="4253" calcext:value-type="float">
            <text:p>4 253</text:p>
          </table:table-cell>
          <table:table-cell table:style-name="ce11" office:value-type="float" office:value="3755" calcext:value-type="float">
            <text:p>3 755</text:p>
          </table:table-cell>
          <table:table-cell table:style-name="ce11" office:value-type="float" office:value="100319794" calcext:value-type="float">
            <text:p>100 319 794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839" calcext:value-type="float">
            <text:p>1 839</text:p>
          </table:table-cell>
          <table:table-cell table:style-name="ce11" office:value-type="float" office:value="21770" calcext:value-type="float">
            <text:p>21 770</text:p>
          </table:table-cell>
          <table:table-cell table:style-name="ce11" office:value-type="float" office:value="18910" calcext:value-type="float">
            <text:p>18 910</text:p>
          </table:table-cell>
          <table:table-cell table:style-name="ce11" office:value-type="float" office:value="631956051" calcext:value-type="float">
            <text:p>631 956 051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HEBERGEMENT ET RESTAURATION (I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1" calcext:value-type="float">
            <text:p>281</text:p>
          </table:table-cell>
          <table:table-cell table:style-name="ce11" office:value-type="float" office:value="1534" calcext:value-type="float">
            <text:p>1 534</text:p>
          </table:table-cell>
          <table:table-cell table:style-name="ce11" office:value-type="float" office:value="1896" calcext:value-type="float">
            <text:p>1 896</text:p>
          </table:table-cell>
          <table:table-cell table:style-name="ce11" office:value-type="float" office:value="49156180" calcext:value-type="float">
            <text:p>49 156 180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NON-CLASSES (94.99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565" calcext:value-type="float">
            <text:p>4 565</text:p>
          </table:table-cell>
          <table:table-cell table:style-name="ce11" office:value-type="float" office:value="14818" calcext:value-type="float">
            <text:p>14 818</text:p>
          </table:table-cell>
          <table:table-cell table:style-name="ce11" office:value-type="float" office:value="12423" calcext:value-type="float">
            <text:p>12 423</text:p>
          </table:table-cell>
          <table:table-cell table:style-name="ce11" office:value-type="float" office:value="337954686" calcext:value-type="float">
            <text:p>337 954 686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45" calcext:value-type="float">
            <text:p>345</text:p>
          </table:table-cell>
          <table:table-cell table:style-name="ce11" office:value-type="float" office:value="9534" calcext:value-type="float">
            <text:p>9 534</text:p>
          </table:table-cell>
          <table:table-cell table:style-name="ce11" office:value-type="float" office:value="8425" calcext:value-type="float">
            <text:p>8 425</text:p>
          </table:table-cell>
          <table:table-cell table:style-name="ce11" office:value-type="float" office:value="312538428" calcext:value-type="float">
            <text:p>312 538 428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32" calcext:value-type="float">
            <text:p>1 332</text:p>
          </table:table-cell>
          <table:table-cell table:style-name="ce11" office:value-type="float" office:value="9920" calcext:value-type="float">
            <text:p>9 920</text:p>
          </table:table-cell>
          <table:table-cell table:style-name="ce11" office:value-type="float" office:value="10494" calcext:value-type="float">
            <text:p>10 494</text:p>
          </table:table-cell>
          <table:table-cell table:style-name="ce11" office:value-type="float" office:value="290678618" calcext:value-type="float">
            <text:p>290 678 618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405" calcext:value-type="float">
            <text:p>3 405</text:p>
          </table:table-cell>
          <table:table-cell table:style-name="ce11" office:value-type="float" office:value="6937" calcext:value-type="float">
            <text:p>6 937</text:p>
          </table:table-cell>
          <table:table-cell table:style-name="ce11" office:value-type="float" office:value="5476" calcext:value-type="float">
            <text:p>5 476</text:p>
          </table:table-cell>
          <table:table-cell table:style-name="ce11" office:value-type="float" office:value="141162782" calcext:value-type="float">
            <text:p>141 162 782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935" calcext:value-type="float">
            <text:p>1 935</text:p>
          </table:table-cell>
          <table:table-cell table:style-name="ce11" office:value-type="float" office:value="54845" calcext:value-type="float">
            <text:p>54 845</text:p>
          </table:table-cell>
          <table:table-cell table:style-name="ce11" office:value-type="float" office:value="45649" calcext:value-type="float">
            <text:p>45 649</text:p>
          </table:table-cell>
          <table:table-cell table:style-name="ce11" office:value-type="float" office:value="1140312008" calcext:value-type="float">
            <text:p>1 140 312 008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5167024" calcext:value-type="float">
            <text:p>5 167 024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RTS SPECTACLES (RZ1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39" calcext:value-type="float">
            <text:p>1 239</text:p>
          </table:table-cell>
          <table:table-cell table:style-name="ce11" office:value-type="float" office:value="1388" calcext:value-type="float">
            <text:p>1 388</text:p>
          </table:table-cell>
          <table:table-cell table:style-name="ce11" office:value-type="float" office:value="1703" calcext:value-type="float">
            <text:p>1 703</text:p>
          </table:table-cell>
          <table:table-cell table:style-name="ce11" office:value-type="float" office:value="56298123" calcext:value-type="float">
            <text:p>56 298 123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UTRES SECTEURS D ACTIVITE DES ASSOCIATION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6" calcext:value-type="float">
            <text:p>386</text:p>
          </table:table-cell>
          <table:table-cell table:style-name="ce11" office:value-type="float" office:value="3829" calcext:value-type="float">
            <text:p>3 829</text:p>
          </table:table-cell>
          <table:table-cell table:style-name="ce11" office:value-type="float" office:value="3303" calcext:value-type="float">
            <text:p>3 303</text:p>
          </table:table-cell>
          <table:table-cell table:style-name="ce11" office:value-type="float" office:value="100024032" calcext:value-type="float">
            <text:p>100 024 032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56" calcext:value-type="float">
            <text:p>2 156</text:p>
          </table:table-cell>
          <table:table-cell table:style-name="ce11" office:value-type="float" office:value="32836" calcext:value-type="float">
            <text:p>32 836</text:p>
          </table:table-cell>
          <table:table-cell table:style-name="ce11" office:value-type="float" office:value="28522" calcext:value-type="float">
            <text:p>28 522</text:p>
          </table:table-cell>
          <table:table-cell table:style-name="ce11" office:value-type="float" office:value="970194467" calcext:value-type="float">
            <text:p>970 194 467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HEBERGEMENT ET RESTAURATION (I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1955" calcext:value-type="float">
            <text:p>1 955</text:p>
          </table:table-cell>
          <table:table-cell table:style-name="ce11" office:value-type="float" office:value="1839" calcext:value-type="float">
            <text:p>1 839</text:p>
          </table:table-cell>
          <table:table-cell table:style-name="ce11" office:value-type="float" office:value="47901411" calcext:value-type="float">
            <text:p>47 901 411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NON-CLASSES (94.99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49" calcext:value-type="float">
            <text:p>2 749</text:p>
          </table:table-cell>
          <table:table-cell table:style-name="ce11" office:value-type="float" office:value="7812" calcext:value-type="float">
            <text:p>7 812</text:p>
          </table:table-cell>
          <table:table-cell table:style-name="ce11" office:value-type="float" office:value="6841" calcext:value-type="float">
            <text:p>6 841</text:p>
          </table:table-cell>
          <table:table-cell table:style-name="ce11" office:value-type="float" office:value="190504674" calcext:value-type="float">
            <text:p>190 504 674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6040" calcext:value-type="float">
            <text:p>6 040</text:p>
          </table:table-cell>
          <table:table-cell table:style-name="ce11" office:value-type="float" office:value="5080" calcext:value-type="float">
            <text:p>5 080</text:p>
          </table:table-cell>
          <table:table-cell table:style-name="ce11" office:value-type="float" office:value="185855466" calcext:value-type="float">
            <text:p>185 855 466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82" calcext:value-type="float">
            <text:p>882</text:p>
          </table:table-cell>
          <table:table-cell table:style-name="ce11" office:value-type="float" office:value="10080" calcext:value-type="float">
            <text:p>10 080</text:p>
          </table:table-cell>
          <table:table-cell table:style-name="ce11" office:value-type="float" office:value="9561" calcext:value-type="float">
            <text:p>9 561</text:p>
          </table:table-cell>
          <table:table-cell table:style-name="ce11" office:value-type="float" office:value="275398290" calcext:value-type="float">
            <text:p>275 398 290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05" calcext:value-type="float">
            <text:p>2 705</text:p>
          </table:table-cell>
          <table:table-cell table:style-name="ce11" office:value-type="float" office:value="5243" calcext:value-type="float">
            <text:p>5 243</text:p>
          </table:table-cell>
          <table:table-cell table:style-name="ce11" office:value-type="float" office:value="4202" calcext:value-type="float">
            <text:p>4 202</text:p>
          </table:table-cell>
          <table:table-cell table:style-name="ce11" office:value-type="float" office:value="119004145" calcext:value-type="float">
            <text:p>119 004 145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52" calcext:value-type="float">
            <text:p>2 352</text:p>
          </table:table-cell>
          <table:table-cell table:style-name="ce11" office:value-type="float" office:value="59760" calcext:value-type="float">
            <text:p>59 760</text:p>
          </table:table-cell>
          <table:table-cell table:style-name="ce11" office:value-type="float" office:value="50598" calcext:value-type="float">
            <text:p>50 598</text:p>
          </table:table-cell>
          <table:table-cell table:style-name="ce11" office:value-type="float" office:value="1297754513" calcext:value-type="float">
            <text:p>1 297 754 513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GRICULTURE SYLVICULTURE ET PECHE (A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4477720" calcext:value-type="float">
            <text:p>4 477 720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RTS SPECTACLES (RZ1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711" calcext:value-type="float">
            <text:p>1 711</text:p>
          </table:table-cell>
          <table:table-cell table:style-name="ce11" office:value-type="float" office:value="2495" calcext:value-type="float">
            <text:p>2 495</text:p>
          </table:table-cell>
          <table:table-cell table:style-name="ce11" office:value-type="float" office:value="3040" calcext:value-type="float">
            <text:p>3 040</text:p>
          </table:table-cell>
          <table:table-cell table:style-name="ce11" office:value-type="float" office:value="103727384" calcext:value-type="float">
            <text:p>103 727 384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UTRES SECTEURS D ACTIVITE DES ASSOCIATION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88" calcext:value-type="float">
            <text:p>788</text:p>
          </table:table-cell>
          <table:table-cell table:style-name="ce11" office:value-type="float" office:value="3629" calcext:value-type="float">
            <text:p>3 629</text:p>
          </table:table-cell>
          <table:table-cell table:style-name="ce11" office:value-type="float" office:value="3351" calcext:value-type="float">
            <text:p>3 351</text:p>
          </table:table-cell>
          <table:table-cell table:style-name="ce11" office:value-type="float" office:value="98473569" calcext:value-type="float">
            <text:p>98 473 569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10" calcext:value-type="float">
            <text:p>1 310</text:p>
          </table:table-cell>
          <table:table-cell table:style-name="ce11" office:value-type="float" office:value="19313" calcext:value-type="float">
            <text:p>19 313</text:p>
          </table:table-cell>
          <table:table-cell table:style-name="ce11" office:value-type="float" office:value="16790" calcext:value-type="float">
            <text:p>16 790</text:p>
          </table:table-cell>
          <table:table-cell table:style-name="ce11" office:value-type="float" office:value="587918597" calcext:value-type="float">
            <text:p>587 918 597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HEBERGEMENT ET RESTAURATION (I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office:value-type="float" office:value="1495" calcext:value-type="float">
            <text:p>1 495</text:p>
          </table:table-cell>
          <table:table-cell table:style-name="ce11" office:value-type="float" office:value="1836" calcext:value-type="float">
            <text:p>1 836</text:p>
          </table:table-cell>
          <table:table-cell table:style-name="ce11" office:value-type="float" office:value="50122888" calcext:value-type="float">
            <text:p>50 122 888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NON-CLASSES (94.99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713" calcext:value-type="float">
            <text:p>3 713</text:p>
          </table:table-cell>
          <table:table-cell table:style-name="ce11" office:value-type="float" office:value="15111" calcext:value-type="float">
            <text:p>15 111</text:p>
          </table:table-cell>
          <table:table-cell table:style-name="ce11" office:value-type="float" office:value="12799" calcext:value-type="float">
            <text:p>12 799</text:p>
          </table:table-cell>
          <table:table-cell table:style-name="ce11" office:value-type="float" office:value="363449079" calcext:value-type="float">
            <text:p>363 449 079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86" calcext:value-type="float">
            <text:p>286</text:p>
          </table:table-cell>
          <table:table-cell table:style-name="ce11" office:value-type="float" office:value="12567" calcext:value-type="float">
            <text:p>12 567</text:p>
          </table:table-cell>
          <table:table-cell table:style-name="ce11" office:value-type="float" office:value="11075" calcext:value-type="float">
            <text:p>11 075</text:p>
          </table:table-cell>
          <table:table-cell table:style-name="ce11" office:value-type="float" office:value="425975394" calcext:value-type="float">
            <text:p>425 975 394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SOUTIEN AUX ENTREPRISES (MN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92" calcext:value-type="float">
            <text:p>592</text:p>
          </table:table-cell>
          <table:table-cell table:style-name="ce11" office:value-type="float" office:value="6828" calcext:value-type="float">
            <text:p>6 828</text:p>
          </table:table-cell>
          <table:table-cell table:style-name="ce11" office:value-type="float" office:value="7146" calcext:value-type="float">
            <text:p>7 146</text:p>
          </table:table-cell>
          <table:table-cell table:style-name="ce11" office:value-type="float" office:value="249629029" calcext:value-type="float">
            <text:p>249 629 029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91" calcext:value-type="float">
            <text:p>2 391</text:p>
          </table:table-cell>
          <table:table-cell table:style-name="ce11" office:value-type="float" office:value="5459" calcext:value-type="float">
            <text:p>5 459</text:p>
          </table:table-cell>
          <table:table-cell table:style-name="ce11" office:value-type="float" office:value="4513" calcext:value-type="float">
            <text:p>4 513</text:p>
          </table:table-cell>
          <table:table-cell table:style-name="ce11" office:value-type="float" office:value="123622447" calcext:value-type="float">
            <text:p>123 622 447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226" calcext:value-type="float">
            <text:p>1 226</text:p>
          </table:table-cell>
          <table:table-cell table:style-name="ce11" office:value-type="float" office:value="981" calcext:value-type="float">
            <text:p>981</text:p>
          </table:table-cell>
          <table:table-cell table:style-name="ce11" office:value-type="float" office:value="29745092" calcext:value-type="float">
            <text:p>29 745 092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19" calcext:value-type="float">
            <text:p>1 219</text:p>
          </table:table-cell>
          <table:table-cell table:style-name="ce11" office:value-type="float" office:value="1058" calcext:value-type="float">
            <text:p>1 058</text:p>
          </table:table-cell>
          <table:table-cell table:style-name="ce11" office:value-type="float" office:value="33641610" calcext:value-type="float">
            <text:p>33 641 610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15" calcext:value-type="float">
            <text:p>2 515</text:p>
          </table:table-cell>
          <table:table-cell table:style-name="ce11" office:value-type="float" office:value="1917" calcext:value-type="float">
            <text:p>1 917</text:p>
          </table:table-cell>
          <table:table-cell table:style-name="ce11" office:value-type="float" office:value="61585372" calcext:value-type="float">
            <text:p>61 585 372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634" calcext:value-type="float">
            <text:p>634</text:p>
          </table:table-cell>
          <table:table-cell table:style-name="ce11" office:value-type="float" office:value="6631" calcext:value-type="float">
            <text:p>6 631</text:p>
          </table:table-cell>
          <table:table-cell table:style-name="ce11" office:value-type="float" office:value="5535" calcext:value-type="float">
            <text:p>5 535</text:p>
          </table:table-cell>
          <table:table-cell table:style-name="ce11" office:value-type="float" office:value="138537132" calcext:value-type="float">
            <text:p>138 537 132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1057" calcext:value-type="float">
            <text:p>1 057</text:p>
          </table:table-cell>
          <table:table-cell table:style-name="ce11" office:value-type="float" office:value="15987" calcext:value-type="float">
            <text:p>15 987</text:p>
          </table:table-cell>
          <table:table-cell table:style-name="ce11" office:value-type="float" office:value="13202" calcext:value-type="float">
            <text:p>13 202</text:p>
          </table:table-cell>
          <table:table-cell table:style-name="ce11" office:value-type="float" office:value="360359791" calcext:value-type="float">
            <text:p>360 359 791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19269" calcext:value-type="float">
            <text:p>19 269</text:p>
          </table:table-cell>
          <table:table-cell table:style-name="ce11" office:value-type="float" office:value="14492" calcext:value-type="float">
            <text:p>14 492</text:p>
          </table:table-cell>
          <table:table-cell table:style-name="ce11" office:value-type="float" office:value="323510819" calcext:value-type="float">
            <text:p>323 510 819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17943" calcext:value-type="float">
            <text:p>17 943</text:p>
          </table:table-cell>
          <table:table-cell table:style-name="ce11" office:value-type="float" office:value="15769" calcext:value-type="float">
            <text:p>15 769</text:p>
          </table:table-cell>
          <table:table-cell table:style-name="ce11" office:value-type="float" office:value="263167743" calcext:value-type="float">
            <text:p>263 167 743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292" calcext:value-type="float">
            <text:p>292</text:p>
          </table:table-cell>
          <table:table-cell table:style-name="ce11" office:value-type="float" office:value="13280" calcext:value-type="float">
            <text:p>13 280</text:p>
          </table:table-cell>
          <table:table-cell table:style-name="ce11" office:value-type="float" office:value="11520" calcext:value-type="float">
            <text:p>11 520</text:p>
          </table:table-cell>
          <table:table-cell table:style-name="ce11" office:value-type="float" office:value="321670736" calcext:value-type="float">
            <text:p>321 670 736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9395" calcext:value-type="float">
            <text:p>9 395</text:p>
          </table:table-cell>
          <table:table-cell table:style-name="ce11" office:value-type="float" office:value="8284" calcext:value-type="float">
            <text:p>8 284</text:p>
          </table:table-cell>
          <table:table-cell table:style-name="ce11" office:value-type="float" office:value="236448825" calcext:value-type="float">
            <text:p>236 448 825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22347" calcext:value-type="float">
            <text:p>22 347</text:p>
          </table:table-cell>
          <table:table-cell table:style-name="ce11" office:value-type="float" office:value="19384" calcext:value-type="float">
            <text:p>19 384</text:p>
          </table:table-cell>
          <table:table-cell table:style-name="ce11" office:value-type="float" office:value="556365057" calcext:value-type="float">
            <text:p>556 365 057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3323" calcext:value-type="float">
            <text:p>3 323</text:p>
          </table:table-cell>
          <table:table-cell table:style-name="ce11" office:value-type="float" office:value="2679" calcext:value-type="float">
            <text:p>2 679</text:p>
          </table:table-cell>
          <table:table-cell table:style-name="ce11" office:value-type="float" office:value="90749501" calcext:value-type="float">
            <text:p>90 749 501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office:value-type="float" office:value="1286" calcext:value-type="float">
            <text:p>1 286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22442425" calcext:value-type="float">
            <text:p>22 442 425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1253" calcext:value-type="float">
            <text:p>1 253</text:p>
          </table:table-cell>
          <table:table-cell table:style-name="ce11" office:value-type="float" office:value="34710" calcext:value-type="float">
            <text:p>34 710</text:p>
          </table:table-cell>
          <table:table-cell table:style-name="ce11" office:value-type="float" office:value="29922" calcext:value-type="float">
            <text:p>29 922</text:p>
          </table:table-cell>
          <table:table-cell table:style-name="ce11" office:value-type="float" office:value="1025569296" calcext:value-type="float">
            <text:p>1 025 569 296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329" calcext:value-type="float">
            <text:p>329</text:p>
          </table:table-cell>
          <table:table-cell table:style-name="ce11" office:value-type="float" office:value="2863" calcext:value-type="float">
            <text:p>2 863</text:p>
          </table:table-cell>
          <table:table-cell table:style-name="ce11" office:value-type="float" office:value="2539" calcext:value-type="float">
            <text:p>2 539</text:p>
          </table:table-cell>
          <table:table-cell table:style-name="ce11" office:value-type="float" office:value="88358834" calcext:value-type="float">
            <text:p>88 358 834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489" calcext:value-type="float">
            <text:p>489</text:p>
          </table:table-cell>
          <table:table-cell table:style-name="ce11" office:value-type="float" office:value="2061" calcext:value-type="float">
            <text:p>2 061</text:p>
          </table:table-cell>
          <table:table-cell table:style-name="ce11" office:value-type="float" office:value="1801" calcext:value-type="float">
            <text:p>1 801</text:p>
          </table:table-cell>
          <table:table-cell table:style-name="ce11" office:value-type="float" office:value="44311955" calcext:value-type="float">
            <text:p>44 311 955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4450" calcext:value-type="float">
            <text:p>4 450</text:p>
          </table:table-cell>
          <table:table-cell table:style-name="ce11" office:value-type="float" office:value="8022" calcext:value-type="float">
            <text:p>8 022</text:p>
          </table:table-cell>
          <table:table-cell table:style-name="ce11" office:value-type="float" office:value="6216" calcext:value-type="float">
            <text:p>6 216</text:p>
          </table:table-cell>
          <table:table-cell table:style-name="ce11" office:value-type="float" office:value="176261677" calcext:value-type="float">
            <text:p>176 261 677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604" calcext:value-type="float">
            <text:p>604</text:p>
          </table:table-cell>
          <table:table-cell table:style-name="ce11" office:value-type="float" office:value="16852849" calcext:value-type="float">
            <text:p>16 852 849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652" calcext:value-type="float">
            <text:p>652</text:p>
          </table:table-cell>
          <table:table-cell table:style-name="ce11" office:value-type="float" office:value="547" calcext:value-type="float">
            <text:p>547</text:p>
          </table:table-cell>
          <table:table-cell table:style-name="ce11" office:value-type="float" office:value="16500055" calcext:value-type="float">
            <text:p>16 500 055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1403" calcext:value-type="float">
            <text:p>1 403</text:p>
          </table:table-cell>
          <table:table-cell table:style-name="ce11" office:value-type="float" office:value="1097" calcext:value-type="float">
            <text:p>1 097</text:p>
          </table:table-cell>
          <table:table-cell table:style-name="ce11" office:value-type="float" office:value="36680507" calcext:value-type="float">
            <text:p>36 680 507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832" calcext:value-type="float">
            <text:p>832</text:p>
          </table:table-cell>
          <table:table-cell table:style-name="ce11" office:value-type="float" office:value="684" calcext:value-type="float">
            <text:p>684</text:p>
          </table:table-cell>
          <table:table-cell table:style-name="ce11" office:value-type="float" office:value="16703697" calcext:value-type="float">
            <text:p>16 703 697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4930" calcext:value-type="float">
            <text:p>4 930</text:p>
          </table:table-cell>
          <table:table-cell table:style-name="ce11" office:value-type="float" office:value="4041" calcext:value-type="float">
            <text:p>4 041</text:p>
          </table:table-cell>
          <table:table-cell table:style-name="ce11" office:value-type="float" office:value="105911694" calcext:value-type="float">
            <text:p>105 911 694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328" calcext:value-type="float">
            <text:p>328</text:p>
          </table:table-cell>
          <table:table-cell table:style-name="ce11" office:value-type="float" office:value="8014" calcext:value-type="float">
            <text:p>8 014</text:p>
          </table:table-cell>
          <table:table-cell table:style-name="ce11" office:value-type="float" office:value="6070" calcext:value-type="float">
            <text:p>6 070</text:p>
          </table:table-cell>
          <table:table-cell table:style-name="ce11" office:value-type="float" office:value="140025162" calcext:value-type="float">
            <text:p>140 025 162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227" calcext:value-type="float">
            <text:p>7 227</text:p>
          </table:table-cell>
          <table:table-cell table:style-name="ce11" office:value-type="float" office:value="6292" calcext:value-type="float">
            <text:p>6 292</text:p>
          </table:table-cell>
          <table:table-cell table:style-name="ce11" office:value-type="float" office:value="107690749" calcext:value-type="float">
            <text:p>107 690 749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4441" calcext:value-type="float">
            <text:p>4 441</text:p>
          </table:table-cell>
          <table:table-cell table:style-name="ce11" office:value-type="float" office:value="3861" calcext:value-type="float">
            <text:p>3 861</text:p>
          </table:table-cell>
          <table:table-cell table:style-name="ce11" office:value-type="float" office:value="106724678" calcext:value-type="float">
            <text:p>106 724 678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4250" calcext:value-type="float">
            <text:p>4 250</text:p>
          </table:table-cell>
          <table:table-cell table:style-name="ce11" office:value-type="float" office:value="3723" calcext:value-type="float">
            <text:p>3 723</text:p>
          </table:table-cell>
          <table:table-cell table:style-name="ce11" office:value-type="float" office:value="107682213" calcext:value-type="float">
            <text:p>107 682 213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7859" calcext:value-type="float">
            <text:p>7 859</text:p>
          </table:table-cell>
          <table:table-cell table:style-name="ce11" office:value-type="float" office:value="6907" calcext:value-type="float">
            <text:p>6 907</text:p>
          </table:table-cell>
          <table:table-cell table:style-name="ce11" office:value-type="float" office:value="197052633" calcext:value-type="float">
            <text:p>197 052 633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20929521" calcext:value-type="float">
            <text:p>20 929 521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235" calcext:value-type="float">
            <text:p>235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286" calcext:value-type="float">
            <text:p>286</text:p>
          </table:table-cell>
          <table:table-cell table:style-name="ce11" office:value-type="float" office:value="7456" calcext:value-type="float">
            <text:p>7 456</text:p>
          </table:table-cell>
          <table:table-cell table:style-name="ce11" office:value-type="float" office:value="6541" calcext:value-type="float">
            <text:p>6 541</text:p>
          </table:table-cell>
          <table:table-cell table:style-name="ce11" office:value-type="float" office:value="220943097" calcext:value-type="float">
            <text:p>220 943 097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963" calcext:value-type="float">
            <text:p>963</text:p>
          </table:table-cell>
          <table:table-cell table:style-name="ce11" office:value-type="float" office:value="825" calcext:value-type="float">
            <text:p>825</text:p>
          </table:table-cell>
          <table:table-cell table:style-name="ce11" office:value-type="float" office:value="25082804" calcext:value-type="float">
            <text:p>25 082 804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449" calcext:value-type="float">
            <text:p>449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1191" calcext:value-type="float">
            <text:p>1 191</text:p>
          </table:table-cell>
          <table:table-cell table:style-name="ce11" office:value-type="float" office:value="1878" calcext:value-type="float">
            <text:p>1 878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41" calcext:value-type="float">
            <text:p>441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11852590" calcext:value-type="float">
            <text:p>11 852 590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12884416" calcext:value-type="float">
            <text:p>12 884 416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075" calcext:value-type="float">
            <text:p>1 075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29149262" calcext:value-type="float">
            <text:p>29 149 262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1090" calcext:value-type="float">
            <text:p>1 090</text:p>
          </table:table-cell>
          <table:table-cell table:style-name="ce11" office:value-type="float" office:value="999" calcext:value-type="float">
            <text:p>999</text:p>
          </table:table-cell>
          <table:table-cell table:style-name="ce11" office:value-type="float" office:value="24008367" calcext:value-type="float">
            <text:p>24 008 367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4640" calcext:value-type="float">
            <text:p>4 640</text:p>
          </table:table-cell>
          <table:table-cell table:style-name="ce11" office:value-type="float" office:value="3881" calcext:value-type="float">
            <text:p>3 881</text:p>
          </table:table-cell>
          <table:table-cell table:style-name="ce11" office:value-type="float" office:value="108189687" calcext:value-type="float">
            <text:p>108 189 687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231" calcext:value-type="float">
            <text:p>231</text:p>
          </table:table-cell>
          <table:table-cell table:style-name="ce11" office:value-type="float" office:value="8930" calcext:value-type="float">
            <text:p>8 930</text:p>
          </table:table-cell>
          <table:table-cell table:style-name="ce11" office:value-type="float" office:value="6913" calcext:value-type="float">
            <text:p>6 913</text:p>
          </table:table-cell>
          <table:table-cell table:style-name="ce11" office:value-type="float" office:value="162193870" calcext:value-type="float">
            <text:p>162 193 870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9013" calcext:value-type="float">
            <text:p>9 013</text:p>
          </table:table-cell>
          <table:table-cell table:style-name="ce11" office:value-type="float" office:value="7811" calcext:value-type="float">
            <text:p>7 811</text:p>
          </table:table-cell>
          <table:table-cell table:style-name="ce11" office:value-type="float" office:value="134922170" calcext:value-type="float">
            <text:p>134 922 170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6573" calcext:value-type="float">
            <text:p>6 573</text:p>
          </table:table-cell>
          <table:table-cell table:style-name="ce11" office:value-type="float" office:value="5641" calcext:value-type="float">
            <text:p>5 641</text:p>
          </table:table-cell>
          <table:table-cell table:style-name="ce11" office:value-type="float" office:value="152821069" calcext:value-type="float">
            <text:p>152 821 069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2945" calcext:value-type="float">
            <text:p>2 945</text:p>
          </table:table-cell>
          <table:table-cell table:style-name="ce11" office:value-type="float" office:value="2542" calcext:value-type="float">
            <text:p>2 542</text:p>
          </table:table-cell>
          <table:table-cell table:style-name="ce11" office:value-type="float" office:value="72052644" calcext:value-type="float">
            <text:p>72 052 644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8836" calcext:value-type="float">
            <text:p>8 836</text:p>
          </table:table-cell>
          <table:table-cell table:style-name="ce11" office:value-type="float" office:value="7696" calcext:value-type="float">
            <text:p>7 696</text:p>
          </table:table-cell>
          <table:table-cell table:style-name="ce11" office:value-type="float" office:value="218088110" calcext:value-type="float">
            <text:p>218 088 110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757" calcext:value-type="float">
            <text:p>757</text:p>
          </table:table-cell>
          <table:table-cell table:style-name="ce11" office:value-type="float" office:value="628" calcext:value-type="float">
            <text:p>628</text:p>
          </table:table-cell>
          <table:table-cell table:style-name="ce11" office:value-type="float" office:value="18796889" calcext:value-type="float">
            <text:p>18 796 889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511" calcext:value-type="float">
            <text:p>511</text:p>
          </table:table-cell>
          <table:table-cell table:style-name="ce11" office:value-type="float" office:value="343" calcext:value-type="float">
            <text:p>343</text:p>
          </table:table-cell>
          <table:table-cell table:style-name="ce11" office:value-type="float" office:value="9639006" calcext:value-type="float">
            <text:p>9 639 006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1213" calcext:value-type="float">
            <text:p>1 213</text:p>
          </table:table-cell>
          <table:table-cell table:style-name="ce11" office:value-type="float" office:value="25318" calcext:value-type="float">
            <text:p>25 318</text:p>
          </table:table-cell>
          <table:table-cell table:style-name="ce11" office:value-type="float" office:value="22629" calcext:value-type="float">
            <text:p>22 629</text:p>
          </table:table-cell>
          <table:table-cell table:style-name="ce11" office:value-type="float" office:value="762645591" calcext:value-type="float">
            <text:p>762 645 591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407" calcext:value-type="float">
            <text:p>1 407</text:p>
          </table:table-cell>
          <table:table-cell table:style-name="ce11" office:value-type="float" office:value="1179" calcext:value-type="float">
            <text:p>1 179</text:p>
          </table:table-cell>
          <table:table-cell table:style-name="ce11" office:value-type="float" office:value="40650932" calcext:value-type="float">
            <text:p>40 650 932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686" calcext:value-type="float">
            <text:p>686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14944099" calcext:value-type="float">
            <text:p>14 944 099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2149" calcext:value-type="float">
            <text:p>2 149</text:p>
          </table:table-cell>
          <table:table-cell table:style-name="ce11" office:value-type="float" office:value="3130" calcext:value-type="float">
            <text:p>3 130</text:p>
          </table:table-cell>
          <table:table-cell table:style-name="ce11" office:value-type="float" office:value="2618" calcext:value-type="float">
            <text:p>2 618</text:p>
          </table:table-cell>
          <table:table-cell table:style-name="ce11" office:value-type="float" office:value="69871296" calcext:value-type="float">
            <text:p>69 871 296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497" calcext:value-type="float">
            <text:p>497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13025214" calcext:value-type="float">
            <text:p>13 025 214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11428853" calcext:value-type="float">
            <text:p>11 428 853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1056" calcext:value-type="float">
            <text:p>1 056</text:p>
          </table:table-cell>
          <table:table-cell table:style-name="ce11" office:value-type="float" office:value="848" calcext:value-type="float">
            <text:p>848</text:p>
          </table:table-cell>
          <table:table-cell table:style-name="ce11" office:value-type="float" office:value="28129587" calcext:value-type="float">
            <text:p>28 129 587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463" calcext:value-type="float">
            <text:p>463</text:p>
          </table:table-cell>
          <table:table-cell table:style-name="ce11" office:value-type="float" office:value="408" calcext:value-type="float">
            <text:p>408</text:p>
          </table:table-cell>
          <table:table-cell table:style-name="ce11" office:value-type="float" office:value="9938871" calcext:value-type="float">
            <text:p>9 938 871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4944" calcext:value-type="float">
            <text:p>4 944</text:p>
          </table:table-cell>
          <table:table-cell table:style-name="ce11" office:value-type="float" office:value="4181" calcext:value-type="float">
            <text:p>4 181</text:p>
          </table:table-cell>
          <table:table-cell table:style-name="ce11" office:value-type="float" office:value="103664663" calcext:value-type="float">
            <text:p>103 664 663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242" calcext:value-type="float">
            <text:p>242</text:p>
          </table:table-cell>
          <table:table-cell table:style-name="ce11" office:value-type="float" office:value="6909" calcext:value-type="float">
            <text:p>6 909</text:p>
          </table:table-cell>
          <table:table-cell table:style-name="ce11" office:value-type="float" office:value="5294" calcext:value-type="float">
            <text:p>5 294</text:p>
          </table:table-cell>
          <table:table-cell table:style-name="ce11" office:value-type="float" office:value="120893846" calcext:value-type="float">
            <text:p>120 893 846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756" calcext:value-type="float">
            <text:p>6 756</text:p>
          </table:table-cell>
          <table:table-cell table:style-name="ce11" office:value-type="float" office:value="5883" calcext:value-type="float">
            <text:p>5 883</text:p>
          </table:table-cell>
          <table:table-cell table:style-name="ce11" office:value-type="float" office:value="105807789" calcext:value-type="float">
            <text:p>105 807 789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2401" calcext:value-type="float">
            <text:p>2 401</text:p>
          </table:table-cell>
          <table:table-cell table:style-name="ce11" office:value-type="float" office:value="2172" calcext:value-type="float">
            <text:p>2 172</text:p>
          </table:table-cell>
          <table:table-cell table:style-name="ce11" office:value-type="float" office:value="60638313" calcext:value-type="float">
            <text:p>60 638 313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212" calcext:value-type="float">
            <text:p>2 212</text:p>
          </table:table-cell>
          <table:table-cell table:style-name="ce11" office:value-type="float" office:value="1977" calcext:value-type="float">
            <text:p>1 977</text:p>
          </table:table-cell>
          <table:table-cell table:style-name="ce11" office:value-type="float" office:value="51818024" calcext:value-type="float">
            <text:p>51 818 024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7279" calcext:value-type="float">
            <text:p>7 279</text:p>
          </table:table-cell>
          <table:table-cell table:style-name="ce11" office:value-type="float" office:value="6507" calcext:value-type="float">
            <text:p>6 507</text:p>
          </table:table-cell>
          <table:table-cell table:style-name="ce11" office:value-type="float" office:value="187006178" calcext:value-type="float">
            <text:p>187 006 178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169" calcext:value-type="float">
            <text:p>169</text:p>
          </table:table-cell>
          <table:table-cell table:style-name="ce11" office:value-type="float" office:value="625" calcext:value-type="float">
            <text:p>625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15591302" calcext:value-type="float">
            <text:p>15 591 302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4759995" calcext:value-type="float">
            <text:p>4 759 995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292" calcext:value-type="float">
            <text:p>292</text:p>
          </table:table-cell>
          <table:table-cell table:style-name="ce11" office:value-type="float" office:value="6956" calcext:value-type="float">
            <text:p>6 956</text:p>
          </table:table-cell>
          <table:table-cell table:style-name="ce11" office:value-type="float" office:value="6204" calcext:value-type="float">
            <text:p>6 204</text:p>
          </table:table-cell>
          <table:table-cell table:style-name="ce11" office:value-type="float" office:value="205255098" calcext:value-type="float">
            <text:p>205 255 098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61" calcext:value-type="float">
            <text:p>861</text:p>
          </table:table-cell>
          <table:table-cell table:style-name="ce11" office:value-type="float" office:value="744" calcext:value-type="float">
            <text:p>744</text:p>
          </table:table-cell>
          <table:table-cell table:style-name="ce11" office:value-type="float" office:value="25057402" calcext:value-type="float">
            <text:p>25 057 402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7130983" calcext:value-type="float">
            <text:p>7 130 983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1597" calcext:value-type="float">
            <text:p>1 597</text:p>
          </table:table-cell>
          <table:table-cell table:style-name="ce11" office:value-type="float" office:value="2308" calcext:value-type="float">
            <text:p>2 308</text:p>
          </table:table-cell>
          <table:table-cell table:style-name="ce11" office:value-type="float" office:value="1883" calcext:value-type="float">
            <text:p>1 883</text:p>
          </table:table-cell>
          <table:table-cell table:style-name="ce11" office:value-type="float" office:value="51244310" calcext:value-type="float">
            <text:p>51 244 310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5187143" calcext:value-type="float">
            <text:p>5 187 143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3052238" calcext:value-type="float">
            <text:p>3 052 238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358" calcext:value-type="float">
            <text:p>358</text:p>
          </table:table-cell>
          <table:table-cell table:style-name="ce11" office:value-type="float" office:value="292" calcext:value-type="float">
            <text:p>292</text:p>
          </table:table-cell>
          <table:table-cell table:style-name="ce11" office:value-type="float" office:value="8340194" calcext:value-type="float">
            <text:p>8 340 194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799" calcext:value-type="float">
            <text:p>1 799</text:p>
          </table:table-cell>
          <table:table-cell table:style-name="ce11" office:value-type="float" office:value="1316" calcext:value-type="float">
            <text:p>1 316</text:p>
          </table:table-cell>
          <table:table-cell table:style-name="ce11" office:value-type="float" office:value="30412403" calcext:value-type="float">
            <text:p>30 412 403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59" calcext:value-type="float">
            <text:p>359</text:p>
          </table:table-cell>
          <table:table-cell table:style-name="ce11" office:value-type="float" office:value="326" calcext:value-type="float">
            <text:p>326</text:p>
          </table:table-cell>
          <table:table-cell table:style-name="ce11" office:value-type="float" office:value="5456189" calcext:value-type="float">
            <text:p>5 456 189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10012727" calcext:value-type="float">
            <text:p>10 012 727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office:value-type="float" office:value="10031183" calcext:value-type="float">
            <text:p>10 031 183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358" calcext:value-type="float">
            <text:p>358</text:p>
          </table:table-cell>
          <table:table-cell table:style-name="ce11" office:value-type="float" office:value="11219129" calcext:value-type="float">
            <text:p>11 219 129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09" calcext:value-type="float">
            <text:p>309</text:p>
          </table:table-cell>
          <table:table-cell table:style-name="ce11" office:value-type="float" office:value="273" calcext:value-type="float">
            <text:p>273</text:p>
          </table:table-cell>
          <table:table-cell table:style-name="ce11" office:value-type="float" office:value="9757993" calcext:value-type="float">
            <text:p>9 757 993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480381" calcext:value-type="float">
            <text:p>1 480 381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258" calcext:value-type="float">
            <text:p>258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office:value-type="float" office:value="6349433" calcext:value-type="float">
            <text:p>6 349 433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9" calcext:value-type="float">
            <text:p>489</text:p>
          </table:table-cell>
          <table:table-cell table:style-name="ce11" office:value-type="float" office:value="419" calcext:value-type="float">
            <text:p>419</text:p>
          </table:table-cell>
          <table:table-cell table:style-name="ce11" office:value-type="float" office:value="11739454" calcext:value-type="float">
            <text:p>11 739 454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200" calcext:value-type="float">
            <text:p>1 200</text:p>
          </table:table-cell>
          <table:table-cell table:style-name="ce11" office:value-type="float" office:value="990" calcext:value-type="float">
            <text:p>990</text:p>
          </table:table-cell>
          <table:table-cell table:style-name="ce11" office:value-type="float" office:value="28394965" calcext:value-type="float">
            <text:p>28 394 965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2053" calcext:value-type="float">
            <text:p>2 053</text:p>
          </table:table-cell>
          <table:table-cell table:style-name="ce11" office:value-type="float" office:value="1693" calcext:value-type="float">
            <text:p>1 693</text:p>
          </table:table-cell>
          <table:table-cell table:style-name="ce11" office:value-type="float" office:value="54347317" calcext:value-type="float">
            <text:p>54 347 317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20" calcext:value-type="float">
            <text:p>5 120</text:p>
          </table:table-cell>
          <table:table-cell table:style-name="ce11" office:value-type="float" office:value="4327" calcext:value-type="float">
            <text:p>4 327</text:p>
          </table:table-cell>
          <table:table-cell table:style-name="ce11" office:value-type="float" office:value="103439674" calcext:value-type="float">
            <text:p>103 439 674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873" calcext:value-type="float">
            <text:p>873</text:p>
          </table:table-cell>
          <table:table-cell table:style-name="ce11" office:value-type="float" office:value="13134" calcext:value-type="float">
            <text:p>13 134</text:p>
          </table:table-cell>
          <table:table-cell table:style-name="ce11" office:value-type="float" office:value="10735" calcext:value-type="float">
            <text:p>10 735</text:p>
          </table:table-cell>
          <table:table-cell table:style-name="ce11" office:value-type="float" office:value="276943626" calcext:value-type="float">
            <text:p>276 943 626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14813" calcext:value-type="float">
            <text:p>14 813</text:p>
          </table:table-cell>
          <table:table-cell table:style-name="ce11" office:value-type="float" office:value="11467" calcext:value-type="float">
            <text:p>11 467</text:p>
          </table:table-cell>
          <table:table-cell table:style-name="ce11" office:value-type="float" office:value="254886648" calcext:value-type="float">
            <text:p>254 886 648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13889" calcext:value-type="float">
            <text:p>13 889</text:p>
          </table:table-cell>
          <table:table-cell table:style-name="ce11" office:value-type="float" office:value="13014" calcext:value-type="float">
            <text:p>13 014</text:p>
          </table:table-cell>
          <table:table-cell table:style-name="ce11" office:value-type="float" office:value="217405705" calcext:value-type="float">
            <text:p>217 405 705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office:value-type="float" office:value="11988" calcext:value-type="float">
            <text:p>11 988</text:p>
          </table:table-cell>
          <table:table-cell table:style-name="ce11" office:value-type="float" office:value="10679" calcext:value-type="float">
            <text:p>10 679</text:p>
          </table:table-cell>
          <table:table-cell table:style-name="ce11" office:value-type="float" office:value="288697011" calcext:value-type="float">
            <text:p>288 697 011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786" calcext:value-type="float">
            <text:p>7 786</text:p>
          </table:table-cell>
          <table:table-cell table:style-name="ce11" office:value-type="float" office:value="6893" calcext:value-type="float">
            <text:p>6 893</text:p>
          </table:table-cell>
          <table:table-cell table:style-name="ce11" office:value-type="float" office:value="195440355" calcext:value-type="float">
            <text:p>195 440 355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349" calcext:value-type="float">
            <text:p>349</text:p>
          </table:table-cell>
          <table:table-cell table:style-name="ce11" office:value-type="float" office:value="14146" calcext:value-type="float">
            <text:p>14 146</text:p>
          </table:table-cell>
          <table:table-cell table:style-name="ce11" office:value-type="float" office:value="12438" calcext:value-type="float">
            <text:p>12 438</text:p>
          </table:table-cell>
          <table:table-cell table:style-name="ce11" office:value-type="float" office:value="351763283" calcext:value-type="float">
            <text:p>351 763 283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769" calcext:value-type="float">
            <text:p>769</text:p>
          </table:table-cell>
          <table:table-cell table:style-name="ce11" office:value-type="float" office:value="2075" calcext:value-type="float">
            <text:p>2 075</text:p>
          </table:table-cell>
          <table:table-cell table:style-name="ce11" office:value-type="float" office:value="1741" calcext:value-type="float">
            <text:p>1 741</text:p>
          </table:table-cell>
          <table:table-cell table:style-name="ce11" office:value-type="float" office:value="53035116" calcext:value-type="float">
            <text:p>53 035 116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8534500" calcext:value-type="float">
            <text:p>8 534 500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404" calcext:value-type="float">
            <text:p>404</text:p>
          </table:table-cell>
          <table:table-cell table:style-name="ce11" office:value-type="float" office:value="11763" calcext:value-type="float">
            <text:p>11 763</text:p>
          </table:table-cell>
          <table:table-cell table:style-name="ce11" office:value-type="float" office:value="10474" calcext:value-type="float">
            <text:p>10 474</text:p>
          </table:table-cell>
          <table:table-cell table:style-name="ce11" office:value-type="float" office:value="364762351" calcext:value-type="float">
            <text:p>364 762 351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1393" calcext:value-type="float">
            <text:p>1 393</text:p>
          </table:table-cell>
          <table:table-cell table:style-name="ce11" office:value-type="float" office:value="1259" calcext:value-type="float">
            <text:p>1 259</text:p>
          </table:table-cell>
          <table:table-cell table:style-name="ce11" office:value-type="float" office:value="42473968" calcext:value-type="float">
            <text:p>42 473 968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1197" calcext:value-type="float">
            <text:p>1 197</text:p>
          </table:table-cell>
          <table:table-cell table:style-name="ce11" office:value-type="float" office:value="1008" calcext:value-type="float">
            <text:p>1 008</text:p>
          </table:table-cell>
          <table:table-cell table:style-name="ce11" office:value-type="float" office:value="24920718" calcext:value-type="float">
            <text:p>24 920 718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1571" calcext:value-type="float">
            <text:p>1 571</text:p>
          </table:table-cell>
          <table:table-cell table:style-name="ce11" office:value-type="float" office:value="3164" calcext:value-type="float">
            <text:p>3 164</text:p>
          </table:table-cell>
          <table:table-cell table:style-name="ce11" office:value-type="float" office:value="2644" calcext:value-type="float">
            <text:p>2 644</text:p>
          </table:table-cell>
          <table:table-cell table:style-name="ce11" office:value-type="float" office:value="68649065" calcext:value-type="float">
            <text:p>68 649 065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2756395" calcext:value-type="float">
            <text:p>2 756 395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511" calcext:value-type="float">
            <text:p>511</text:p>
          </table:table-cell>
          <table:table-cell table:style-name="ce11" office:value-type="float" office:value="435" calcext:value-type="float">
            <text:p>435</text:p>
          </table:table-cell>
          <table:table-cell table:style-name="ce11" office:value-type="float" office:value="10106624" calcext:value-type="float">
            <text:p>10 106 624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847" calcext:value-type="float">
            <text:p>847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25316696" calcext:value-type="float">
            <text:p>25 316 696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53" calcext:value-type="float">
            <text:p>1 353</text:p>
          </table:table-cell>
          <table:table-cell table:style-name="ce11" office:value-type="float" office:value="1039" calcext:value-type="float">
            <text:p>1 039</text:p>
          </table:table-cell>
          <table:table-cell table:style-name="ce11" office:value-type="float" office:value="22584850" calcext:value-type="float">
            <text:p>22 584 850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431" calcext:value-type="float">
            <text:p>431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office:value-type="float" office:value="7792259" calcext:value-type="float">
            <text:p>7 792 259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7313913" calcext:value-type="float">
            <text:p>7 313 913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786" calcext:value-type="float">
            <text:p>786</text:p>
          </table:table-cell>
          <table:table-cell table:style-name="ce11" office:value-type="float" office:value="689" calcext:value-type="float">
            <text:p>689</text:p>
          </table:table-cell>
          <table:table-cell table:style-name="ce11" office:value-type="float" office:value="24164975" calcext:value-type="float">
            <text:p>24 164 975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1290766" calcext:value-type="float">
            <text:p>1 290 766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837" calcext:value-type="float">
            <text:p>837</text:p>
          </table:table-cell>
          <table:table-cell table:style-name="ce11" office:value-type="float" office:value="779" calcext:value-type="float">
            <text:p>779</text:p>
          </table:table-cell>
          <table:table-cell table:style-name="ce11" office:value-type="float" office:value="31498250" calcext:value-type="float">
            <text:p>31 498 250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366" calcext:value-type="float">
            <text:p>366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7490894" calcext:value-type="float">
            <text:p>7 490 894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73" calcext:value-type="float">
            <text:p>7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6302095" calcext:value-type="float">
            <text:p>6 302 095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8610205" calcext:value-type="float">
            <text:p>8 610 205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356121" calcext:value-type="float">
            <text:p>1 356 121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2842093" calcext:value-type="float">
            <text:p>2 842 093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office:value-type="float" office:value="10035594" calcext:value-type="float">
            <text:p>10 035 594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1" calcext:value-type="float">
            <text:p>271</text:p>
          </table:table-cell>
          <table:table-cell table:style-name="ce11" office:value-type="float" office:value="9157040" calcext:value-type="float">
            <text:p>9 157 040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13139028" calcext:value-type="float">
            <text:p>13 139 028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3759373" calcext:value-type="float">
            <text:p>3 759 373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37" calcext:value-type="float">
            <text:p>3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083" calcext:value-type="float">
            <text:p>1 083</text:p>
          </table:table-cell>
          <table:table-cell table:style-name="ce11" office:value-type="float" office:value="965" calcext:value-type="float">
            <text:p>965</text:p>
          </table:table-cell>
          <table:table-cell table:style-name="ce11" office:value-type="float" office:value="25361138" calcext:value-type="float">
            <text:p>25 361 138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1759" calcext:value-type="float">
            <text:p>1 759</text:p>
          </table:table-cell>
          <table:table-cell table:style-name="ce11" office:value-type="float" office:value="1525" calcext:value-type="float">
            <text:p>1 525</text:p>
          </table:table-cell>
          <table:table-cell table:style-name="ce11" office:value-type="float" office:value="46804328" calcext:value-type="float">
            <text:p>46 804 328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2431" calcext:value-type="float">
            <text:p>2 431</text:p>
          </table:table-cell>
          <table:table-cell table:style-name="ce11" office:value-type="float" office:value="1940" calcext:value-type="float">
            <text:p>1 940</text:p>
          </table:table-cell>
          <table:table-cell table:style-name="ce11" office:value-type="float" office:value="63636032" calcext:value-type="float">
            <text:p>63 636 032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2272" calcext:value-type="float">
            <text:p>2 272</text:p>
          </table:table-cell>
          <table:table-cell table:style-name="ce11" office:value-type="float" office:value="1932" calcext:value-type="float">
            <text:p>1 932</text:p>
          </table:table-cell>
          <table:table-cell table:style-name="ce11" office:value-type="float" office:value="46993315" calcext:value-type="float">
            <text:p>46 993 315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837" calcext:value-type="float">
            <text:p>837</text:p>
          </table:table-cell>
          <table:table-cell table:style-name="ce11" office:value-type="float" office:value="15726" calcext:value-type="float">
            <text:p>15 726</text:p>
          </table:table-cell>
          <table:table-cell table:style-name="ce11" office:value-type="float" office:value="12983" calcext:value-type="float">
            <text:p>12 983</text:p>
          </table:table-cell>
          <table:table-cell table:style-name="ce11" office:value-type="float" office:value="336474808" calcext:value-type="float">
            <text:p>336 474 808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16047" calcext:value-type="float">
            <text:p>16 047</text:p>
          </table:table-cell>
          <table:table-cell table:style-name="ce11" office:value-type="float" office:value="11709" calcext:value-type="float">
            <text:p>11 709</text:p>
          </table:table-cell>
          <table:table-cell table:style-name="ce11" office:value-type="float" office:value="266725009" calcext:value-type="float">
            <text:p>266 725 009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7311" calcext:value-type="float">
            <text:p>17 311</text:p>
          </table:table-cell>
          <table:table-cell table:style-name="ce11" office:value-type="float" office:value="15300" calcext:value-type="float">
            <text:p>15 300</text:p>
          </table:table-cell>
          <table:table-cell table:style-name="ce11" office:value-type="float" office:value="242045495" calcext:value-type="float">
            <text:p>242 045 495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8187" calcext:value-type="float">
            <text:p>8 187</text:p>
          </table:table-cell>
          <table:table-cell table:style-name="ce11" office:value-type="float" office:value="7003" calcext:value-type="float">
            <text:p>7 003</text:p>
          </table:table-cell>
          <table:table-cell table:style-name="ce11" office:value-type="float" office:value="194523448" calcext:value-type="float">
            <text:p>194 523 448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331" calcext:value-type="float">
            <text:p>331</text:p>
          </table:table-cell>
          <table:table-cell table:style-name="ce11" office:value-type="float" office:value="8734" calcext:value-type="float">
            <text:p>8 734</text:p>
          </table:table-cell>
          <table:table-cell table:style-name="ce11" office:value-type="float" office:value="7645" calcext:value-type="float">
            <text:p>7 645</text:p>
          </table:table-cell>
          <table:table-cell table:style-name="ce11" office:value-type="float" office:value="224746663" calcext:value-type="float">
            <text:p>224 746 663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462" calcext:value-type="float">
            <text:p>462</text:p>
          </table:table-cell>
          <table:table-cell table:style-name="ce11" office:value-type="float" office:value="19193" calcext:value-type="float">
            <text:p>19 193</text:p>
          </table:table-cell>
          <table:table-cell table:style-name="ce11" office:value-type="float" office:value="16902" calcext:value-type="float">
            <text:p>16 902</text:p>
          </table:table-cell>
          <table:table-cell table:style-name="ce11" office:value-type="float" office:value="469230671" calcext:value-type="float">
            <text:p>469 230 671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1872" calcext:value-type="float">
            <text:p>1 872</text:p>
          </table:table-cell>
          <table:table-cell table:style-name="ce11" office:value-type="float" office:value="1497" calcext:value-type="float">
            <text:p>1 497</text:p>
          </table:table-cell>
          <table:table-cell table:style-name="ce11" office:value-type="float" office:value="48739369" calcext:value-type="float">
            <text:p>48 739 369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269" calcext:value-type="float">
            <text:p>269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6000427" calcext:value-type="float">
            <text:p>6 000 427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783" calcext:value-type="float">
            <text:p>783</text:p>
          </table:table-cell>
          <table:table-cell table:style-name="ce11" office:value-type="float" office:value="27753" calcext:value-type="float">
            <text:p>27 753</text:p>
          </table:table-cell>
          <table:table-cell table:style-name="ce11" office:value-type="float" office:value="24515" calcext:value-type="float">
            <text:p>24 515</text:p>
          </table:table-cell>
          <table:table-cell table:style-name="ce11" office:value-type="float" office:value="866165877" calcext:value-type="float">
            <text:p>866 165 877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3086" calcext:value-type="float">
            <text:p>3 086</text:p>
          </table:table-cell>
          <table:table-cell table:style-name="ce11" office:value-type="float" office:value="2546" calcext:value-type="float">
            <text:p>2 546</text:p>
          </table:table-cell>
          <table:table-cell table:style-name="ce11" office:value-type="float" office:value="82841038" calcext:value-type="float">
            <text:p>82 841 038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877" calcext:value-type="float">
            <text:p>877</text:p>
          </table:table-cell>
          <table:table-cell table:style-name="ce11" office:value-type="float" office:value="760" calcext:value-type="float">
            <text:p>760</text:p>
          </table:table-cell>
          <table:table-cell table:style-name="ce11" office:value-type="float" office:value="18738428" calcext:value-type="float">
            <text:p>18 738 428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2454" calcext:value-type="float">
            <text:p>2 454</text:p>
          </table:table-cell>
          <table:table-cell table:style-name="ce11" office:value-type="float" office:value="3398" calcext:value-type="float">
            <text:p>3 398</text:p>
          </table:table-cell>
          <table:table-cell table:style-name="ce11" office:value-type="float" office:value="2789" calcext:value-type="float">
            <text:p>2 789</text:p>
          </table:table-cell>
          <table:table-cell table:style-name="ce11" office:value-type="float" office:value="79914586" calcext:value-type="float">
            <text:p>79 914 586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425" calcext:value-type="float">
            <text:p>1 425</text:p>
          </table:table-cell>
          <table:table-cell table:style-name="ce11" office:value-type="float" office:value="1242" calcext:value-type="float">
            <text:p>1 242</text:p>
          </table:table-cell>
          <table:table-cell table:style-name="ce11" office:value-type="float" office:value="38646115" calcext:value-type="float">
            <text:p>38 646 115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2500" calcext:value-type="float">
            <text:p>2 500</text:p>
          </table:table-cell>
          <table:table-cell table:style-name="ce11" office:value-type="float" office:value="2213" calcext:value-type="float">
            <text:p>2 213</text:p>
          </table:table-cell>
          <table:table-cell table:style-name="ce11" office:value-type="float" office:value="76848580" calcext:value-type="float">
            <text:p>76 848 580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5443" calcext:value-type="float">
            <text:p>5 443</text:p>
          </table:table-cell>
          <table:table-cell table:style-name="ce11" office:value-type="float" office:value="4358" calcext:value-type="float">
            <text:p>4 358</text:p>
          </table:table-cell>
          <table:table-cell table:style-name="ce11" office:value-type="float" office:value="143782651" calcext:value-type="float">
            <text:p>143 782 651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5603" calcext:value-type="float">
            <text:p>5 603</text:p>
          </table:table-cell>
          <table:table-cell table:style-name="ce11" office:value-type="float" office:value="4921" calcext:value-type="float">
            <text:p>4 921</text:p>
          </table:table-cell>
          <table:table-cell table:style-name="ce11" office:value-type="float" office:value="127139753" calcext:value-type="float">
            <text:p>127 139 753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1369" calcext:value-type="float">
            <text:p>1 369</text:p>
          </table:table-cell>
          <table:table-cell table:style-name="ce11" office:value-type="float" office:value="24369" calcext:value-type="float">
            <text:p>24 369</text:p>
          </table:table-cell>
          <table:table-cell table:style-name="ce11" office:value-type="float" office:value="21976" calcext:value-type="float">
            <text:p>21 976</text:p>
          </table:table-cell>
          <table:table-cell table:style-name="ce11" office:value-type="float" office:value="731545732" calcext:value-type="float">
            <text:p>731 545 732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8666" calcext:value-type="float">
            <text:p>8 666</text:p>
          </table:table-cell>
          <table:table-cell table:style-name="ce11" office:value-type="float" office:value="6930" calcext:value-type="float">
            <text:p>6 930</text:p>
          </table:table-cell>
          <table:table-cell table:style-name="ce11" office:value-type="float" office:value="169726268" calcext:value-type="float">
            <text:p>169 726 268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18647" calcext:value-type="float">
            <text:p>18 647</text:p>
          </table:table-cell>
          <table:table-cell table:style-name="ce11" office:value-type="float" office:value="16554" calcext:value-type="float">
            <text:p>16 554</text:p>
          </table:table-cell>
          <table:table-cell table:style-name="ce11" office:value-type="float" office:value="291042124" calcext:value-type="float">
            <text:p>291 042 124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10992" calcext:value-type="float">
            <text:p>10 992</text:p>
          </table:table-cell>
          <table:table-cell table:style-name="ce11" office:value-type="float" office:value="9891" calcext:value-type="float">
            <text:p>9 891</text:p>
          </table:table-cell>
          <table:table-cell table:style-name="ce11" office:value-type="float" office:value="291079738" calcext:value-type="float">
            <text:p>291 079 738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649" calcext:value-type="float">
            <text:p>649</text:p>
          </table:table-cell>
          <table:table-cell table:style-name="ce11" office:value-type="float" office:value="15154" calcext:value-type="float">
            <text:p>15 154</text:p>
          </table:table-cell>
          <table:table-cell table:style-name="ce11" office:value-type="float" office:value="13821" calcext:value-type="float">
            <text:p>13 821</text:p>
          </table:table-cell>
          <table:table-cell table:style-name="ce11" office:value-type="float" office:value="428342567" calcext:value-type="float">
            <text:p>428 342 567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589" calcext:value-type="float">
            <text:p>589</text:p>
          </table:table-cell>
          <table:table-cell table:style-name="ce11" office:value-type="float" office:value="23078" calcext:value-type="float">
            <text:p>23 078</text:p>
          </table:table-cell>
          <table:table-cell table:style-name="ce11" office:value-type="float" office:value="20351" calcext:value-type="float">
            <text:p>20 351</text:p>
          </table:table-cell>
          <table:table-cell table:style-name="ce11" office:value-type="float" office:value="595586781" calcext:value-type="float">
            <text:p>595 586 781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842" calcext:value-type="float">
            <text:p>842</text:p>
          </table:table-cell>
          <table:table-cell table:style-name="ce11" office:value-type="float" office:value="6595" calcext:value-type="float">
            <text:p>6 595</text:p>
          </table:table-cell>
          <table:table-cell table:style-name="ce11" office:value-type="float" office:value="5306" calcext:value-type="float">
            <text:p>5 306</text:p>
          </table:table-cell>
          <table:table-cell table:style-name="ce11" office:value-type="float" office:value="207692994" calcext:value-type="float">
            <text:p>207 692 994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416" calcext:value-type="float">
            <text:p>416</text:p>
          </table:table-cell>
          <table:table-cell table:style-name="ce11" office:value-type="float" office:value="1766" calcext:value-type="float">
            <text:p>1 766</text:p>
          </table:table-cell>
          <table:table-cell table:style-name="ce11" office:value-type="float" office:value="1058" calcext:value-type="float">
            <text:p>1 058</text:p>
          </table:table-cell>
          <table:table-cell table:style-name="ce11" office:value-type="float" office:value="36815471" calcext:value-type="float">
            <text:p>36 815 471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938" calcext:value-type="float">
            <text:p>938</text:p>
          </table:table-cell>
          <table:table-cell table:style-name="ce11" office:value-type="float" office:value="38364" calcext:value-type="float">
            <text:p>38 364</text:p>
          </table:table-cell>
          <table:table-cell table:style-name="ce11" office:value-type="float" office:value="32825" calcext:value-type="float">
            <text:p>32 825</text:p>
          </table:table-cell>
          <table:table-cell table:style-name="ce11" office:value-type="float" office:value="1254671215" calcext:value-type="float">
            <text:p>1 254 671 215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6728" calcext:value-type="float">
            <text:p>6 728</text:p>
          </table:table-cell>
          <table:table-cell table:style-name="ce11" office:value-type="float" office:value="5949" calcext:value-type="float">
            <text:p>5 949</text:p>
          </table:table-cell>
          <table:table-cell table:style-name="ce11" office:value-type="float" office:value="231082987" calcext:value-type="float">
            <text:p>231 082 987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office:value-type="float" office:value="2905" calcext:value-type="float">
            <text:p>2 905</text:p>
          </table:table-cell>
          <table:table-cell table:style-name="ce11" office:value-type="float" office:value="2596" calcext:value-type="float">
            <text:p>2 596</text:p>
          </table:table-cell>
          <table:table-cell table:style-name="ce11" office:value-type="float" office:value="74717954" calcext:value-type="float">
            <text:p>74 717 954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4212" calcext:value-type="float">
            <text:p>4 212</text:p>
          </table:table-cell>
          <table:table-cell table:style-name="ce11" office:value-type="float" office:value="15458" calcext:value-type="float">
            <text:p>15 458</text:p>
          </table:table-cell>
          <table:table-cell table:style-name="ce11" office:value-type="float" office:value="11180" calcext:value-type="float">
            <text:p>11 180</text:p>
          </table:table-cell>
          <table:table-cell table:style-name="ce11" office:value-type="float" office:value="462820461" calcext:value-type="float">
            <text:p>462 820 461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5113768" calcext:value-type="float">
            <text:p>5 113 768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31" calcext:value-type="float">
            <text:p>231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6749714" calcext:value-type="float">
            <text:p>6 749 714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8064653" calcext:value-type="float">
            <text:p>8 064 653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130" calcext:value-type="float">
            <text:p>1 130</text:p>
          </table:table-cell>
          <table:table-cell table:style-name="ce11" office:value-type="float" office:value="954" calcext:value-type="float">
            <text:p>954</text:p>
          </table:table-cell>
          <table:table-cell table:style-name="ce11" office:value-type="float" office:value="21556030" calcext:value-type="float">
            <text:p>21 556 030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1488" calcext:value-type="float">
            <text:p>1 488</text:p>
          </table:table-cell>
          <table:table-cell table:style-name="ce11" office:value-type="float" office:value="1371" calcext:value-type="float">
            <text:p>1 371</text:p>
          </table:table-cell>
          <table:table-cell table:style-name="ce11" office:value-type="float" office:value="34671649" calcext:value-type="float">
            <text:p>34 671 649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998" calcext:value-type="float">
            <text:p>998</text:p>
          </table:table-cell>
          <table:table-cell table:style-name="ce11" office:value-type="float" office:value="805" calcext:value-type="float">
            <text:p>805</text:p>
          </table:table-cell>
          <table:table-cell table:style-name="ce11" office:value-type="float" office:value="16801608" calcext:value-type="float">
            <text:p>16 801 608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749" calcext:value-type="float">
            <text:p>749</text:p>
          </table:table-cell>
          <table:table-cell table:style-name="ce11" office:value-type="float" office:value="11276672" calcext:value-type="float">
            <text:p>11 276 672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57" calcext:value-type="float">
            <text:p>757</text:p>
          </table:table-cell>
          <table:table-cell table:style-name="ce11" office:value-type="float" office:value="689" calcext:value-type="float">
            <text:p>689</text:p>
          </table:table-cell>
          <table:table-cell table:style-name="ce11" office:value-type="float" office:value="24480033" calcext:value-type="float">
            <text:p>24 480 033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20111625" calcext:value-type="float">
            <text:p>20 111 625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084" calcext:value-type="float">
            <text:p>1 084</text:p>
          </table:table-cell>
          <table:table-cell table:style-name="ce11" office:value-type="float" office:value="964" calcext:value-type="float">
            <text:p>964</text:p>
          </table:table-cell>
          <table:table-cell table:style-name="ce11" office:value-type="float" office:value="33064407" calcext:value-type="float">
            <text:p>33 064 407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42" calcext:value-type="float">
            <text:p>642</text:p>
          </table:table-cell>
          <table:table-cell table:style-name="ce11" office:value-type="float" office:value="587" calcext:value-type="float">
            <text:p>587</text:p>
          </table:table-cell>
          <table:table-cell table:style-name="ce11" office:value-type="float" office:value="21849569" calcext:value-type="float">
            <text:p>21 849 569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32" calcext:value-type="float">
            <text:p>1 132</text:p>
          </table:table-cell>
          <table:table-cell table:style-name="ce11" office:value-type="float" office:value="1015" calcext:value-type="float">
            <text:p>1 015</text:p>
          </table:table-cell>
          <table:table-cell table:style-name="ce11" office:value-type="float" office:value="47293599" calcext:value-type="float">
            <text:p>47 293 599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6121878" calcext:value-type="float">
            <text:p>6 121 878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533" calcext:value-type="float">
            <text:p>533</text:p>
          </table:table-cell>
          <table:table-cell table:style-name="ce11" office:value-type="float" office:value="504" calcext:value-type="float">
            <text:p>504</text:p>
          </table:table-cell>
          <table:table-cell table:style-name="ce11" office:value-type="float" office:value="12198954" calcext:value-type="float">
            <text:p>12 198 954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5321417" calcext:value-type="float">
            <text:p>5 321 417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6808316" calcext:value-type="float">
            <text:p>6 808 316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95" calcext:value-type="float">
            <text:p>695</text:p>
          </table:table-cell>
          <table:table-cell table:style-name="ce11" office:value-type="float" office:value="558" calcext:value-type="float">
            <text:p>558</text:p>
          </table:table-cell>
          <table:table-cell table:style-name="ce11" office:value-type="float" office:value="15276921" calcext:value-type="float">
            <text:p>15 276 921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577" calcext:value-type="float">
            <text:p>577</text:p>
          </table:table-cell>
          <table:table-cell table:style-name="ce11" office:value-type="float" office:value="12840236" calcext:value-type="float">
            <text:p>12 840 236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577" calcext:value-type="float">
            <text:p>577</text:p>
          </table:table-cell>
          <table:table-cell table:style-name="ce11" office:value-type="float" office:value="537" calcext:value-type="float">
            <text:p>537</text:p>
          </table:table-cell>
          <table:table-cell table:style-name="ce11" office:value-type="float" office:value="11145423" calcext:value-type="float">
            <text:p>11 145 423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68" calcext:value-type="float">
            <text:p>268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8037274" calcext:value-type="float">
            <text:p>8 037 274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42" calcext:value-type="float">
            <text:p>342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11530217" calcext:value-type="float">
            <text:p>11 530 217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15612796" calcext:value-type="float">
            <text:p>15 612 796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2686578" calcext:value-type="float">
            <text:p>2 686 578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887" calcext:value-type="float">
            <text:p>887</text:p>
          </table:table-cell>
          <table:table-cell table:style-name="ce11" office:value-type="float" office:value="815" calcext:value-type="float">
            <text:p>815</text:p>
          </table:table-cell>
          <table:table-cell table:style-name="ce11" office:value-type="float" office:value="31967287" calcext:value-type="float">
            <text:p>31 967 287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office:value-type="float" office:value="198" calcext:value-type="float">
            <text:p>198</text:p>
          </table:table-cell>
          <table:table-cell table:style-name="ce11" office:value-type="float" office:value="6935089" calcext:value-type="float">
            <text:p>6 935 089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382326" calcext:value-type="float">
            <text:p>2 382 326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7565221" calcext:value-type="float">
            <text:p>7 565 221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75" calcext:value-type="float">
            <text:p>37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8394391" calcext:value-type="float">
            <text:p>8 394 391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785" calcext:value-type="float">
            <text:p>785</text:p>
          </table:table-cell>
          <table:table-cell table:style-name="ce11" office:value-type="float" office:value="717" calcext:value-type="float">
            <text:p>717</text:p>
          </table:table-cell>
          <table:table-cell table:style-name="ce11" office:value-type="float" office:value="21474628" calcext:value-type="float">
            <text:p>21 474 628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240" calcext:value-type="float">
            <text:p>1 240</text:p>
          </table:table-cell>
          <table:table-cell table:style-name="ce11" office:value-type="float" office:value="1001" calcext:value-type="float">
            <text:p>1 001</text:p>
          </table:table-cell>
          <table:table-cell table:style-name="ce11" office:value-type="float" office:value="33098889" calcext:value-type="float">
            <text:p>33 098 889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52" calcext:value-type="float">
            <text:p>1 052</text:p>
          </table:table-cell>
          <table:table-cell table:style-name="ce11" office:value-type="float" office:value="893" calcext:value-type="float">
            <text:p>893</text:p>
          </table:table-cell>
          <table:table-cell table:style-name="ce11" office:value-type="float" office:value="21431730" calcext:value-type="float">
            <text:p>21 431 730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398" calcext:value-type="float">
            <text:p>398</text:p>
          </table:table-cell>
          <table:table-cell table:style-name="ce11" office:value-type="float" office:value="7110" calcext:value-type="float">
            <text:p>7 110</text:p>
          </table:table-cell>
          <table:table-cell table:style-name="ce11" office:value-type="float" office:value="5983" calcext:value-type="float">
            <text:p>5 983</text:p>
          </table:table-cell>
          <table:table-cell table:style-name="ce11" office:value-type="float" office:value="152071977" calcext:value-type="float">
            <text:p>152 071 977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9007" calcext:value-type="float">
            <text:p>9 007</text:p>
          </table:table-cell>
          <table:table-cell table:style-name="ce11" office:value-type="float" office:value="6643" calcext:value-type="float">
            <text:p>6 643</text:p>
          </table:table-cell>
          <table:table-cell table:style-name="ce11" office:value-type="float" office:value="149369780" calcext:value-type="float">
            <text:p>149 369 780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674" calcext:value-type="float">
            <text:p>8 674</text:p>
          </table:table-cell>
          <table:table-cell table:style-name="ce11" office:value-type="float" office:value="7855" calcext:value-type="float">
            <text:p>7 855</text:p>
          </table:table-cell>
          <table:table-cell table:style-name="ce11" office:value-type="float" office:value="131824143" calcext:value-type="float">
            <text:p>131 824 143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454" calcext:value-type="float">
            <text:p>3 454</text:p>
          </table:table-cell>
          <table:table-cell table:style-name="ce11" office:value-type="float" office:value="3091" calcext:value-type="float">
            <text:p>3 091</text:p>
          </table:table-cell>
          <table:table-cell table:style-name="ce11" office:value-type="float" office:value="83451279" calcext:value-type="float">
            <text:p>83 451 279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182" calcext:value-type="float">
            <text:p>182</text:p>
          </table:table-cell>
          <table:table-cell table:style-name="ce11" office:value-type="float" office:value="4384" calcext:value-type="float">
            <text:p>4 384</text:p>
          </table:table-cell>
          <table:table-cell table:style-name="ce11" office:value-type="float" office:value="3913" calcext:value-type="float">
            <text:p>3 913</text:p>
          </table:table-cell>
          <table:table-cell table:style-name="ce11" office:value-type="float" office:value="108446096" calcext:value-type="float">
            <text:p>108 446 096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10138" calcext:value-type="float">
            <text:p>10 138</text:p>
          </table:table-cell>
          <table:table-cell table:style-name="ce11" office:value-type="float" office:value="9021" calcext:value-type="float">
            <text:p>9 021</text:p>
          </table:table-cell>
          <table:table-cell table:style-name="ce11" office:value-type="float" office:value="255806847" calcext:value-type="float">
            <text:p>255 806 847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901" calcext:value-type="float">
            <text:p>901</text:p>
          </table:table-cell>
          <table:table-cell table:style-name="ce11" office:value-type="float" office:value="779" calcext:value-type="float">
            <text:p>779</text:p>
          </table:table-cell>
          <table:table-cell table:style-name="ce11" office:value-type="float" office:value="24424960" calcext:value-type="float">
            <text:p>24 424 960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4400926" calcext:value-type="float">
            <text:p>4 400 926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386" calcext:value-type="float">
            <text:p>386</text:p>
          </table:table-cell>
          <table:table-cell table:style-name="ce11" office:value-type="float" office:value="11237" calcext:value-type="float">
            <text:p>11 237</text:p>
          </table:table-cell>
          <table:table-cell table:style-name="ce11" office:value-type="float" office:value="10147" calcext:value-type="float">
            <text:p>10 147</text:p>
          </table:table-cell>
          <table:table-cell table:style-name="ce11" office:value-type="float" office:value="349096351" calcext:value-type="float">
            <text:p>349 096 351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1932" calcext:value-type="float">
            <text:p>1 932</text:p>
          </table:table-cell>
          <table:table-cell table:style-name="ce11" office:value-type="float" office:value="1693" calcext:value-type="float">
            <text:p>1 693</text:p>
          </table:table-cell>
          <table:table-cell table:style-name="ce11" office:value-type="float" office:value="52663505" calcext:value-type="float">
            <text:p>52 663 505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614" calcext:value-type="float">
            <text:p>614</text:p>
          </table:table-cell>
          <table:table-cell table:style-name="ce11" office:value-type="float" office:value="563" calcext:value-type="float">
            <text:p>563</text:p>
          </table:table-cell>
          <table:table-cell table:style-name="ce11" office:value-type="float" office:value="13350258" calcext:value-type="float">
            <text:p>13 350 258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1853" calcext:value-type="float">
            <text:p>1 853</text:p>
          </table:table-cell>
          <table:table-cell table:style-name="ce11" office:value-type="float" office:value="2899" calcext:value-type="float">
            <text:p>2 899</text:p>
          </table:table-cell>
          <table:table-cell table:style-name="ce11" office:value-type="float" office:value="2307" calcext:value-type="float">
            <text:p>2 307</text:p>
          </table:table-cell>
          <table:table-cell table:style-name="ce11" office:value-type="float" office:value="62489532" calcext:value-type="float">
            <text:p>62 489 532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368" calcext:value-type="float">
            <text:p>1 368</text:p>
          </table:table-cell>
          <table:table-cell table:style-name="ce11" office:value-type="float" office:value="1148" calcext:value-type="float">
            <text:p>1 148</text:p>
          </table:table-cell>
          <table:table-cell table:style-name="ce11" office:value-type="float" office:value="33572706" calcext:value-type="float">
            <text:p>33 572 706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1365" calcext:value-type="float">
            <text:p>1 365</text:p>
          </table:table-cell>
          <table:table-cell table:style-name="ce11" office:value-type="float" office:value="1188" calcext:value-type="float">
            <text:p>1 188</text:p>
          </table:table-cell>
          <table:table-cell table:style-name="ce11" office:value-type="float" office:value="34675126" calcext:value-type="float">
            <text:p>34 675 126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298" calcext:value-type="float">
            <text:p>2 298</text:p>
          </table:table-cell>
          <table:table-cell table:style-name="ce11" office:value-type="float" office:value="1826" calcext:value-type="float">
            <text:p>1 826</text:p>
          </table:table-cell>
          <table:table-cell table:style-name="ce11" office:value-type="float" office:value="61596793" calcext:value-type="float">
            <text:p>61 596 793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3107" calcext:value-type="float">
            <text:p>3 107</text:p>
          </table:table-cell>
          <table:table-cell table:style-name="ce11" office:value-type="float" office:value="2698" calcext:value-type="float">
            <text:p>2 698</text:p>
          </table:table-cell>
          <table:table-cell table:style-name="ce11" office:value-type="float" office:value="65595244" calcext:value-type="float">
            <text:p>65 595 244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1007" calcext:value-type="float">
            <text:p>1 007</text:p>
          </table:table-cell>
          <table:table-cell table:style-name="ce11" office:value-type="float" office:value="13565" calcext:value-type="float">
            <text:p>13 565</text:p>
          </table:table-cell>
          <table:table-cell table:style-name="ce11" office:value-type="float" office:value="11220" calcext:value-type="float">
            <text:p>11 220</text:p>
          </table:table-cell>
          <table:table-cell table:style-name="ce11" office:value-type="float" office:value="293514347" calcext:value-type="float">
            <text:p>293 514 347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14590" calcext:value-type="float">
            <text:p>14 590</text:p>
          </table:table-cell>
          <table:table-cell table:style-name="ce11" office:value-type="float" office:value="11489" calcext:value-type="float">
            <text:p>11 489</text:p>
          </table:table-cell>
          <table:table-cell table:style-name="ce11" office:value-type="float" office:value="258745201" calcext:value-type="float">
            <text:p>258 745 201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14757" calcext:value-type="float">
            <text:p>14 757</text:p>
          </table:table-cell>
          <table:table-cell table:style-name="ce11" office:value-type="float" office:value="13056" calcext:value-type="float">
            <text:p>13 056</text:p>
          </table:table-cell>
          <table:table-cell table:style-name="ce11" office:value-type="float" office:value="222054737" calcext:value-type="float">
            <text:p>222 054 737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8437" calcext:value-type="float">
            <text:p>8 437</text:p>
          </table:table-cell>
          <table:table-cell table:style-name="ce11" office:value-type="float" office:value="7312" calcext:value-type="float">
            <text:p>7 312</text:p>
          </table:table-cell>
          <table:table-cell table:style-name="ce11" office:value-type="float" office:value="203749868" calcext:value-type="float">
            <text:p>203 749 868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8519" calcext:value-type="float">
            <text:p>8 519</text:p>
          </table:table-cell>
          <table:table-cell table:style-name="ce11" office:value-type="float" office:value="7396" calcext:value-type="float">
            <text:p>7 396</text:p>
          </table:table-cell>
          <table:table-cell table:style-name="ce11" office:value-type="float" office:value="209833583" calcext:value-type="float">
            <text:p>209 833 583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16237" calcext:value-type="float">
            <text:p>16 237</text:p>
          </table:table-cell>
          <table:table-cell table:style-name="ce11" office:value-type="float" office:value="14008" calcext:value-type="float">
            <text:p>14 008</text:p>
          </table:table-cell>
          <table:table-cell table:style-name="ce11" office:value-type="float" office:value="403975380" calcext:value-type="float">
            <text:p>403 975 380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1492" calcext:value-type="float">
            <text:p>1 492</text:p>
          </table:table-cell>
          <table:table-cell table:style-name="ce11" office:value-type="float" office:value="1220" calcext:value-type="float">
            <text:p>1 220</text:p>
          </table:table-cell>
          <table:table-cell table:style-name="ce11" office:value-type="float" office:value="37480815" calcext:value-type="float">
            <text:p>37 480 815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766" calcext:value-type="float">
            <text:p>766</text:p>
          </table:table-cell>
          <table:table-cell table:style-name="ce11" office:value-type="float" office:value="483" calcext:value-type="float">
            <text:p>483</text:p>
          </table:table-cell>
          <table:table-cell table:style-name="ce11" office:value-type="float" office:value="13478546" calcext:value-type="float">
            <text:p>13 478 546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708" calcext:value-type="float">
            <text:p>708</text:p>
          </table:table-cell>
          <table:table-cell table:style-name="ce11" office:value-type="float" office:value="17566" calcext:value-type="float">
            <text:p>17 566</text:p>
          </table:table-cell>
          <table:table-cell table:style-name="ce11" office:value-type="float" office:value="15466" calcext:value-type="float">
            <text:p>15 466</text:p>
          </table:table-cell>
          <table:table-cell table:style-name="ce11" office:value-type="float" office:value="520457229" calcext:value-type="float">
            <text:p>520 457 229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293" calcext:value-type="float">
            <text:p>293</text:p>
          </table:table-cell>
          <table:table-cell table:style-name="ce11" office:value-type="float" office:value="2608" calcext:value-type="float">
            <text:p>2 608</text:p>
          </table:table-cell>
          <table:table-cell table:style-name="ce11" office:value-type="float" office:value="2315" calcext:value-type="float">
            <text:p>2 315</text:p>
          </table:table-cell>
          <table:table-cell table:style-name="ce11" office:value-type="float" office:value="77671946" calcext:value-type="float">
            <text:p>77 671 946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1978" calcext:value-type="float">
            <text:p>1 978</text:p>
          </table:table-cell>
          <table:table-cell table:style-name="ce11" office:value-type="float" office:value="1690" calcext:value-type="float">
            <text:p>1 690</text:p>
          </table:table-cell>
          <table:table-cell table:style-name="ce11" office:value-type="float" office:value="41097081" calcext:value-type="float">
            <text:p>41 097 081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3396" calcext:value-type="float">
            <text:p>3 396</text:p>
          </table:table-cell>
          <table:table-cell table:style-name="ce11" office:value-type="float" office:value="5771" calcext:value-type="float">
            <text:p>5 771</text:p>
          </table:table-cell>
          <table:table-cell table:style-name="ce11" office:value-type="float" office:value="4875" calcext:value-type="float">
            <text:p>4 875</text:p>
          </table:table-cell>
          <table:table-cell table:style-name="ce11" office:value-type="float" office:value="126590319" calcext:value-type="float">
            <text:p>126 590 319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124" calcext:value-type="float">
            <text:p>1 124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23836176" calcext:value-type="float">
            <text:p>23 836 176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74" calcext:value-type="float">
            <text:p>774</text:p>
          </table:table-cell>
          <table:table-cell table:style-name="ce11" office:value-type="float" office:value="672" calcext:value-type="float">
            <text:p>672</text:p>
          </table:table-cell>
          <table:table-cell table:style-name="ce11" office:value-type="float" office:value="19806938" calcext:value-type="float">
            <text:p>19 806 938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335" calcext:value-type="float">
            <text:p>1 335</text:p>
          </table:table-cell>
          <table:table-cell table:style-name="ce11" office:value-type="float" office:value="1100" calcext:value-type="float">
            <text:p>1 100</text:p>
          </table:table-cell>
          <table:table-cell table:style-name="ce11" office:value-type="float" office:value="36334536" calcext:value-type="float">
            <text:p>36 334 536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4158" calcext:value-type="float">
            <text:p>4 158</text:p>
          </table:table-cell>
          <table:table-cell table:style-name="ce11" office:value-type="float" office:value="3507" calcext:value-type="float">
            <text:p>3 507</text:p>
          </table:table-cell>
          <table:table-cell table:style-name="ce11" office:value-type="float" office:value="84434071" calcext:value-type="float">
            <text:p>84 434 071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06" calcext:value-type="float">
            <text:p>9 506</text:p>
          </table:table-cell>
          <table:table-cell table:style-name="ce11" office:value-type="float" office:value="7872" calcext:value-type="float">
            <text:p>7 872</text:p>
          </table:table-cell>
          <table:table-cell table:style-name="ce11" office:value-type="float" office:value="205590848" calcext:value-type="float">
            <text:p>205 590 848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487" calcext:value-type="float">
            <text:p>487</text:p>
          </table:table-cell>
          <table:table-cell table:style-name="ce11" office:value-type="float" office:value="19741" calcext:value-type="float">
            <text:p>19 741</text:p>
          </table:table-cell>
          <table:table-cell table:style-name="ce11" office:value-type="float" office:value="15001" calcext:value-type="float">
            <text:p>15 001</text:p>
          </table:table-cell>
          <table:table-cell table:style-name="ce11" office:value-type="float" office:value="332533419" calcext:value-type="float">
            <text:p>332 533 419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11762" calcext:value-type="float">
            <text:p>11 762</text:p>
          </table:table-cell>
          <table:table-cell table:style-name="ce11" office:value-type="float" office:value="10706" calcext:value-type="float">
            <text:p>10 706</text:p>
          </table:table-cell>
          <table:table-cell table:style-name="ce11" office:value-type="float" office:value="177990775" calcext:value-type="float">
            <text:p>177 990 775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11709" calcext:value-type="float">
            <text:p>11 709</text:p>
          </table:table-cell>
          <table:table-cell table:style-name="ce11" office:value-type="float" office:value="10375" calcext:value-type="float">
            <text:p>10 375</text:p>
          </table:table-cell>
          <table:table-cell table:style-name="ce11" office:value-type="float" office:value="283653934" calcext:value-type="float">
            <text:p>283 653 934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342" calcext:value-type="float">
            <text:p>342</text:p>
          </table:table-cell>
          <table:table-cell table:style-name="ce11" office:value-type="float" office:value="7672" calcext:value-type="float">
            <text:p>7 672</text:p>
          </table:table-cell>
          <table:table-cell table:style-name="ce11" office:value-type="float" office:value="6705" calcext:value-type="float">
            <text:p>6 705</text:p>
          </table:table-cell>
          <table:table-cell table:style-name="ce11" office:value-type="float" office:value="188903373" calcext:value-type="float">
            <text:p>188 903 373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467" calcext:value-type="float">
            <text:p>467</text:p>
          </table:table-cell>
          <table:table-cell table:style-name="ce11" office:value-type="float" office:value="22638" calcext:value-type="float">
            <text:p>22 638</text:p>
          </table:table-cell>
          <table:table-cell table:style-name="ce11" office:value-type="float" office:value="19959" calcext:value-type="float">
            <text:p>19 959</text:p>
          </table:table-cell>
          <table:table-cell table:style-name="ce11" office:value-type="float" office:value="585759110" calcext:value-type="float">
            <text:p>585 759 110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519" calcext:value-type="float">
            <text:p>519</text:p>
          </table:table-cell>
          <table:table-cell table:style-name="ce11" office:value-type="float" office:value="2874" calcext:value-type="float">
            <text:p>2 874</text:p>
          </table:table-cell>
          <table:table-cell table:style-name="ce11" office:value-type="float" office:value="2452" calcext:value-type="float">
            <text:p>2 452</text:p>
          </table:table-cell>
          <table:table-cell table:style-name="ce11" office:value-type="float" office:value="76938224" calcext:value-type="float">
            <text:p>76 938 224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11428365" calcext:value-type="float">
            <text:p>11 428 365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15773" calcext:value-type="float">
            <text:p>15 773</text:p>
          </table:table-cell>
          <table:table-cell table:style-name="ce11" office:value-type="float" office:value="13830" calcext:value-type="float">
            <text:p>13 830</text:p>
          </table:table-cell>
          <table:table-cell table:style-name="ce11" office:value-type="float" office:value="470131551" calcext:value-type="float">
            <text:p>470 131 551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2469" calcext:value-type="float">
            <text:p>2 469</text:p>
          </table:table-cell>
          <table:table-cell table:style-name="ce11" office:value-type="float" office:value="2164" calcext:value-type="float">
            <text:p>2 164</text:p>
          </table:table-cell>
          <table:table-cell table:style-name="ce11" office:value-type="float" office:value="72139145" calcext:value-type="float">
            <text:p>72 139 145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2336" calcext:value-type="float">
            <text:p>2 336</text:p>
          </table:table-cell>
          <table:table-cell table:style-name="ce11" office:value-type="float" office:value="1802" calcext:value-type="float">
            <text:p>1 802</text:p>
          </table:table-cell>
          <table:table-cell table:style-name="ce11" office:value-type="float" office:value="43691783" calcext:value-type="float">
            <text:p>43 691 783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3029" calcext:value-type="float">
            <text:p>3 029</text:p>
          </table:table-cell>
          <table:table-cell table:style-name="ce11" office:value-type="float" office:value="4601" calcext:value-type="float">
            <text:p>4 601</text:p>
          </table:table-cell>
          <table:table-cell table:style-name="ce11" office:value-type="float" office:value="3674" calcext:value-type="float">
            <text:p>3 674</text:p>
          </table:table-cell>
          <table:table-cell table:style-name="ce11" office:value-type="float" office:value="97470999" calcext:value-type="float">
            <text:p>97 470 999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831" calcext:value-type="float">
            <text:p>831</text:p>
          </table:table-cell>
          <table:table-cell table:style-name="ce11" office:value-type="float" office:value="677" calcext:value-type="float">
            <text:p>677</text:p>
          </table:table-cell>
          <table:table-cell table:style-name="ce11" office:value-type="float" office:value="20046641" calcext:value-type="float">
            <text:p>20 046 641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493" calcext:value-type="float">
            <text:p>493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12538996" calcext:value-type="float">
            <text:p>12 538 996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1254" calcext:value-type="float">
            <text:p>1 254</text:p>
          </table:table-cell>
          <table:table-cell table:style-name="ce11" office:value-type="float" office:value="991" calcext:value-type="float">
            <text:p>991</text:p>
          </table:table-cell>
          <table:table-cell table:style-name="ce11" office:value-type="float" office:value="32747562" calcext:value-type="float">
            <text:p>32 747 562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2442" calcext:value-type="float">
            <text:p>2 442</text:p>
          </table:table-cell>
          <table:table-cell table:style-name="ce11" office:value-type="float" office:value="1867" calcext:value-type="float">
            <text:p>1 867</text:p>
          </table:table-cell>
          <table:table-cell table:style-name="ce11" office:value-type="float" office:value="45724536" calcext:value-type="float">
            <text:p>45 724 536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7292" calcext:value-type="float">
            <text:p>7 292</text:p>
          </table:table-cell>
          <table:table-cell table:style-name="ce11" office:value-type="float" office:value="6015" calcext:value-type="float">
            <text:p>6 015</text:p>
          </table:table-cell>
          <table:table-cell table:style-name="ce11" office:value-type="float" office:value="155299503" calcext:value-type="float">
            <text:p>155 299 503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8881" calcext:value-type="float">
            <text:p>8 881</text:p>
          </table:table-cell>
          <table:table-cell table:style-name="ce11" office:value-type="float" office:value="6634" calcext:value-type="float">
            <text:p>6 634</text:p>
          </table:table-cell>
          <table:table-cell table:style-name="ce11" office:value-type="float" office:value="150157195" calcext:value-type="float">
            <text:p>150 157 195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8727" calcext:value-type="float">
            <text:p>8 727</text:p>
          </table:table-cell>
          <table:table-cell table:style-name="ce11" office:value-type="float" office:value="7472" calcext:value-type="float">
            <text:p>7 472</text:p>
          </table:table-cell>
          <table:table-cell table:style-name="ce11" office:value-type="float" office:value="124320788" calcext:value-type="float">
            <text:p>124 320 788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10513" calcext:value-type="float">
            <text:p>10 513</text:p>
          </table:table-cell>
          <table:table-cell table:style-name="ce11" office:value-type="float" office:value="8998" calcext:value-type="float">
            <text:p>8 998</text:p>
          </table:table-cell>
          <table:table-cell table:style-name="ce11" office:value-type="float" office:value="241672129" calcext:value-type="float">
            <text:p>241 672 129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4407" calcext:value-type="float">
            <text:p>4 407</text:p>
          </table:table-cell>
          <table:table-cell table:style-name="ce11" office:value-type="float" office:value="3942" calcext:value-type="float">
            <text:p>3 942</text:p>
          </table:table-cell>
          <table:table-cell table:style-name="ce11" office:value-type="float" office:value="110557140" calcext:value-type="float">
            <text:p>110 557 140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10005" calcext:value-type="float">
            <text:p>10 005</text:p>
          </table:table-cell>
          <table:table-cell table:style-name="ce11" office:value-type="float" office:value="8629" calcext:value-type="float">
            <text:p>8 629</text:p>
          </table:table-cell>
          <table:table-cell table:style-name="ce11" office:value-type="float" office:value="247247518" calcext:value-type="float">
            <text:p>247 247 518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float" office:value="596" calcext:value-type="float">
            <text:p>596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15466651" calcext:value-type="float">
            <text:p>15 466 651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266" calcext:value-type="float">
            <text:p>266</text:p>
          </table:table-cell>
          <table:table-cell table:style-name="ce11" office:value-type="float" office:value="7238186" calcext:value-type="float">
            <text:p>7 238 186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1541" calcext:value-type="float">
            <text:p>1 541</text:p>
          </table:table-cell>
          <table:table-cell table:style-name="ce11" office:value-type="float" office:value="29680" calcext:value-type="float">
            <text:p>29 680</text:p>
          </table:table-cell>
          <table:table-cell table:style-name="ce11" office:value-type="float" office:value="25862" calcext:value-type="float">
            <text:p>25 862</text:p>
          </table:table-cell>
          <table:table-cell table:style-name="ce11" office:value-type="float" office:value="885914797" calcext:value-type="float">
            <text:p>885 914 797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1754" calcext:value-type="float">
            <text:p>1 754</text:p>
          </table:table-cell>
          <table:table-cell table:style-name="ce11" office:value-type="float" office:value="1589" calcext:value-type="float">
            <text:p>1 589</text:p>
          </table:table-cell>
          <table:table-cell table:style-name="ce11" office:value-type="float" office:value="52073328" calcext:value-type="float">
            <text:p>52 073 328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1623" calcext:value-type="float">
            <text:p>1 623</text:p>
          </table:table-cell>
          <table:table-cell table:style-name="ce11" office:value-type="float" office:value="1387" calcext:value-type="float">
            <text:p>1 387</text:p>
          </table:table-cell>
          <table:table-cell table:style-name="ce11" office:value-type="float" office:value="36664374" calcext:value-type="float">
            <text:p>36 664 374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Sports</text:p>
          </table:table-cell>
          <table:table-cell table:style-name="ce11" office:value-type="float" office:value="2541" calcext:value-type="float">
            <text:p>2 541</text:p>
          </table:table-cell>
          <table:table-cell table:style-name="ce11" office:value-type="float" office:value="3620" calcext:value-type="float">
            <text:p>3 620</text:p>
          </table:table-cell>
          <table:table-cell table:style-name="ce11" office:value-type="float" office:value="2815" calcext:value-type="float">
            <text:p>2 815</text:p>
          </table:table-cell>
          <table:table-cell table:style-name="ce11" office:value-type="float" office:value="82339771" calcext:value-type="float">
            <text:p>82 339 771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adultes handicapes ou pers. agees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092" calcext:value-type="float">
            <text:p>1 092</text:p>
          </table:table-cell>
          <table:table-cell table:style-name="ce11" office:value-type="float" office:value="932" calcext:value-type="float">
            <text:p>932</text:p>
          </table:table-cell>
          <table:table-cell table:style-name="ce11" office:value-type="float" office:value="24909035" calcext:value-type="float">
            <text:p>24 909 035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et d adolescents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office:value-type="float" office:value="843" calcext:value-type="float">
            <text:p>843</text:p>
          </table:table-cell>
          <table:table-cell table:style-name="ce11" office:value-type="float" office:value="25638415" calcext:value-type="float">
            <text:p>25 638 415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 enfants handicapes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1009" calcext:value-type="float">
            <text:p>1 009</text:p>
          </table:table-cell>
          <table:table-cell table:style-name="ce11" office:value-type="float" office:value="817" calcext:value-type="float">
            <text:p>817</text:p>
          </table:table-cell>
          <table:table-cell table:style-name="ce11" office:value-type="float" office:value="28425198" calcext:value-type="float">
            <text:p>28 425 198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cueil des jeunes enfants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4393" calcext:value-type="float">
            <text:p>4 393</text:p>
          </table:table-cell>
          <table:table-cell table:style-name="ce11" office:value-type="float" office:value="3905" calcext:value-type="float">
            <text:p>3 905</text:p>
          </table:table-cell>
          <table:table-cell table:style-name="ce11" office:value-type="float" office:value="95927971" calcext:value-type="float">
            <text:p>95 927 971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NCA</text:p>
          </table:table-cell>
          <table:table-cell table:style-name="ce11" office:value-type="float" office:value="677" calcext:value-type="float">
            <text:p>677</text:p>
          </table:table-cell>
          <table:table-cell table:style-name="ce11" office:value-type="float" office:value="9584" calcext:value-type="float">
            <text:p>9 584</text:p>
          </table:table-cell>
          <table:table-cell table:style-name="ce11" office:value-type="float" office:value="8140" calcext:value-type="float">
            <text:p>8 140</text:p>
          </table:table-cell>
          <table:table-cell table:style-name="ce11" office:value-type="float" office:value="219936510" calcext:value-type="float">
            <text:p>219 936 510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a domicile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12788" calcext:value-type="float">
            <text:p>12 788</text:p>
          </table:table-cell>
          <table:table-cell table:style-name="ce11" office:value-type="float" office:value="9396" calcext:value-type="float">
            <text:p>9 396</text:p>
          </table:table-cell>
          <table:table-cell table:style-name="ce11" office:value-type="float" office:value="214079980" calcext:value-type="float">
            <text:p>214 079 980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ide par le travail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7667" calcext:value-type="float">
            <text:p>7 667</text:p>
          </table:table-cell>
          <table:table-cell table:style-name="ce11" office:value-type="float" office:value="6854" calcext:value-type="float">
            <text:p>6 854</text:p>
          </table:table-cell>
          <table:table-cell table:style-name="ce11" office:value-type="float" office:value="122457266" calcext:value-type="float">
            <text:p>122 457 266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agees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5271" calcext:value-type="float">
            <text:p>5 271</text:p>
          </table:table-cell>
          <table:table-cell table:style-name="ce11" office:value-type="float" office:value="4653" calcext:value-type="float">
            <text:p>4 653</text:p>
          </table:table-cell>
          <table:table-cell table:style-name="ce11" office:value-type="float" office:value="132761881" calcext:value-type="float">
            <text:p>132 761 881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en difficulte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office:value-type="float" office:value="5927" calcext:value-type="float">
            <text:p>5 927</text:p>
          </table:table-cell>
          <table:table-cell table:style-name="ce11" office:value-type="float" office:value="5266" calcext:value-type="float">
            <text:p>5 266</text:p>
          </table:table-cell>
          <table:table-cell table:style-name="ce11" office:value-type="float" office:value="150713686" calcext:value-type="float">
            <text:p>150 713 686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de personnes handicapees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11037" calcext:value-type="float">
            <text:p>11 037</text:p>
          </table:table-cell>
          <table:table-cell table:style-name="ce11" office:value-type="float" office:value="9793" calcext:value-type="float">
            <text:p>9 793</text:p>
          </table:table-cell>
          <table:table-cell table:style-name="ce11" office:value-type="float" office:value="282904571" calcext:value-type="float">
            <text:p>282 904 571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Autres enseignements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1445" calcext:value-type="float">
            <text:p>1 445</text:p>
          </table:table-cell>
          <table:table-cell table:style-name="ce11" office:value-type="float" office:value="1184" calcext:value-type="float">
            <text:p>1 184</text:p>
          </table:table-cell>
          <table:table-cell table:style-name="ce11" office:value-type="float" office:value="37761011" calcext:value-type="float">
            <text:p>37 761 011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culturel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614" calcext:value-type="float">
            <text:p>614</text:p>
          </table:table-cell>
          <table:table-cell table:style-name="ce11" office:value-type="float" office:value="459" calcext:value-type="float">
            <text:p>459</text:p>
          </table:table-cell>
          <table:table-cell table:style-name="ce11" office:value-type="float" office:value="15494927" calcext:value-type="float">
            <text:p>15 494 927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Enseignement primaire/secondaire/supérieur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14644" calcext:value-type="float">
            <text:p>14 644</text:p>
          </table:table-cell>
          <table:table-cell table:style-name="ce11" office:value-type="float" office:value="12869" calcext:value-type="float">
            <text:p>12 869</text:p>
          </table:table-cell>
          <table:table-cell table:style-name="ce11" office:value-type="float" office:value="460129298" calcext:value-type="float">
            <text:p>460 129 298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IGNEMENT (PZ)</text:p>
          </table:table-cell>
          <table:table-cell table:style-name="ce6" office:value-type="string" calcext:value-type="string">
            <text:p>Formation continue d adultes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565" calcext:value-type="float">
            <text:p>2 565</text:p>
          </table:table-cell>
          <table:table-cell table:style-name="ce11" office:value-type="float" office:value="2244" calcext:value-type="float">
            <text:p>2 244</text:p>
          </table:table-cell>
          <table:table-cell table:style-name="ce11" office:value-type="float" office:value="73539597" calcext:value-type="float">
            <text:p>73 539 597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SPORTS ET LOISIRS (RZ2)</text:p>
          </table:table-cell>
          <table:table-cell table:style-name="ce6" office:value-type="string" calcext:value-type="string">
            <text:p>Loisirs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875" calcext:value-type="float">
            <text:p>875</text:p>
          </table:table-cell>
          <table:table-cell table:style-name="ce11" office:value-type="float" office:value="807" calcext:value-type="float">
            <text:p>807</text:p>
          </table:table-cell>
          <table:table-cell table:style-name="ce11" office:value-type="float" office:value="21115699" calcext:value-type="float">
            <text:p>21 115 699</text:p>
          </table:table-cell>
        </table:table-row>
        <table:table-row table:style-name="ro2">
          <table:table-cell table:style-name="ce7" office:value-type="string" calcext:value-type="string">
            <text:p>Provence-Alpes-Côte d'Azur</text:p>
          </table:table-cell>
          <table:table-cell table:style-name="ce7" office:value-type="string" calcext:value-type="string">
            <text:p>SPORTS ET LOISIRS (RZ2)</text:p>
          </table:table-cell>
          <table:table-cell table:style-name="ce7" office:value-type="string" calcext:value-type="string">
            <text:p>Sports</text:p>
          </table:table-cell>
          <table:table-cell table:style-name="ce12" office:value-type="float" office:value="2181" calcext:value-type="float">
            <text:p>2 181</text:p>
          </table:table-cell>
          <table:table-cell table:style-name="ce12" office:value-type="float" office:value="4584" calcext:value-type="float">
            <text:p>4 584</text:p>
          </table:table-cell>
          <table:table-cell table:style-name="ce12" office:value-type="float" office:value="3705" calcext:value-type="float">
            <text:p>3 705</text:p>
          </table:table-cell>
          <table:table-cell table:style-name="ce12" office:value-type="float" office:value="102506748" calcext:value-type="float">
            <text:p>102 506 748</text:p>
          </table:table-cell>
        </table:table-row>
        <table:table-row table:style-name="ro2" table:number-rows-repeated="104779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TC18.A10:TC18.G782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8-12T18:14:16.061000000</dc:date>
    <dc:creator>Régis Arthaut</dc:creator>
    <meta:editing-duration>PT4M3S</meta:editing-duration>
    <meta:editing-cycles>1</meta:editing-cycles>
    <meta:document-statistic meta:table-count="1" meta:cell-count="5423" meta:object-count="0"/>
    <meta:generator>LibreOffice/6.4.7.2$Windows_X86_64 LibreOffice_project/639b8ac485750d5696d7590a72ef1b496725cfb5</meta:generator>
  </office:meta>
</office:document-meta>
</file>